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457in"/>
    </style:style>
    <style:style style:name="co2" style:family="table-column">
      <style:table-column-properties fo:break-before="auto" style:column-width="0.6673in"/>
    </style:style>
    <style:style style:name="co3" style:family="table-column">
      <style:table-column-properties fo:break-before="auto" style:column-width="2.3181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1.8862in"/>
    </style:style>
    <style:style style:name="co6" style:family="table-column">
      <style:table-column-properties fo:break-before="auto" style:column-width="1.9063in"/>
    </style:style>
    <style:style style:name="co7" style:family="table-column">
      <style:table-column-properties fo:break-before="auto" style:column-width="1.9264in"/>
    </style:style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1.8965in"/>
    </style:style>
    <style:style style:name="co10" style:family="table-column">
      <style:table-column-properties fo:break-before="auto" style:column-width="1.8465in"/>
    </style:style>
    <style:style style:name="co11" style:family="table-column">
      <style:table-column-properties fo:break-before="auto" style:column-width="1.8661in"/>
    </style:style>
    <style:style style:name="co12" style:family="table-column">
      <style:table-column-properties fo:break-before="auto" style:column-width="1.8764in"/>
    </style:style>
    <style:style style:name="co13" style:family="table-column">
      <style:table-column-properties fo:break-before="auto" style:column-width="1.3902in"/>
    </style:style>
    <style:style style:name="co14" style:family="table-column">
      <style:table-column-properties fo:break-before="auto" style:column-width="1.4189in"/>
    </style:style>
    <style:style style:name="co15" style:family="table-column">
      <style:table-column-properties fo:break-before="auto" style:column-width="0.6626in"/>
    </style:style>
    <style:style style:name="co16" style:family="table-column">
      <style:table-column-properties fo:break-before="auto" style:column-width="1.8063in"/>
    </style:style>
    <style:style style:name="co17" style:family="table-column">
      <style:table-column-properties fo:break-before="auto" style:column-width="1.4543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4945in"/>
    </style:style>
    <style:style style:name="co20" style:family="table-column">
      <style:table-column-properties fo:break-before="auto" style:column-width="1.4382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3.9693in" fo:break-before="auto" style:use-optimal-row-height="false"/>
    </style:style>
    <style:style style:name="ro4" style:family="table-row">
      <style:table-row-properties style:row-height="0.1945in" fo:break-before="auto" style:use-optimal-row-height="false"/>
    </style:style>
    <style:style style:name="ro5" style:family="table-row">
      <style:table-row-properties style:row-height="0.1957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1.1091in" fo:break-before="auto" style:use-optimal-row-height="true"/>
    </style:style>
    <style:style style:name="ro8" style:family="table-row">
      <style:table-row-properties style:row-height="0.4866in" fo:break-before="auto" style:use-optimal-row-height="true"/>
    </style:style>
    <style:style style:name="ro9" style:family="table-row">
      <style:table-row-properties style:row-height="1.1398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olh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text-position=""/>
    </style:style>
    <style:style style:name="ce10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0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0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03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111" style:family="table-cell" style:parent-style-name="Default">
      <style:table-cell-properties fo:background-color="#ff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06pt solid #000000" style:rotation-align="none"/>
      <style:paragraph-properties fo:text-align="center" fo:margin-left="0in"/>
      <style:text-properties style:text-position=""/>
    </style:style>
    <style:style style:name="ce114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="0.06pt solid #000000" fo:padding-bottom="0.0193in" fo:padding-left="0.0138in" fo:padding-right="0.0138in" fo:padding-top="0.0193in" style:rotation-align="none"/>
      <style:text-properties style:text-position=""/>
    </style:style>
    <style:style style:name="ce18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="0.06pt solid #000000" style:rotation-align="none"/>
      <style:text-properties style:text-position=""/>
    </style:style>
    <style:style style:name="ce2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="0.06pt solid #000000" style:rotation-align="none"/>
      <style:text-properties style:text-position="" fo:font-size="10pt" style:font-size-asian="10pt" style:font-size-complex="10pt"/>
    </style:style>
    <style:style style:name="ce22" style:family="table-cell" style:parent-style-name="Default">
      <style:table-cell-properties fo:background-color="#999999" style:text-align-source="fix" style:repeat-content="false" style:rotation-align="none"/>
      <style:paragraph-properties fo:text-align="center" fo:margin-left="0in"/>
      <style:text-properties style:text-position=""/>
    </style:style>
    <style:style style:name="ce23" style:family="table-cell" style:parent-style-name="Default">
      <style:table-cell-properties fo:background-color="#ffff99" fo:border="0.06pt solid #000000" fo:padding-bottom="0.0193in" fo:padding-left="0.0138in" fo:padding-right="0.0138in" fo:padding-top="0.0193in" style:rotation-align="none"/>
      <style:text-properties style:text-position=""/>
    </style:style>
    <style:style style:name="ce24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25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end" fo:margin-left="0in"/>
      <style:text-properties style:text-position="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3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1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rotation-align="none"/>
      <style:paragraph-properties fo:text-align="center" fo:margin-left="0in"/>
      <style:text-properties style:text-position="" fo:font-size="9pt" style:font-size-asian="9pt" style:font-size-complex="9pt"/>
    </style:style>
    <style:style style:name="ce32" style:family="table-cell" style:parent-style-name="Default">
      <style:table-cell-properties fo:background-color="#00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33" style:family="table-cell" style:parent-style-name="Default">
      <style:table-cell-properties fo:background-color="#9999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34" style:family="table-cell" style:parent-style-name="Default">
      <style:table-cell-properties fo:background-color="#ff00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35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23ff2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40" style:family="table-cell" style:parent-style-name="Default">
      <style:table-cell-properties fo:border-bottom="0.99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44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4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48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5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6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62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64" style:family="table-cell" style:parent-style-name="Default">
      <style:table-cell-properties fo:background-color="transparent" style:rotation-align="none"/>
      <style:text-properties style:text-position=""/>
    </style:style>
    <style:style style:name="ce65" style:family="table-cell" style:parent-style-name="Default">
      <style:table-cell-properties fo:background-color="#ff0000"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66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00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73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74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text-align-source="fix" style:repeat-content="false" fo:background-color="transparent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ackground-color="#00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ffffff" style:rotation-align="none"/>
      <style:text-properties style:text-position=""/>
    </style:style>
    <style:style style:name="ce79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text-position="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85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86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87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88" style:family="table-cell" style:parent-style-name="Default">
      <style:table-cell-properties style:diagonal-bl-tr="none" style:diagonal-tl-br="none" fo:border="0.99pt solid #000000" style:rotation-align="none"/>
      <style:text-properties style:text-position=""/>
    </style:style>
    <style:style style:name="ce89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4pt solid #000000"/>
      <style:text-properties style:text-position=""/>
    </style:style>
    <style:style style:name="ce9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/>
      <style:text-properties style:text-position=""/>
    </style:style>
    <style:style style:name="ce91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 style:vertical-align="middle"/>
      <style:text-properties style:text-position=""/>
    </style:style>
    <style:style style:name="ce92" style:family="table-cell" style:parent-style-name="Default">
      <style:table-cell-properties fo:border="0.79pt double #000000" style:border-line-width="0.011in 0.0138in 0.0055in" style:rotation-align="none"/>
      <style:text-properties style:text-position=""/>
    </style:style>
    <style:style style:name="ce93" style:family="table-cell" style:parent-style-name="Default">
      <style:table-cell-properties fo:background-color="transparent" fo:border="0.79pt double #000000" style:border-line-width="0.011in 0.0138in 0.0055in" style:rotation-align="none"/>
      <style:text-properties style:text-position=""/>
    </style:style>
    <style:style style:name="ce94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ackground-color="#00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99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1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text-position=""/>
    </style:style>
    <style:style style:name="ce118" style:family="table-cell" style:parent-style-name="Default">
      <style:table-cell-properties fo:background-color="#ff00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9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32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33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34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35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Default">
      <style:table-cell-properties fo:border-bottom="4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>
      <style:table-cell-properties fo:border-bottom="0.99pt solid #000000" fo:background-color="#cccc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cccccc" style:rotation-align="none"/>
      <style:text-properties style:text-position=""/>
    </style:style>
    <style:style style:name="ce141" style:family="table-cell" style:parent-style-name="Default">
      <style:table-cell-properties fo:background-color="#cccccc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142" style:family="table-cell" style:parent-style-name="Default">
      <style:table-cell-properties fo:background-color="#cccccc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ackground-color="#cccccc"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144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>
      <style:table-cell-properties fo:background-color="#ffff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>
      <style:table-cell-properties fo:background-color="#e6e6e6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54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55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56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157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fo:background-color="#e6e6e6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>
      <style:table-cell-properties fo:border-bottom="4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fo:background-color="#e6e6e6" style:rotation-align="none"/>
      <style:text-properties style:text-position=""/>
    </style:style>
    <style:style style:name="ce162" style:family="table-cell" style:parent-style-name="Default">
      <style:table-cell-properties fo:background-color="#e6e6e6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163" style:family="table-cell" style:parent-style-name="Default">
      <style:table-cell-properties fo:background-color="#e6e6e6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4" style:family="table-cell" style:parent-style-name="Default">
      <style:table-cell-properties fo:background-color="#e6e6e6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ackground-color="#e6e6e6" fo:border="0.06pt solid #000000" fo:padding-bottom="0.0193in" fo:padding-left="0.0138in" fo:padding-right="0.0138in" fo:padding-top="0.0193in" style:rotation-align="none"/>
      <style:text-properties style:text-position=""/>
    </style:style>
    <style:style style:name="ce166" style:family="table-cell" style:parent-style-name="Default">
      <style:table-cell-properties fo:background-color="#e6e6ff" style:rotation-align="none"/>
      <style:text-properties style:text-position=""/>
    </style:style>
    <style:style style:name="ce16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69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70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17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>
      <style:table-cell-properties fo:border-bottom="0.06pt solid #000000" fo:background-color="#e6e6ff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  <style:text-properties style:text-position=""/>
    </style:style>
    <style:style style:name="ce179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ackground-color="#e6e6ff" fo:border="0.06pt solid #000000" fo:padding-bottom="0.0193in" fo:padding-left="0.0138in" fo:padding-right="0.0138in" fo:padding-top="0.0193in" style:rotation-align="none"/>
      <style:text-properties style:text-position=""/>
    </style:style>
    <style:style style:name="ce182" style:family="table-cell" style:parent-style-name="Default">
      <style:table-cell-properties fo:background-color="#e6e6ff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fo:background-color="#e6e6ff" fo:border="0.06pt solid #000000" style:rotation-align="none"/>
      <style:text-properties style:text-position=""/>
    </style:style>
    <style:style style:name="ce184" style:family="table-cell" style:parent-style-name="Default">
      <style:table-cell-properties fo:background-color="#e6e6ff" fo:border="0.06pt solid #000000" style:rotation-align="none"/>
      <style:text-properties style:text-position="" fo:font-size="10pt" style:font-size-asian="10pt" style:font-size-complex="10pt"/>
    </style:style>
    <style:style style:name="ce185" style:family="table-cell" style:parent-style-name="Default">
      <style:table-cell-properties fo:border-bottom="0.06pt solid #000000" fo:background-color="#e6e6ff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  <style:text-properties style:text-line-through-style="solid" style:text-position=""/>
    </style:style>
    <style:style style:name="ce186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ackground-color="#e6e6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190" style:family="table-cell" style:parent-style-name="Default">
      <style:table-cell-properties fo:background-color="#e6e6ff" style:text-align-source="fix" style:repeat-content="false" fo:border="none" fo:padding-bottom="0.0193in" fo:padding-left="0.0138in" fo:padding-right="0.0138in" fo:padding-top="0.0193in" style:rotation-align="none"/>
      <style:paragraph-properties fo:text-align="center" fo:margin-left="0in"/>
      <style:text-properties style:text-position="" fo:font-size="9pt" style:font-size-asian="9pt" style:font-size-complex="9pt"/>
    </style:style>
    <style:style style:name="ce191" style:family="table-cell" style:parent-style-name="Default">
      <style:table-cell-properties fo:border-bottom="0.06pt solid #000000" fo:background-color="#e6e6ff" fo:border-left="none" fo:padding-bottom="0.0193in" fo:padding-left="0.0138in" fo:padding-right="0.0138in" fo:padding-top="0.0193in" fo:border-right="none" style:rotation-align="none" fo:border-top="0.06pt solid #000000"/>
      <style:text-properties style:text-position=""/>
    </style:style>
    <style:style style:name="ce192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6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>
      <style:table-cell-properties fo:background-color="#e6e6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0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201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202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20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 fo:font-size="10pt" style:font-size-asian="10pt" style:font-size-complex="10pt"/>
    </style:style>
    <style:style style:name="ce204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  <style:text-properties style:text-position=""/>
    </style:style>
    <style:style style:name="ce209" style:family="table-cell" style:parent-style-name="Default">
      <style:table-cell-properties fo:background-color="#e6e6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ackground-color="#e6e6ff"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211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fo:border-bottom="0.06pt solid #000000" fo:background-color="#e6e6ff" fo:border-left="none" fo:padding-bottom="0.0193in" fo:padding-left="0.0138in" fo:padding-right="0.0138in" fo:padding-top="0.0193in" fo:border-right="0.06pt solid #000000" style:rotation-align="none" fo:border-top="0.06pt solid #000000"/>
      <style:text-properties style:text-position=""/>
    </style:style>
    <style:style style:name="ce217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220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text-position=""/>
    </style:style>
    <style:style style:name="ce222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23" style:family="table-cell" style:parent-style-name="Default">
      <style:table-cell-properties fo:border-bottom="0.99pt solid #000000" fo:background-color="#e6e6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24" style:family="table-cell" style:parent-style-name="Default">
      <style:table-cell-properties fo:border-bottom="4pt solid #000000" fo:background-color="#e6e6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25" style:family="table-cell" style:parent-style-name="Default">
      <style:table-cell-properties fo:border-bottom="0.99pt solid #000000" fo:background-color="#e6e6ff" style:diagonal-bl-tr="none" style:diagonal-tl-br="none" fo:border-left="0.99pt solid #000000" fo:border-right="0.99pt solid #000000" style:rotation-align="none" fo:border-top="4pt solid #000000"/>
      <style:text-properties style:text-position=""/>
    </style:style>
    <style:style style:name="ce226" style:family="table-cell" style:parent-style-name="Default">
      <style:table-cell-properties fo:background-color="#e6e6ff" style:diagonal-bl-tr="none" style:diagonal-tl-br="none" fo:border="0.99pt solid #000000" style:rotation-align="none"/>
      <style:text-properties style:text-position=""/>
    </style:style>
    <style:style style:name="ce227" style:family="table-cell" style:parent-style-name="Default">
      <style:table-cell-properties fo:border-bottom="4pt solid #000000" fo:background-color="#e6e6ff" style:diagonal-bl-tr="none" style:diagonal-tl-br="none" fo:border-left="0.99pt solid #000000" fo:border-right="0.99pt solid #000000" style:rotation-align="none" fo:border-top="0.99pt solid #000000"/>
      <style:text-properties style:text-position=""/>
    </style:style>
    <style:style style:name="ce228" style:family="table-cell" style:parent-style-name="Default">
      <style:table-cell-properties fo:border-bottom="4pt solid #000000" fo:background-color="#e6e6ff" style:diagonal-bl-tr="none" style:diagonal-tl-br="none" fo:border-left="0.99pt solid #000000" fo:border-right="0.99pt solid #000000" style:rotation-align="none" fo:border-top="0.99pt solid #000000" style:vertical-align="middle"/>
      <style:text-properties style:text-position=""/>
    </style:style>
    <style:style style:name="ce229" style:family="table-cell" style:parent-style-name="Default">
      <style:table-cell-properties fo:background-color="#e6e6ff" fo:border="0.79pt double #000000" style:border-line-width="0.011in 0.0138in 0.0055in" style:rotation-align="none"/>
      <style:text-properties style:text-position=""/>
    </style:style>
    <style:style style:name="ce230" style:family="table-cell" style:parent-style-name="Default">
      <style:table-cell-properties fo:background-color="#e6e6ff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>
      <style:table-cell-properties fo:border-bottom="0.06pt solid #000000" fo:background-color="#00ff00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  <style:text-properties style:text-position=""/>
    </style:style>
    <style:style style:name="ce232" style:family="table-cell" style:parent-style-name="Default">
      <style:table-cell-properties fo:border-bottom="0.06pt solid #000000" fo:background-color="#00ff00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  <style:text-properties style:text-line-through-style="solid" style:text-position=""/>
    </style:style>
    <style:style style:name="ce233" style:family="table-cell" style:parent-style-name="Default">
      <style:table-cell-properties fo:border-bottom="0.06pt solid #000000" fo:background-color="#ff0000" fo:border-left="none" fo:padding-bottom="0.0193in" fo:padding-left="0.0138in" fo:padding-right="0.0138in" fo:padding-top="0.0193in" fo:border-right="none" style:rotation-align="none" fo:border-top="0.06pt solid #000000"/>
      <style:text-properties style:text-position=""/>
    </style:style>
    <style:style style:name="ce234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>
      <style:table-cell-properties fo:border-bottom="4pt solid #000000" fo:background-color="#ff808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>
      <style:table-cell-properties fo:border-bottom="0.06pt solid #000000" fo:background-color="#ff0000" fo:border-left="none" fo:padding-bottom="0.0193in" fo:padding-left="0.0138in" fo:padding-right="0.0138in" fo:padding-top="0.0193in" fo:border-right="0.06pt solid #000000" style:rotation-align="none" fo:border-top="0.06pt solid #000000"/>
      <style:text-properties style:text-position=""/>
    </style:style>
    <style:style style:name="ce237" style:family="table-cell" style:parent-style-name="Default">
      <style:table-cell-properties fo:border-bottom="4pt solid #000000" fo:background-color="#ff808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>
      <style:table-cell-properties fo:border-bottom="0.06pt solid #000000" fo:background-color="#ff0000" style:text-align-source="fix" style:repeat-content="false" fo:border-left="0.06pt solid #000000" fo:padding-bottom="0.0193in" fo:padding-left="0.0138in" fo:padding-right="0.0138in" fo:padding-top="0.0193in" fo:border-right="none" style:rotation-align="none" fo:border-top="0.06pt solid #000000" style:vertical-align="middle"/>
      <style:paragraph-properties fo:text-align="center" fo:margin-left="0in"/>
      <style:text-properties style:text-position=""/>
    </style:style>
    <style:style style:name="ce240" style:family="table-cell" style:parent-style-name="Default">
      <style:table-cell-properties fo:border-bottom="0.06pt solid #000000" fo:background-color="#ff0000" style:text-align-source="fix" style:repeat-content="false" fo:border-left="none" fo:padding-bottom="0.0193in" fo:padding-left="0.0138in" fo:padding-right="0.0138in" fo:padding-top="0.0193in" fo:border-right="0.06pt solid #000000" style:rotation-align="none" fo:border-top="0.06pt solid #000000"/>
      <style:paragraph-properties fo:text-align="start" fo:margin-left="0in"/>
      <style:text-properties style:text-position=""/>
    </style:style>
    <style:style style:name="ce241" style:family="table-cell" style:parent-style-name="Default">
      <style:table-cell-properties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242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able-cell-properties fo:background-color="#ffb515" style:text-align-source="fix" style:repeat-content="false" fo:border="0.06pt solid #000000" style:rotation-align="none"/>
      <style:paragraph-properties fo:text-align="center" fo:margin-left="0in"/>
      <style:text-properties style:text-position=""/>
    </style:style>
    <style:style style:name="ce24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fo:padding-bottom="0.0193in" fo:padding-left="0.0138in" fo:padding-right="0.0138in" fo:padding-top="0.0193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1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2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3" style:family="table-cell" style:parent-style-name="Default">
      <style:table-cell-properties fo:background-color="#ff00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text-position=""/>
    </style:style>
    <style:style style:name="ce257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6" style:family="table-cell" style:parent-style-name="Default">
      <style:table-cell-properties style:rotation-align="none"/>
    </style:style>
    <style:style style:name="ce277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8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279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</style:style>
    <style:style style:name="ce280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281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28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3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4" style:family="table-cell" style:parent-style-name="Default">
      <style:table-cell-properties fo:border-bottom="4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5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6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7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Default">
      <style:table-cell-properties fo:border-bottom="0.99pt solid #000000" fo:background-color="#a6a6a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1" style:family="table-cell" style:parent-style-name="Default">
      <style:table-cell-properties fo:border-bottom="4pt solid #000000" fo:background-color="#ffffff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2" style:family="table-cell" style:parent-style-name="Default">
      <style:table-cell-properties fo:border="0.06pt solid #000000" fo:padding-bottom="0.0193in" fo:padding-left="0.0138in" fo:padding-right="0.0138in" fo:padding-top="0.0193in" style:rotation-align="none"/>
    </style:style>
    <style:style style:name="ce293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fo:border="0.06pt solid #000000" style:rotation-align="none"/>
    </style:style>
    <style:style style:name="ce295" style:family="table-cell" style:parent-style-name="Default">
      <style:table-cell-properties fo:background-color="transparent" fo:border="0.06pt solid #000000" fo:padding-bottom="0.0193in" fo:padding-left="0.0138in" fo:padding-right="0.0138in" fo:padding-top="0.0193in" style:rotation-align="none"/>
    </style:style>
    <style:style style:name="ce296" style:family="table-cell" style:parent-style-name="Default">
      <style:table-cell-properties fo:border="0.06pt solid #000000" style:rotation-align="none"/>
      <style:text-properties fo:font-size="10pt" style:font-size-asian="10pt" style:font-size-complex="10pt"/>
    </style:style>
    <style:style style:name="ce297" style:family="table-cell" style:parent-style-name="Default">
      <style:table-cell-properties fo:background-color="#999999" style:text-align-source="fix" style:repeat-content="false" style:rotation-align="none"/>
      <style:paragraph-properties fo:text-align="center" fo:margin-left="0in"/>
    </style:style>
    <style:style style:name="ce298" style:family="table-cell" style:parent-style-name="Default">
      <style:table-cell-properties fo:background-color="#ffff99" fo:border="0.06pt solid #000000" fo:padding-bottom="0.0193in" fo:padding-left="0.0138in" fo:padding-right="0.0138in" fo:padding-top="0.0193in" style:rotation-align="none"/>
    </style:style>
    <style:style style:name="ce299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00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end" fo:margin-left="0in"/>
    </style:style>
    <style:style style:name="ce301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06" style:family="table-cell" style:parent-style-name="Default">
      <style:table-cell-properties style:text-align-source="fix" style:repeat-content="false" fo:border="none" fo:padding-bottom="0.0193in" fo:padding-left="0.0138in" fo:padding-right="0.0138in" fo:padding-top="0.0193in" style:rotation-align="none"/>
      <style:paragraph-properties fo:text-align="center" fo:margin-left="0in"/>
      <style:text-properties fo:font-size="9pt" style:font-size-asian="9pt" style:font-size-complex="9pt"/>
    </style:style>
    <style:style style:name="ce307" style:family="table-cell" style:parent-style-name="Default">
      <style:table-cell-properties fo:background-color="#00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08" style:family="table-cell" style:parent-style-name="Default">
      <style:table-cell-properties fo:background-color="#999999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09" style:family="table-cell" style:parent-style-name="Default">
      <style:table-cell-properties fo:background-color="#ff00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10" style:family="table-cell" style:parent-style-name="Default">
      <style:table-cell-properties fo:border-bottom="0.99pt solid #000000" fo:background-color="#ffff99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1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2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3" style:family="table-cell" style:parent-style-name="Default">
      <style:table-cell-properties fo:background-color="#23ff23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>
      <style:table-cell-properties fo:border-bottom="0.99pt solid #000000" fo:background-color="#23ff23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>
      <style:table-cell-properties fo:border-bottom="4pt solid #000000" fo:background-color="#23ff23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19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20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21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23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4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padding-bottom="0.0193in" fo:padding-left="0.0138in" fo:padding-right="0.0138in" fo:padding-top="0.0193in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0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1" style:family="table-cell" style:parent-style-name="Default">
      <style:table-cell-properties fo:border-bottom="0.99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>
      <style:table-cell-properties fo:background-color="#00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in"/>
    </style:style>
    <style:style style:name="ce337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>
      <style:table-cell-properties fo:background-color="#ffff00"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39" style:family="table-cell" style:parent-style-name="Default">
      <style:table-cell-properties fo:background-color="transparent" style:rotation-align="none"/>
    </style:style>
    <style:style style:name="ce340" style:family="table-cell" style:parent-style-name="Default">
      <style:table-cell-properties fo:background-color="#ff0000" style:text-align-source="fix" style:repeat-content="false" fo:border="0.06pt solid #000000" style:rotation-align="none"/>
      <style:paragraph-properties fo:text-align="center" fo:margin-left="0in"/>
    </style:style>
    <style:style style:name="ce341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ackground-color="#ff00ff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4" style:family="table-cell" style:parent-style-name="Default">
      <style:table-cell-properties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5" style:family="table-cell" style:parent-style-name="Default">
      <style:table-cell-properties fo:border-bottom="4pt solid #000000" fo:background-color="#c0c0c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6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48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49" style:family="table-cell" style:parent-style-name="Default">
      <style:table-cell-properties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style:text-align-source="fix" style:repeat-content="false" fo:background-color="transparent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ackground-color="#00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4pt solid #000000" fo:background-color="#ff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Default">
      <style:table-cell-properties fo:background-color="#ffffff" style:rotation-align="none"/>
    </style:style>
    <style:style style:name="ce354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Default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8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start" css3t:text-justify="auto" fo:margin-left="0in" style:writing-mode="page"/>
    </style:style>
    <style:style style:name="ce359" style:family="table-cell" style:parent-style-name="Default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60" style:family="table-cell" style:parent-style-name="Default">
      <style:table-cell-properties fo:border-bottom="4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361" style:family="table-cell" style:parent-style-name="Default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</style:style>
    <style:style style:name="ce362" style:family="table-cell" style:parent-style-name="Default">
      <style:table-cell-properties fo:border-bottom="4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</style:style>
    <style:style style:name="ce363" style:family="table-cell" style:parent-style-name="Default">
      <style:table-cell-properties style:diagonal-bl-tr="none" style:diagonal-tl-br="none" fo:border="0.99pt solid #000000" style:rotation-align="none"/>
    </style:style>
    <style:style style:name="ce364" style:family="table-cell" style:parent-style-name="Default">
      <style:table-cell-properties fo:border-bottom="0.99pt solid #000000" style:diagonal-bl-tr="none" style:diagonal-tl-br="none" fo:border-left="0.99pt solid #000000" fo:border-right="0.99pt solid #000000" style:rotation-align="none" fo:border-top="4pt solid #000000"/>
    </style:style>
    <style:style style:name="ce365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/>
    </style:style>
    <style:style style:name="ce366" style:family="table-cell" style:parent-style-name="Default">
      <style:table-cell-properties fo:border-bottom="4pt solid #000000" style:diagonal-bl-tr="none" style:diagonal-tl-br="none" fo:border-left="0.99pt solid #000000" fo:border-right="0.99pt solid #000000" style:rotation-align="none" fo:border-top="0.99pt solid #000000" style:vertical-align="middle"/>
    </style:style>
    <style:style style:name="ce367" style:family="table-cell" style:parent-style-name="Default">
      <style:table-cell-properties fo:border="0.79pt double #000000" style:border-line-width="0.011in 0.0138in 0.0055in" style:rotation-align="none"/>
    </style:style>
    <style:style style:name="ce368" style:family="table-cell" style:parent-style-name="Default">
      <style:table-cell-properties fo:background-color="transparent" fo:border="0.79pt double #000000" style:border-line-width="0.011in 0.0138in 0.0055in" style:rotation-align="none"/>
    </style:style>
    <style:style style:name="ce369" style:family="table-cell" style:parent-style-name="Default">
      <style:table-cell-properties fo:border-bottom="4pt solid #000000" fo:background-color="#00ff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top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0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ackground-color="#00ff0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74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4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7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fo:font-size="10pt" style:font-size-asian="10pt" style:font-size-complex="10pt"/>
    </style:style>
    <style:style style:name="ce378" style:family="table-cell" style:parent-style-name="Default">
      <style:table-cell-properties fo:border-bottom="4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4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1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2" style:family="table-cell" style:parent-style-name="Default">
      <style:table-cell-properties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4pt solid #000000" style:vertical-align="top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4" style:family="table-cell" style:parent-style-name="Default">
      <style:table-cell-properties fo:border-bottom="4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0.99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5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rotation-align="none"/>
      <style:paragraph-properties fo:text-align="center" fo:margin-left="0in"/>
    </style:style>
    <style:style style:name="ce386" style:family="table-cell" style:parent-style-name="Default">
      <style:table-cell-properties fo:background-color="#ffff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7" style:family="table-cell" style:parent-style-name="Default">
      <style:table-cell-properties fo:background-color="#ff0000" style:text-align-source="fix" style:repeat-content="false" fo:wrap-option="no-wrap" fo:border="0.79pt double #000000" style:border-line-width="0.011in 0.0138in 0.0055in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890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68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69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862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4.093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589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35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3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8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56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1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678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779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534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45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204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250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26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016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9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251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063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45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01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1.433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0.485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stroke="solid" svg:stroke-width="0in" svg:stroke-color="#000000" draw:marker-start="Arrowheads_20_1" draw:marker-start-width="0.0827in" draw:marker-start-center="false" draw:stroke-linejoin="round" draw:fill="solid" draw:fill-color="#ffffc0" draw:textarea-horizontal-align="justify" draw:textarea-vertical-align="justify" draw:auto-grow-height="true" draw:auto-grow-width="false" draw:fit-to-size="false" fo:max-width="4.7244in" fo:min-height="2.4917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6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Mang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name-asian="Microsoft YaHei" style:font-size-asian="10pt" style:font-style-asian="normal" style:font-weight-asian="normal" style:font-name-complex="Arial" style:font-size-complex="10pt" style:font-style-complex="normal" style:font-weight-complex="normal"/>
    </style:style>
    <style:style style:name="T8" style:family="text">
      <style:text-properties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0" style:family="text">
      <style:text-properties fo:font-weight="bold"/>
    </style:style>
    <style:style style:name="T11" style:family="text">
      <style:text-properties fo:color="#000000" style:font-name="Arial" style:font-name-asian="Microsoft YaHei" style:font-name-complex="Arial"/>
    </style:style>
    <style:style style:name="T12" style:family="text">
      <style:text-properties style:text-line-through-style="solid"/>
    </style:style>
    <style:style style:name="T13" style:family="text">
      <style:text-properties style:text-line-through-style="solid" style:font-name="Calibri" style:font-name-asian="Microsoft YaHei" style:font-name-complex="Mangal"/>
    </style:style>
    <style:style style:name="T14" style:family="text">
      <style:text-properties style:font-name="Arial" style:font-name-asian="Microsoft YaHei" style:font-name-complex="Arial"/>
    </style:style>
    <style:style style:name="T15" style:family="text">
      <style:text-properties style:font-name="Calibri" style:font-name-asian="Microsoft YaHei" style:font-name-complex="Mangal"/>
    </style:style>
    <style:style style:name="T16" style:family="text">
      <style:text-properties fo:color="#ff0000"/>
    </style:style>
    <style:style style:name="T17" style:family="text">
      <style:text-properties fo:color="#ff0000" fo:font-size="8pt" style:font-size-asian="8pt" style:font-size-complex="8pt"/>
    </style:style>
    <style:style style:name="T18" style:family="text">
      <style:text-properties fo:color="#ff0000" fo:font-size="8pt" fo:font-weight="normal" style:font-size-asian="8pt" style:font-weight-asian="normal" style:font-size-complex="8pt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ild 2733" table:style-name="ta1">
        <office:forms form:automatic-focus="false" form:apply-design-mode="false"/>
        <table:table-column table:style-name="co1" table:default-cell-style-name="ce276"/>
        <table:table-column table:style-name="co2" table:default-cell-style-name="ce276"/>
        <table:table-column table:style-name="co3" table:default-cell-style-name="ce276"/>
        <table:table-column table:style-name="co4" table:default-cell-style-name="ce276"/>
        <table:table-column table:style-name="co5" table:default-cell-style-name="ce276"/>
        <table:table-column table:style-name="co6" table:number-columns-repeated="2" table:default-cell-style-name="ce276"/>
        <table:table-column table:style-name="co7" table:default-cell-style-name="ce276"/>
        <table:table-column table:style-name="co8" table:default-cell-style-name="ce276"/>
        <table:table-column table:style-name="co9" table:default-cell-style-name="ce276"/>
        <table:table-column table:style-name="co10" table:default-cell-style-name="ce276"/>
        <table:table-column table:style-name="co11" table:default-cell-style-name="ce276"/>
        <table:table-column table:style-name="co12" table:default-cell-style-name="ce276"/>
        <table:table-column table:style-name="co8" table:default-cell-style-name="ce353"/>
        <table:table-column table:style-name="co8" table:default-cell-style-name="ce276"/>
        <table:table-column table:style-name="co10" table:default-cell-style-name="ce353"/>
        <table:table-column table:style-name="co10" table:default-cell-style-name="ce276"/>
        <table:table-column table:style-name="co13" table:default-cell-style-name="ce276"/>
        <table:table-column table:style-name="co14" table:default-cell-style-name="ce276"/>
        <table:table-column table:style-name="co2" table:number-columns-repeated="242" table:default-cell-style-name="ce276"/>
        <table:table-column table:style-name="co15" table:number-columns-repeated="763" table:default-cell-style-name="ce276"/>
        <table:table-row table:style-name="ro1">
          <table:table-cell/>
          <table:table-cell table:style-name="ce282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282"/>
          <table:table-cell table:number-columns-repeated="1016"/>
        </table:table-row>
        <table:table-row table:style-name="ro1">
          <table:table-cell table:style-name="ce277" office:value-type="string" table:number-columns-spanned="1" table:number-rows-spanned="2">
            <text:p>#</text:p>
          </table:table-cell>
          <table:table-cell table:style-name="ce283" office:value-type="string" table:number-columns-spanned="3" table:number-rows-spanned="2">
            <text:p>Descrição</text:p>
          </table:table-cell>
          <table:covered-table-cell table:number-columns-repeated="2" table:style-name="ce283"/>
          <table:table-cell table:number-columns-repeated="2" table:style-name="ce310" office:value-type="string">
            <text:p>Windows XP</text:p>
          </table:table-cell>
          <table:table-cell table:number-columns-repeated="2" table:style-name="ce310" office:value-type="string">
            <text:p>Windows Vista</text:p>
          </table:table-cell>
          <table:table-cell table:number-columns-repeated="2" table:style-name="ce310" office:value-type="string">
            <text:p>Windows 7</text:p>
          </table:table-cell>
          <table:table-cell table:number-columns-repeated="2" table:style-name="ce310" office:value-type="string">
            <text:p>Caixa Mágica</text:p>
          </table:table-cell>
          <table:table-cell table:number-columns-repeated="2" table:style-name="ce310" office:value-type="string">
            <text:p>Suse</text:p>
          </table:table-cell>
          <table:table-cell table:number-columns-repeated="2" table:style-name="ce310" office:value-type="string">
            <text:p>Ubuntu</text:p>
          </table:table-cell>
          <table:table-cell table:style-name="ce310" office:value-type="string">
            <text:p>Fedora</text:p>
          </table:table-cell>
          <table:table-cell table:style-name="ce357" office:value-type="string">
            <text:p>MAC Leopard</text:p>
          </table:table-cell>
          <table:table-cell table:style-name="ce357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77"/>
          <table:covered-table-cell table:number-columns-repeated="3" table:style-name="ce283"/>
          <table:table-cell table:style-name="ce277" office:value-type="string">
            <text:p>32 bits</text:p>
          </table:table-cell>
          <table:table-cell table:style-name="ce277" office:value-type="string">
            <text:p>64 bits</text:p>
          </table:table-cell>
          <table:table-cell table:style-name="ce277" office:value-type="string">
            <text:p>32 bits</text:p>
          </table:table-cell>
          <table:table-cell table:style-name="ce277" office:value-type="string">
            <text:p>64 bits</text:p>
          </table:table-cell>
          <table:table-cell table:style-name="ce277" office:value-type="string">
            <text:p>32 bits</text:p>
          </table:table-cell>
          <table:table-cell table:style-name="ce277" office:value-type="string">
            <text:p>64 bits</text:p>
          </table:table-cell>
          <table:table-cell table:style-name="ce277" office:value-type="string">
            <text:p>CM 16 – 64 bits</text:p>
          </table:table-cell>
          <table:table-cell table:style-name="ce277" office:value-type="string">
            <text:p>CM 16 – 32 bits</text:p>
          </table:table-cell>
          <table:table-cell table:style-name="ce277" office:value-type="string">
            <text:p>12 - 32 bits</text:p>
          </table:table-cell>
          <table:table-cell table:style-name="ce277" office:value-type="string">
            <text:p>12 – 64 bits</text:p>
          </table:table-cell>
          <table:table-cell table:style-name="ce277" office:value-type="string">
            <text:p>11.10 – 32 bits</text:p>
          </table:table-cell>
          <table:table-cell table:style-name="ce277" office:value-type="string">
            <text:p>11.10 – 64 bits</text:p>
          </table:table-cell>
          <table:table-cell table:style-name="ce277" office:value-type="string">
            <text:p>16 – 32 bits</text:p>
          </table:table-cell>
          <table:table-cell table:style-name="ce277" table:number-columns-repeated="2"/>
          <table:table-cell table:number-columns-repeated="1005"/>
        </table:table-row>
        <table:table-row table:style-name="ro2">
          <table:table-cell table:style-name="ce278" office:value-type="float" office:value="0">
            <text:p>0</text:p>
          </table:table-cell>
          <table:table-cell table:style-name="ce284" office:value-type="string" table:number-columns-spanned="3" table:number-rows-spanned="1">
            <text:p>Instalação</text:p>
          </table:table-cell>
          <table:covered-table-cell table:number-columns-repeated="2" table:style-name="ce284"/>
          <table:table-cell table:style-name="ce311" office:value-type="string">
            <text:p>Aplicação instala sem problemas (build 2733)</text:p>
          </table:table-cell>
          <table:table-cell table:style-name="ce311" office:value-type="string">
            <text:p>Aplicação instala sem problemas (build 2743)</text:p>
          </table:table-cell>
          <table:table-cell table:style-name="ce311" office:value-type="string">
            <text:p>Aplicação instala sem problemas (build 2733)</text:p>
          </table:table-cell>
          <table:table-cell table:style-name="ce311" office:value-type="string">
            <text:p>Aplicação instala sem problemas (build 2743)</text:p>
          </table:table-cell>
          <table:table-cell table:style-name="ce311" office:value-type="string">
            <text:p>Aplicação instala sem problemas (build 2733)</text:p>
          </table:table-cell>
          <table:table-cell table:style-name="ce311" office:value-type="string">
            <text:p>Aplicação instala sem problemas (build 2743)</text:p>
          </table:table-cell>
          <table:table-cell table:number-columns-repeated="2" table:style-name="ce345" office:value-type="string">
            <text:p>Instalação através de pacote deb, sem problemas (build 2554)</text:p>
          </table:table-cell>
          <table:table-cell table:number-columns-repeated="2" table:style-name="ce345" office:value-type="string">
            <text:p>Instalação através de pacote rpm, sem problemas (build 2554)</text:p>
          </table:table-cell>
          <table:table-cell table:number-columns-repeated="2" table:style-name="ce345" office:value-type="string">
            <text:p>Instalação através de pacote deb, sem problemas (build 2554)</text:p>
          </table:table-cell>
          <table:table-cell table:style-name="ce345" office:value-type="string">
            <text:p>Instalação através de pacote rpm, sem problemas (build 2554)</text:p>
          </table:table-cell>
          <table:table-cell table:style-name="ce345" office:value-type="string">
            <text:p>Não sistema operativo não disponivel para teste</text:p>
          </table:table-cell>
          <table:table-cell table:style-name="ce369" office:value-type="string">
            <text:p>Aplicação instala (build de dia 10 de maio)</text:p>
          </table:table-cell>
          <table:table-cell table:number-columns-repeated="1005"/>
        </table:table-row>
        <table:table-row table:style-name="ro3">
          <table:table-cell table:style-name="ce278"/>
          <table:table-cell table:style-name="ce284" office:value-type="string" table:number-columns-spanned="3" table:number-rows-spanned="1">
            <text:p>Observações</text:p>
          </table:table-cell>
          <table:covered-table-cell table:number-columns-repeated="2" table:style-name="ce284"/>
          <table:table-cell table:style-name="ce312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/></text:p>
            <text:p><text:span text:style-name="T6"/></text:p>
            <text:p><text:span text:style-name="T7"/></text:p>
            <text:p><text:span text:style-name="T8"/></text:p>
          </table:table-cell>
          <table:table-cell table:style-name="ce312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/></text:p>
            <text:p><text:span text:style-name="T6"/></text:p>
            <text:p><text:span text:style-name="T7"/></text:p>
            <text:p><text:span text:style-name="T8"/></text:p>
          </table:table-cell>
          <table:table-cell table:style-name="ce312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/></text:p>
            <text:p><text:span text:style-name="T7"/></text:p>
            <text:p><text:span text:style-name="T8"/></text:p>
          </table:table-cell>
          <table:table-cell table:style-name="ce312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/></text:p>
            <text:p><text:span text:style-name="T7"/></text:p>
            <text:p><text:span text:style-name="T8"/></text:p>
          </table:table-cell>
          <table:table-cell table:style-name="ce312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/></text:p>
            <text:p><text:span text:style-name="T7"/></text:p>
            <text:p><text:span text:style-name="T8"/></text:p>
          </table:table-cell>
          <table:table-cell table:style-name="ce312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/></text:p>
            <text:p><text:span text:style-name="T8"/></text:p>
          </table:table-cell>
          <table:table-cell table:style-name="ce346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/></text:p>
          </table:table-cell>
          <table:table-cell table:style-name="ce312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7"/></text:p>
            <text:p><text:span text:style-name="T8"/></text:p>
          </table:table-cell>
          <table:table-cell table:style-name="ce352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9"/></text:p>
          </table:table-cell>
          <table:table-cell table:style-name="ce352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9"/></text:p>
          </table:table-cell>
          <table:table-cell table:style-name="ce312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312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312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358"/>
          <table:table-cell table:style-name="ce346" office:value-type="string">
            <text:p>- A aplicação apresenta instabilidades <text:span text:style-name="T10">(</text:span>bloqueia / interface não refresca/responde - problema poderá estar relacionado com o suporte ao leitor gemalto<text:span text:style-name="T10">)</text:span></text:p>
          </table:table-cell>
          <table:table-cell table:number-columns-repeated="1005"/>
        </table:table-row>
        <table:table-row table:style-name="ro1">
          <table:table-cell table:style-name="ce279" office:value-type="float" office:value="1">
            <text:p>1</text:p>
          </table:table-cell>
          <table:table-cell table:style-name="ce285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4" table:style-name="ce285"/>
          <table:covered-table-cell table:number-columns-repeated="2" table:style-name="ce285" office:value-type="string">
            <text:p>- Não é possivel instalar noutra localização;</text:p>
          </table:covered-table-cell>
          <table:covered-table-cell table:number-columns-repeated="5" table:style-name="ce285"/>
          <table:covered-table-cell table:style-name="ce354"/>
          <table:covered-table-cell table:style-name="ce285"/>
          <table:covered-table-cell table:style-name="ce354"/>
          <table:covered-table-cell table:number-columns-repeated="2" table:style-name="ce285"/>
          <table:covered-table-cell table:style-name="ce370"/>
          <table:table-cell table:number-columns-repeated="1005"/>
        </table:table-row>
        <table:table-row table:style-name="ro4">
          <table:table-cell table:style-name="ce280" table:number-columns-spanned="1" table:number-rows-spanned="3"/>
          <table:table-cell table:style-name="ce286" office:value-type="string" table:number-columns-spanned="1" table:number-rows-spanned="3">
            <text:p>1.1.</text:p>
          </table:table-cell>
          <table:table-cell table:style-name="ce290" office:value-type="string" table:number-columns-spanned="1" table:number-rows-spanned="3">
            <text:p>Identificação Civil</text:p>
          </table:table-cell>
          <table:table-cell table:style-name="ce301" office:value-type="string">
            <text:p>Disposição gráfica</text:p>
          </table:table-cell>
          <table:table-cell table:number-columns-repeated="13" table:style-name="ce313" office:value-type="string">
            <text:p>OK</text:p>
          </table:table-cell>
          <table:table-cell table:style-name="ce359"/>
          <table:table-cell table:style-name="ce31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0"/>
          <table:covered-table-cell table:style-name="ce286"/>
          <table:covered-table-cell table:style-name="ce290"/>
          <table:table-cell table:style-name="ce302" office:value-type="string">
            <text:p>Linguagens</text:p>
          </table:table-cell>
          <table:table-cell table:number-columns-repeated="13" table:style-name="ce313" office:value-type="string">
            <text:p>OK</text:p>
          </table:table-cell>
          <table:table-cell table:style-name="ce359"/>
          <table:table-cell table:style-name="ce31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0"/>
          <table:covered-table-cell table:style-name="ce286"/>
          <table:covered-table-cell table:style-name="ce290"/>
          <table:table-cell table:style-name="ce303" office:value-type="string">
            <text:p>Informação</text:p>
          </table:table-cell>
          <table:table-cell table:number-columns-repeated="13" table:style-name="ce314" office:value-type="string">
            <text:p>OK</text:p>
          </table:table-cell>
          <table:table-cell table:style-name="ce360"/>
          <table:table-cell table:style-name="ce314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1.2.</text:p>
          </table:table-cell>
          <table:table-cell table:style-name="ce291" office:value-type="string" table:number-columns-spanned="1" table:number-rows-spanned="3">
            <text:p>Outros Dados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15" office:value-type="string">
            <text:p>OK</text:p>
          </table:table-cell>
          <table:table-cell table:style-name="ce361"/>
          <table:table-cell table:style-name="ce31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13" office:value-type="string">
            <text:p>OK</text:p>
          </table:table-cell>
          <table:table-cell table:style-name="ce359"/>
          <table:table-cell table:style-name="ce31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14" office:value-type="string">
            <text:p>OK</text:p>
          </table:table-cell>
          <table:table-cell table:style-name="ce360"/>
          <table:table-cell table:style-name="ce314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1.3.</text:p>
          </table:table-cell>
          <table:table-cell table:style-name="ce291" office:value-type="string" table:number-columns-spanned="1" table:number-rows-spanned="3">
            <text:p>Morada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15" office:value-type="string">
            <text:p>OK</text:p>
          </table:table-cell>
          <table:table-cell table:style-name="ce361"/>
          <table:table-cell table:style-name="ce31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13" office:value-type="string">
            <text:p>OK</text:p>
          </table:table-cell>
          <table:table-cell table:style-name="ce359"/>
          <table:table-cell table:style-name="ce31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14" office:value-type="string">
            <text:p>OK</text:p>
          </table:table-cell>
          <table:table-cell table:style-name="ce362"/>
          <table:table-cell table:style-name="ce314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1.4.</text:p>
          </table:table-cell>
          <table:table-cell table:style-name="ce291" office:value-type="string" table:number-columns-spanned="1" table:number-rows-spanned="3">
            <text:p>Certificados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15" office:value-type="string">
            <text:p>OK</text:p>
          </table:table-cell>
          <table:table-cell table:style-name="ce361"/>
          <table:table-cell table:style-name="ce31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16" office:value-type="string">
            <text:p>OK</text:p>
          </table:table-cell>
          <table:table-cell table:style-name="ce363"/>
          <table:table-cell table:style-name="ce31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17" office:value-type="string">
            <text:p>OK</text:p>
          </table:table-cell>
          <table:table-cell table:style-name="ce360"/>
          <table:table-cell table:style-name="ce31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1.5.</text:p>
          </table:table-cell>
          <table:table-cell table:style-name="ce291" office:value-type="string" table:number-columns-spanned="1" table:number-rows-spanned="3">
            <text:p>Códigos PIN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15" office:value-type="string">
            <text:p>OK</text:p>
          </table:table-cell>
          <table:table-cell table:style-name="ce361"/>
          <table:table-cell table:style-name="ce31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16" office:value-type="string">
            <text:p>OK</text:p>
          </table:table-cell>
          <table:table-cell table:style-name="ce363"/>
          <table:table-cell table:style-name="ce31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14" office:value-type="string">
            <text:p>OK</text:p>
          </table:table-cell>
          <table:table-cell table:style-name="ce360"/>
          <table:table-cell table:style-name="ce314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1.6.</text:p>
          </table:table-cell>
          <table:table-cell table:style-name="ce291" office:value-type="string" table:number-columns-spanned="1" table:number-rows-spanned="3">
            <text:p>Bloco de Notas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15" office:value-type="string">
            <text:p>OK</text:p>
          </table:table-cell>
          <table:table-cell table:style-name="ce361"/>
          <table:table-cell table:style-name="ce31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16" office:value-type="string">
            <text:p>OK</text:p>
          </table:table-cell>
          <table:table-cell table:style-name="ce359"/>
          <table:table-cell table:style-name="ce37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14" office:value-type="string">
            <text:p>OK</text:p>
          </table:table-cell>
          <table:table-cell table:style-name="ce360"/>
          <table:table-cell table:style-name="ce314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279" office:value-type="float" office:value="2">
            <text:p>2</text:p>
          </table:table-cell>
          <table:table-cell table:style-name="ce288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11" table:style-name="ce288"/>
          <table:covered-table-cell table:style-name="ce355"/>
          <table:covered-table-cell table:style-name="ce288"/>
          <table:covered-table-cell table:style-name="ce355"/>
          <table:covered-table-cell table:number-columns-repeated="2" table:style-name="ce288"/>
          <table:covered-table-cell table:style-name="ce372"/>
          <table:table-cell table:number-columns-repeated="1005"/>
        </table:table-row>
        <table:table-row table:style-name="ro4">
          <table:table-cell table:style-name="ce280" table:number-columns-spanned="1" table:number-rows-spanned="3"/>
          <table:table-cell table:style-name="ce286" office:value-type="string" table:number-columns-spanned="1" table:number-rows-spanned="3">
            <text:p>2.1.</text:p>
          </table:table-cell>
          <table:table-cell table:style-name="ce290" office:value-type="string" table:number-columns-spanned="1" table:number-rows-spanned="3">
            <text:p>Activação da Assinatura</text:p>
          </table:table-cell>
          <table:table-cell table:style-name="ce301" office:value-type="string">
            <text:p>Disposição gráfica</text:p>
          </table:table-cell>
          <table:table-cell table:number-columns-repeated="13" table:style-name="ce318" office:value-type="string">
            <text:p>NA</text:p>
          </table:table-cell>
          <table:table-cell table:style-name="ce318"/>
          <table:table-cell table:style-name="ce37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0"/>
          <table:covered-table-cell table:style-name="ce286"/>
          <table:covered-table-cell table:style-name="ce290"/>
          <table:table-cell table:style-name="ce302" office:value-type="string">
            <text:p>Linguagens</text:p>
          </table:table-cell>
          <table:table-cell table:number-columns-repeated="13" table:style-name="ce318" office:value-type="string">
            <text:p>NA</text:p>
          </table:table-cell>
          <table:table-cell table:style-name="ce318"/>
          <table:table-cell table:style-name="ce37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0"/>
          <table:covered-table-cell table:style-name="ce286"/>
          <table:covered-table-cell table:style-name="ce290"/>
          <table:table-cell table:style-name="ce303" office:value-type="string">
            <text:p>Informação exibida</text:p>
          </table:table-cell>
          <table:table-cell table:number-columns-repeated="13" table:style-name="ce319" office:value-type="string">
            <text:p>NA</text:p>
          </table:table-cell>
          <table:table-cell table:style-name="ce319"/>
          <table:table-cell table:style-name="ce37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2.2.</text:p>
          </table:table-cell>
          <table:table-cell table:style-name="ce291" office:value-type="string" table:number-columns-spanned="1" table:number-rows-spanned="3">
            <text:p>Activação do Cartão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20" office:value-type="string">
            <text:p>NA</text:p>
          </table:table-cell>
          <table:table-cell table:style-name="ce320"/>
          <table:table-cell table:style-name="ce37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21" office:value-type="string">
            <text:p>NA</text:p>
          </table:table-cell>
          <table:table-cell table:style-name="ce321"/>
          <table:table-cell table:style-name="ce37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 exibida</text:p>
          </table:table-cell>
          <table:table-cell table:number-columns-repeated="13" table:style-name="ce322" office:value-type="string">
            <text:p>NA</text:p>
          </table:table-cell>
          <table:table-cell table:style-name="ce319"/>
          <table:table-cell table:style-name="ce37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2.3.</text:p>
          </table:table-cell>
          <table:table-cell table:style-name="ce291" office:value-type="string" table:number-columns-spanned="1" table:number-rows-spanned="3">
            <text:p>Acesso à Morada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23" office:value-type="string">
            <text:p>OK</text:p>
          </table:table-cell>
          <table:table-cell table:style-name="ce361"/>
          <table:table-cell table:style-name="ce32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16" office:value-type="string">
            <text:p>OK</text:p>
          </table:table-cell>
          <table:table-cell table:style-name="ce359"/>
          <table:table-cell table:style-name="ce31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 exibida</text:p>
          </table:table-cell>
          <table:table-cell table:number-columns-repeated="6" table:style-name="ce324" office:value-type="string">
            <text:p>OK</text:p>
          </table:table-cell>
          <table:table-cell table:number-columns-repeated="7" table:style-name="ce316" office:value-type="string">
            <text:p>OK</text:p>
          </table:table-cell>
          <table:table-cell table:style-name="ce360"/>
          <table:table-cell table:style-name="ce378" office:value-type="string">
            <office:annotation draw:style-name="gr1" draw:text-style-name="P1" svg:width="2.885in" svg:height="0.9689in" svg:x="31.7035in" svg:y="10.02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2.4.</text:p>
          </table:table-cell>
          <table:table-cell table:style-name="ce291" office:value-type="string" table:number-columns-spanned="1" table:number-rows-spanned="3">
            <text:p>Verificação de PIN´s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23" office:value-type="string">
            <text:p>OK</text:p>
          </table:table-cell>
          <table:table-cell table:style-name="ce364"/>
          <table:table-cell table:style-name="ce32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16" office:value-type="string">
            <text:p>OK</text:p>
          </table:table-cell>
          <table:table-cell table:style-name="ce363"/>
          <table:table-cell table:style-name="ce31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 exibida</text:p>
          </table:table-cell>
          <table:table-cell table:number-columns-repeated="6" table:style-name="ce324" office:value-type="string">
            <text:p>OK</text:p>
          </table:table-cell>
          <table:table-cell table:number-columns-repeated="7" table:style-name="ce316" office:value-type="string">
            <text:p>OK</text:p>
          </table:table-cell>
          <table:table-cell table:style-name="ce365"/>
          <table:table-cell table:style-name="ce378" office:value-type="string">
            <office:annotation draw:style-name="gr1" draw:text-style-name="P1" svg:width="2.885in" svg:height="0.9689in" svg:x="31.7035in" svg:y="10.60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2.5.</text:p>
          </table:table-cell>
          <table:table-cell table:style-name="ce291" office:value-type="string" table:number-columns-spanned="1" table:number-rows-spanned="3">
            <text:p>Alteração de PIN´s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23" office:value-type="string">
            <text:p>OK</text:p>
          </table:table-cell>
          <table:table-cell table:style-name="ce364"/>
          <table:table-cell table:style-name="ce32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16" office:value-type="string">
            <text:p>OK</text:p>
          </table:table-cell>
          <table:table-cell table:style-name="ce363"/>
          <table:table-cell table:style-name="ce31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 exibida</text:p>
          </table:table-cell>
          <table:table-cell table:number-columns-repeated="6" table:style-name="ce324" office:value-type="string">
            <text:p>OK</text:p>
          </table:table-cell>
          <table:table-cell table:number-columns-repeated="7" table:style-name="ce316" office:value-type="string">
            <text:p>OK</text:p>
          </table:table-cell>
          <table:table-cell table:style-name="ce365"/>
          <table:table-cell table:style-name="ce378" office:value-type="string">
            <office:annotation draw:style-name="gr1" draw:text-style-name="P1" svg:width="2.885in" svg:height="0.9689in" svg:x="31.7035in" svg:y="11.19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2.6.</text:p>
          </table:table-cell>
          <table:table-cell table:style-name="ce291" office:value-type="string" table:number-columns-spanned="1" table:number-rows-spanned="3">
            <text:p>Escrita na área de Bloco de Notas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23" office:value-type="string">
            <text:p>OK</text:p>
          </table:table-cell>
          <table:table-cell table:style-name="ce364"/>
          <table:table-cell table:style-name="ce32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16" office:value-type="string">
            <text:p>OK</text:p>
          </table:table-cell>
          <table:table-cell table:style-name="ce363"/>
          <table:table-cell table:style-name="ce31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 exibida</text:p>
          </table:table-cell>
          <table:table-cell table:number-columns-repeated="6" table:style-name="ce324" office:value-type="string">
            <text:p>OK</text:p>
          </table:table-cell>
          <table:table-cell table:number-columns-repeated="7" table:style-name="ce316" office:value-type="string">
            <text:p>OK</text:p>
          </table:table-cell>
          <table:table-cell table:style-name="ce365"/>
          <table:table-cell table:style-name="ce378" office:value-type="string">
            <office:annotation draw:style-name="gr1" draw:text-style-name="P1" svg:width="2.885in" svg:height="0.9689in" svg:x="31.7035in" svg:y="11.77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2.7.</text:p>
          </table:table-cell>
          <table:table-cell table:style-name="ce291" office:value-type="string" table:number-columns-spanned="1" table:number-rows-spanned="3">
            <text:p>Utilização do Certificado de Assinatura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25" office:value-type="string">
            <text:p>NA</text:p>
          </table:table-cell>
          <table:table-cell table:style-name="ce364"/>
          <table:table-cell table:style-name="ce32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26" office:value-type="string">
            <text:p>NA</text:p>
          </table:table-cell>
          <table:table-cell table:style-name="ce363"/>
          <table:table-cell table:style-name="ce31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 exibida</text:p>
          </table:table-cell>
          <table:table-cell table:number-columns-repeated="6" table:style-name="ce327" office:value-type="string">
            <text:p>OK</text:p>
          </table:table-cell>
          <table:table-cell table:number-columns-repeated="7" table:style-name="ce341" office:value-type="string">
            <text:p>OK</text:p>
          </table:table-cell>
          <table:table-cell table:style-name="ce365"/>
          <table:table-cell table:style-name="ce378" office:value-type="string">
            <office:annotation draw:style-name="gr1" draw:text-style-name="P1" svg:width="2.885in" svg:height="0.9689in" svg:x="31.7035in" svg:y="12.35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2.8.</text:p>
          </table:table-cell>
          <table:table-cell table:style-name="ce291" office:value-type="string" table:number-columns-spanned="1" table:number-rows-spanned="3">
            <text:p>Utilização do Certificado de Autenticação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25" office:value-type="string">
            <text:p>NA</text:p>
          </table:table-cell>
          <table:table-cell table:style-name="ce364"/>
          <table:table-cell table:style-name="ce37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26" office:value-type="string">
            <text:p>NA</text:p>
          </table:table-cell>
          <table:table-cell table:style-name="ce363"/>
          <table:table-cell table:style-name="ce38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 exibida</text:p>
          </table:table-cell>
          <table:table-cell table:number-columns-repeated="2" table:style-name="ce327" office:value-type="string">
            <text:p>OK</text:p>
          </table:table-cell>
          <table:table-cell table:number-columns-repeated="11" table:style-name="ce341" office:value-type="string">
            <text:p>OK</text:p>
          </table:table-cell>
          <table:table-cell table:style-name="ce366"/>
          <table:table-cell table:style-name="ce378" office:value-type="string">
            <office:annotation draw:style-name="gr1" draw:text-style-name="P1" svg:width="2.885in" svg:height="0.9689in" svg:x="31.7035in" svg:y="12.94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2.9.</text:p>
          </table:table-cell>
          <table:table-cell table:style-name="ce291" office:value-type="string" table:number-columns-spanned="1" table:number-rows-spanned="3">
            <text:p>Desbloqueio de PIN´s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25" office:value-type="string">
            <text:p>NA</text:p>
          </table:table-cell>
          <table:table-cell table:style-name="ce364"/>
          <table:table-cell table:style-name="ce37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26" office:value-type="string">
            <text:p>NA</text:p>
          </table:table-cell>
          <table:table-cell table:style-name="ce363"/>
          <table:table-cell table:style-name="ce38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 exibida</text:p>
          </table:table-cell>
          <table:table-cell table:number-columns-repeated="13" table:style-name="ce328" office:value-type="string">
            <text:p>NA</text:p>
          </table:table-cell>
          <table:table-cell table:style-name="ce365"/>
          <table:table-cell table:style-name="ce381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279" office:value-type="float" office:value="3">
            <text:p>3</text:p>
          </table:table-cell>
          <table:table-cell table:style-name="ce289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11" table:style-name="ce289"/>
          <table:covered-table-cell table:style-name="ce356"/>
          <table:covered-table-cell table:style-name="ce289"/>
          <table:covered-table-cell table:style-name="ce356"/>
          <table:covered-table-cell table:number-columns-repeated="2" table:style-name="ce289"/>
          <table:covered-table-cell table:style-name="ce382"/>
          <table:table-cell table:number-columns-repeated="1005"/>
        </table:table-row>
        <table:table-row table:style-name="ro4">
          <table:table-cell table:style-name="ce280" table:number-columns-spanned="1" table:number-rows-spanned="3"/>
          <table:table-cell table:style-name="ce286" office:value-type="string" table:number-columns-spanned="1" table:number-rows-spanned="3">
            <text:p>3.1.</text:p>
          </table:table-cell>
          <table:table-cell table:style-name="ce290" office:value-type="string" table:number-columns-spanned="1" table:number-rows-spanned="3">
            <text:p>Activação da Assinatura</text:p>
          </table:table-cell>
          <table:table-cell table:style-name="ce301" office:value-type="string">
            <text:p>Disposição gráfica</text:p>
          </table:table-cell>
          <table:table-cell table:number-columns-repeated="13" table:style-name="ce329" office:value-type="string">
            <text:p>NA</text:p>
          </table:table-cell>
          <table:table-cell table:style-name="ce318"/>
          <table:table-cell table:style-name="ce38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0"/>
          <table:covered-table-cell table:style-name="ce286"/>
          <table:covered-table-cell table:style-name="ce290"/>
          <table:table-cell table:style-name="ce302" office:value-type="string">
            <text:p>Linguagens</text:p>
          </table:table-cell>
          <table:table-cell table:number-columns-repeated="13" table:style-name="ce329" office:value-type="string">
            <text:p>NA</text:p>
          </table:table-cell>
          <table:table-cell table:style-name="ce318"/>
          <table:table-cell table:style-name="ce38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0"/>
          <table:covered-table-cell table:style-name="ce286"/>
          <table:covered-table-cell table:style-name="ce290"/>
          <table:table-cell table:style-name="ce303" office:value-type="string">
            <text:p>Informação</text:p>
          </table:table-cell>
          <table:table-cell table:number-columns-repeated="13" table:style-name="ce330" office:value-type="string">
            <text:p>NA</text:p>
          </table:table-cell>
          <table:table-cell table:style-name="ce319"/>
          <table:table-cell table:style-name="ce38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3.2.</text:p>
          </table:table-cell>
          <table:table-cell table:style-name="ce291" office:value-type="string" table:number-columns-spanned="1" table:number-rows-spanned="3">
            <text:p>Activação do Cartão</text:p>
          </table:table-cell>
          <table:table-cell table:style-name="ce304" office:value-type="string">
            <text:p>Disposição gráfica</text:p>
          </table:table-cell>
          <table:table-cell table:number-columns-repeated="9" table:style-name="ce320" office:value-type="string">
            <text:p>NA</text:p>
          </table:table-cell>
          <table:table-cell table:style-name="ce329" office:value-type="string">
            <text:p>NA</text:p>
          </table:table-cell>
          <table:table-cell table:style-name="ce320" office:value-type="string">
            <text:p>NA</text:p>
          </table:table-cell>
          <table:table-cell table:style-name="ce329" office:value-type="string">
            <text:p>NA</text:p>
          </table:table-cell>
          <table:table-cell table:style-name="ce320" office:value-type="string">
            <text:p>NA</text:p>
          </table:table-cell>
          <table:table-cell table:style-name="ce320"/>
          <table:table-cell table:style-name="ce37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9" table:style-name="ce321" office:value-type="string">
            <text:p>NA</text:p>
          </table:table-cell>
          <table:table-cell table:style-name="ce329" office:value-type="string">
            <text:p>NA</text:p>
          </table:table-cell>
          <table:table-cell table:style-name="ce321" office:value-type="string">
            <text:p>NA</text:p>
          </table:table-cell>
          <table:table-cell table:style-name="ce329" office:value-type="string">
            <text:p>NA</text:p>
          </table:table-cell>
          <table:table-cell table:style-name="ce321" office:value-type="string">
            <text:p>NA</text:p>
          </table:table-cell>
          <table:table-cell table:style-name="ce321"/>
          <table:table-cell table:style-name="ce37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9" table:style-name="ce322" office:value-type="string">
            <text:p>NA</text:p>
          </table:table-cell>
          <table:table-cell table:style-name="ce330" office:value-type="string">
            <text:p>NA</text:p>
          </table:table-cell>
          <table:table-cell table:style-name="ce322" office:value-type="string">
            <text:p>NA</text:p>
          </table:table-cell>
          <table:table-cell table:style-name="ce330" office:value-type="string">
            <text:p>NA</text:p>
          </table:table-cell>
          <table:table-cell table:style-name="ce322" office:value-type="string">
            <text:p>NA</text:p>
          </table:table-cell>
          <table:table-cell table:style-name="ce319"/>
          <table:table-cell table:style-name="ce37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3.3.</text:p>
          </table:table-cell>
          <table:table-cell table:style-name="ce291" office:value-type="string" table:number-columns-spanned="1" table:number-rows-spanned="3">
            <text:p>Acesso à Morada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23" office:value-type="string">
            <text:p>OK</text:p>
          </table:table-cell>
          <table:table-cell table:style-name="ce361"/>
          <table:table-cell table:style-name="ce323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16" office:value-type="string">
            <text:p>OK</text:p>
          </table:table-cell>
          <table:table-cell table:style-name="ce359"/>
          <table:table-cell table:style-name="ce31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24" office:value-type="string">
            <text:p>OK</text:p>
          </table:table-cell>
          <table:table-cell table:style-name="ce360"/>
          <table:table-cell table:style-name="ce324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3.4.</text:p>
          </table:table-cell>
          <table:table-cell table:style-name="ce291" office:value-type="string" table:number-columns-spanned="1" table:number-rows-spanned="3">
            <text:p>Verificação de PIN´s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31" office:value-type="string">
            <text:p>OK</text:p>
          </table:table-cell>
          <table:table-cell table:style-name="ce364"/>
          <table:table-cell table:style-name="ce33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32" office:value-type="string">
            <text:p>OK</text:p>
          </table:table-cell>
          <table:table-cell table:style-name="ce363"/>
          <table:table-cell table:style-name="ce33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33" office:value-type="string">
            <text:p>OK</text:p>
          </table:table-cell>
          <table:table-cell table:style-name="ce365"/>
          <table:table-cell table:style-name="ce33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3.5.</text:p>
          </table:table-cell>
          <table:table-cell table:style-name="ce291" office:value-type="string" table:number-columns-spanned="1" table:number-rows-spanned="3">
            <text:p>Alteração de PIN´s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31" office:value-type="string">
            <text:p>OK</text:p>
          </table:table-cell>
          <table:table-cell table:style-name="ce364"/>
          <table:table-cell table:style-name="ce33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32" office:value-type="string">
            <text:p>OK</text:p>
          </table:table-cell>
          <table:table-cell table:style-name="ce363"/>
          <table:table-cell table:style-name="ce33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33" office:value-type="string">
            <text:p>OK</text:p>
          </table:table-cell>
          <table:table-cell table:style-name="ce365"/>
          <table:table-cell table:style-name="ce33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3.6.</text:p>
          </table:table-cell>
          <table:table-cell table:style-name="ce291" office:value-type="string" table:number-columns-spanned="1" table:number-rows-spanned="3">
            <text:p>Escrita na área de Bloco de Notas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31" office:value-type="string">
            <text:p>OK</text:p>
          </table:table-cell>
          <table:table-cell table:style-name="ce364"/>
          <table:table-cell table:style-name="ce33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32" office:value-type="string">
            <text:p>OK</text:p>
          </table:table-cell>
          <table:table-cell table:style-name="ce363"/>
          <table:table-cell table:style-name="ce33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33" office:value-type="string">
            <text:p>OK</text:p>
          </table:table-cell>
          <table:table-cell table:style-name="ce365"/>
          <table:table-cell table:style-name="ce33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3.7.</text:p>
          </table:table-cell>
          <table:table-cell table:style-name="ce291" office:value-type="string" table:number-columns-spanned="1" table:number-rows-spanned="3">
            <text:p>Utilização do Certificado de Assinatura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31" office:value-type="string">
            <text:p>OK</text:p>
          </table:table-cell>
          <table:table-cell table:style-name="ce364"/>
          <table:table-cell table:style-name="ce33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32" office:value-type="string">
            <text:p>OK</text:p>
          </table:table-cell>
          <table:table-cell table:style-name="ce363"/>
          <table:table-cell table:style-name="ce33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33" office:value-type="string">
            <text:p>OK</text:p>
          </table:table-cell>
          <table:table-cell table:style-name="ce365"/>
          <table:table-cell table:style-name="ce33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3.8.</text:p>
          </table:table-cell>
          <table:table-cell table:style-name="ce291" office:value-type="string" table:number-columns-spanned="1" table:number-rows-spanned="3">
            <text:p>Utilização do Certificado de Autenticação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31" office:value-type="string">
            <text:p>OK</text:p>
          </table:table-cell>
          <table:table-cell table:style-name="ce364"/>
          <table:table-cell table:style-name="ce33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32" office:value-type="string">
            <text:p>OK</text:p>
          </table:table-cell>
          <table:table-cell table:style-name="ce363"/>
          <table:table-cell table:style-name="ce332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33" office:value-type="string">
            <text:p>OK</text:p>
          </table:table-cell>
          <table:table-cell table:style-name="ce365"/>
          <table:table-cell table:style-name="ce333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281" table:number-columns-spanned="1" table:number-rows-spanned="3"/>
          <table:table-cell table:style-name="ce287" office:value-type="string" table:number-columns-spanned="1" table:number-rows-spanned="3">
            <text:p>3.9.</text:p>
          </table:table-cell>
          <table:table-cell table:style-name="ce291" office:value-type="string" table:number-columns-spanned="1" table:number-rows-spanned="3">
            <text:p>Desbloqueio de PIN´s</text:p>
          </table:table-cell>
          <table:table-cell table:style-name="ce304" office:value-type="string">
            <text:p>Disposição gráfica</text:p>
          </table:table-cell>
          <table:table-cell table:number-columns-repeated="13" table:style-name="ce325" office:value-type="string">
            <text:p>NA</text:p>
          </table:table-cell>
          <table:table-cell table:style-name="ce364"/>
          <table:table-cell table:style-name="ce379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2" office:value-type="string">
            <text:p>Linguagens</text:p>
          </table:table-cell>
          <table:table-cell table:number-columns-repeated="13" table:style-name="ce326" office:value-type="string">
            <text:p>NA</text:p>
          </table:table-cell>
          <table:table-cell table:style-name="ce363"/>
          <table:table-cell table:style-name="ce38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281"/>
          <table:covered-table-cell table:style-name="ce287"/>
          <table:covered-table-cell table:style-name="ce291"/>
          <table:table-cell table:style-name="ce303" office:value-type="string">
            <text:p>Informação</text:p>
          </table:table-cell>
          <table:table-cell table:number-columns-repeated="13" table:style-name="ce328" office:value-type="string">
            <text:p>NA</text:p>
          </table:table-cell>
          <table:table-cell table:style-name="ce365"/>
          <table:table-cell table:style-name="ce381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339"/>
          <table:table-cell table:number-columns-repeated="12"/>
          <table:table-cell table:style-name="ce339"/>
          <table:table-cell table:number-columns-repeated="1005"/>
        </table:table-row>
        <table:table-row table:style-name="ro5">
          <table:table-cell table:number-columns-repeated="2"/>
          <table:table-cell table:style-name="ce292" office:value-type="string" table:number-columns-spanned="2" table:number-rows-spanned="1">
            <text:p>Modificação da localização de instalação</text:p>
          </table:table-cell>
          <table:covered-table-cell table:style-name="ce292"/>
          <table:table-cell table:number-columns-repeated="6" table:style-name="ce309" office:value-type="string">
            <text:p>NOK</text:p>
          </table:table-cell>
          <table:table-cell table:number-columns-repeated="8" table:style-name="ce347" office:value-type="string">
            <text:p>NA</text:p>
          </table:table-cell>
          <table:table-cell table:style-name="ce385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293" office:value-type="string" table:number-columns-spanned="2" table:number-rows-spanned="1">
            <office:annotation draw:style-name="gr2" draw:text-style-name="P2" svg:width="1.1413in" svg:height="0.9689in" svg:x="4.7291in" svg:y="19.4535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294"/>
          <table:table-cell table:style-name="ce334" office:value-type="string">
            <text:p>OK</text:p>
          </table:table-cell>
          <table:table-cell table:style-name="ce336" office:value-type="string">
            <office:annotation draw:style-name="gr2" draw:text-style-name="P2" svg:width="1.1413in" svg:height="0.7909in" svg:x="8.5213in" svg:y="19.4535in" draw:caption-point-x="-0.2402in" draw:caption-point-y="0.5945in">
              <dc:date>2012-05-14T00:00:00</dc:date>
              <text:p text:style-name="P2"><text:span text:style-name="T2">XIRING não é reconhecido como leitor com PINPAD</text:span></text:p>
            </office:annotation>
            <text:p>OK</text:p>
          </table:table-cell>
          <table:table-cell table:style-name="ce336" office:value-type="string">
            <office:annotation draw:style-name="gr37" draw:text-style-name="P2" svg:width="3.413in" svg:height="0.3917in" svg:x="10.4276in" svg:y="19.4535in" draw:caption-point-x="-0.2402in" draw:caption-point-y="0.5945in">
              <dc:date>2012-05-14T00:00:00</dc:date>
              <text:p text:style-name="P2"><text:span text:style-name="T2">→ </text:span><text:span text:style-name="T2">Xiring – NOK (não é detectado PINPAD)</text:span></text:p>
            </office:annotation>
            <text:p>OK</text:p>
          </table:table-cell>
          <table:table-cell table:style-name="ce336" office:value-type="string">
            <office:annotation draw:style-name="gr37" draw:text-style-name="P2" svg:width="3.413in" svg:height="0.3917in" svg:x="12.3539in" svg:y="19.4535in" draw:caption-point-x="-0.2402in" draw:caption-point-y="0.5945in">
              <dc:date>2012-05-14T00:00:00</dc:date>
              <text:p text:style-name="P2"><text:span text:style-name="T2">→ </text:span><text:span text:style-name="T2">Xiring – NOK (não é detectado PINPAD)</text:span></text:p>
            </office:annotation>
            <text:p>OK</text:p>
          </table:table-cell>
          <table:table-cell table:style-name="ce336" office:value-type="string">
            <office:annotation draw:style-name="gr37" draw:text-style-name="P2" svg:width="3.413in" svg:height="0.3917in" svg:x="14.2102in" svg:y="19.4535in" draw:caption-point-x="-0.2402in" draw:caption-point-y="0.5945in">
              <dc:date>2012-05-14T00:00:00</dc:date>
              <text:p text:style-name="P2"><text:span text:style-name="T2">→ </text:span><text:span text:style-name="T2">Xiring – NOK (não é detectado PINPAD)</text:span></text:p>
            </office:annotation>
            <text:p>OK</text:p>
          </table:table-cell>
          <table:table-cell table:style-name="ce336" office:value-type="string">
            <office:annotation draw:style-name="gr37" draw:text-style-name="P2" svg:width="3.413in" svg:height="0.3917in" svg:x="16.1067in" svg:y="19.4535in" draw:caption-point-x="-0.2402in" draw:caption-point-y="0.5945in">
              <dc:date>2012-05-14T00:00:00</dc:date>
              <text:p text:style-name="P2"><text:span text:style-name="T2">→ </text:span><text:span text:style-name="T2">Xiring – NOK (não é detectado PINPAD)</text:span></text:p>
            </office:annotation>
            <text:p>OK</text:p>
          </table:table-cell>
          <table:table-cell table:style-name="ce336" office:value-type="string">
            <office:annotation draw:style-name="gr4" draw:text-style-name="P2" svg:width="2.4768in" svg:height="1.1469in" svg:x="17.9535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36" office:value-type="string">
            <office:annotation draw:style-name="gr4" draw:text-style-name="P2" svg:width="2.4768in" svg:height="1.1469in" svg:x="19.819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36" office:value-type="string">
            <office:annotation draw:style-name="gr4" draw:text-style-name="P2" svg:width="2.4768in" svg:height="1.1469in" svg:x="21.695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36" office:value-type="string">
            <office:annotation draw:style-name="gr4" draw:text-style-name="P2" svg:width="2.4768in" svg:height="1.1469in" svg:x="23.55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36" office:value-type="string">
            <office:annotation draw:style-name="gr4" draw:text-style-name="P2" svg:width="2.4768in" svg:height="1.1469in" svg:x="25.408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36" office:value-type="string">
            <office:annotation draw:style-name="gr4" draw:text-style-name="P2" svg:width="2.4768in" svg:height="1.1469in" svg:x="27.254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36" office:value-type="string">
            <office:annotation draw:style-name="gr4" draw:text-style-name="P2" svg:width="2.4768in" svg:height="1.1469in" svg:x="29.101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367"/>
          <table:table-cell table:style-name="ce386" office:value-type="string">
            <office:annotation draw:style-name="gr2" draw:text-style-name="P2" svg:width="1.1413in" svg:height="1.1469in" svg:x="31.9102in" svg:y="19.4535in" draw:caption-point-x="-0.2402in" draw:caption-point-y="0.5945in">
              <dc:date>2012-05-11T00:00:00</dc:date>
              <text:p text:style-name="P2"><text:span text:style-name="T2">Para o mesmo leitor por vezes é pedido o pin via pinpad noutras não</text:span></text:p>
            </office:annotation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94" office:value-type="string" table:number-columns-spanned="2" table:number-rows-spanned="1">
            <text:p>Assinar documento MS Word</text:p>
          </table:table-cell>
          <table:covered-table-cell table:style-name="ce305"/>
          <table:table-cell table:style-name="ce334" office:value-type="string">
            <text:p>OK</text:p>
          </table:table-cell>
          <table:table-cell table:style-name="ce337" office:value-type="string">
            <office:annotation draw:style-name="gr6" draw:text-style-name="P2" svg:width="3.3157in" svg:height="0.9689in" svg:x="8.5213in" svg:y="19.6606in" draw:caption-point-x="-0.2402in" draw:caption-point-y="0.5945in">
              <dc:date>2012-05-14T00:00:00</dc:date>
              <text:p text:style-name="P2"><text:span text:style-name="T2">ERRO: if your signature requires a smartcard, ensure that your card reader is installed correctly (A aplicação utilitária consegue ler o cartão, assinar, verificar pins)</text:span></text:p>
            </office:annotation>
            <text:p>NOK</text:p>
          </table:table-cell>
          <table:table-cell table:style-name="ce342" office:value-type="string">
            <office:annotation draw:style-name="gr5" draw:text-style-name="P2" svg:width="3.8972in" svg:height="0.4484in" svg:x="10.4276in" svg:y="19.6606in" draw:caption-point-x="-0.2402in" draw:caption-point-y="0.5945in">
              <dc:date>2012-05-14T00:00:00</dc:date>
              <text:p text:style-name="P2"><text:span text:style-name="T2">→ </text:span><text:span text:style-name="T2">Leitor Xiring – NOK (não funciona sem pinpad)</text:span></text:p>
            </office:annotation>
            <text:p>OK</text:p>
          </table:table-cell>
          <table:table-cell table:style-name="ce337" office:value-type="string">
            <office:annotation draw:style-name="gr38" draw:text-style-name="P2" svg:width="3.3157in" svg:height="1.6807in" svg:x="12.3539in" svg:y="19.6606in" draw:caption-point-x="-0.2402in" draw:caption-point-y="0.5945in">
              <dc:date>2012-05-14T00:00:00</dc:date>
              <text:p text:style-name="P2"><text:span text:style-name="T2">ERRO: if your signature requires a smartcard, ensure that your card reader is installed correctly (A aplicação utilitária consegue ler o cartão, assinar, verificar pins)</text:span></text:p>
              <text:p text:style-name="P2"><text:span text:style-name="T2">→ </text:span><text:span text:style-name="T2">Quando é escolhido o certificado de assinatura o pin utilizado é o de autenticação (leitores com pinpad em 64 bits)</text:span></text:p>
            </office:annotation>
            <text:p>NOK</text:p>
          </table:table-cell>
          <table:table-cell table:style-name="ce342" office:value-type="string">
            <office:annotation draw:style-name="gr5" draw:text-style-name="P2" svg:width="1.9906in" svg:height="0.4484in" svg:x="14.2102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337" office:value-type="string">
            <office:annotation draw:style-name="gr38" draw:text-style-name="P2" svg:width="3.3157in" svg:height="1.6807in" svg:x="16.1067in" svg:y="19.6606in" draw:caption-point-x="-0.2402in" draw:caption-point-y="0.5945in">
              <dc:date>2012-05-14T00:00:00</dc:date>
              <text:p text:style-name="P2"><text:span text:style-name="T2">ERRO: if your signature requires a smartcard, ensure that your card reader is installed correctly (A aplicação utilitária consegue ler o cartão, assinar, verificar pins)</text:span></text:p>
              <text:p text:style-name="P2"><text:span text:style-name="T2">→ </text:span><text:span text:style-name="T2">Quando é escolhido o certificado de assinatura o pin utilizado é o de autenticação (leitores com pinpad em 64 bits)</text:span></text:p>
            </office:annotation>
            <text:p>NOK</text:p>
          </table:table-cell>
          <table:table-cell table:style-name="ce348" office:value-type="string">
            <text:p>NA</text:p>
          </table:table-cell>
          <table:table-cell table:number-columns-repeated="7" table:style-name="ce349" office:value-type="string">
            <text:p>NA</text:p>
          </table:table-cell>
          <table:table-cell table:style-name="ce35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94" office:value-type="string" table:number-columns-spanned="2" table:number-rows-spanned="1">
            <text:p>Login com firefox (PKCS11)</text:p>
          </table:table-cell>
          <table:covered-table-cell table:style-name="ce305"/>
          <table:table-cell table:style-name="ce334" office:value-type="string">
            <text:p>OK</text:p>
          </table:table-cell>
          <table:table-cell table:style-name="ce337" office:value-type="string">
            <text:p>NOK</text:p>
          </table:table-cell>
          <table:table-cell table:style-name="ce342" office:value-type="string">
            <office:annotation draw:style-name="gr8" draw:text-style-name="P1" svg:width="3.1457in" svg:height="0.9409in" svg:x="10.2209in" svg:y="20.5886in" draw:caption-point-x="-0.0335in" draw:caption-point-y="-0.139in">
              <dc:date>2012-05-14T00:00:00</dc:date>
              <text:p text:style-name="P1"><text:span text:style-name="T1">→ </text:span><text:span text:style-name="T1">Necessário instalar modulo pkcs11 manualmente</text:span></text:p>
              <text:p text:style-name="P1"><text:span text:style-name="T1">→ </text:span><text:span text:style-name="T1">Xiring – NOK (não é detectado PINPAD)</text:span></text:p>
            </office:annotation>
            <text:p>OK</text:p>
          </table:table-cell>
          <table:table-cell table:style-name="ce343" office:value-type="string">
            <office:annotation draw:style-name="gr9" draw:text-style-name="P1" svg:width="1.4539in" svg:height="4.172in" svg:x="12.1472in" svg:y="18.6878in" draw:caption-point-x="-0.0335in" draw:caption-point-y="1.7618in">
              <dc:date>2012-05-14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Leitor Xiring – NOK (não funciona sem pinpad)</text:span></text:p>
              <text:p text:style-name="P1"><text:span text:style-name="T1"/></text:p>
            </office:annotation>
            <text:p>OK</text:p>
          </table:table-cell>
          <table:table-cell table:style-name="ce342" office:value-type="string">
            <office:annotation draw:style-name="gr8" draw:text-style-name="P1" svg:width="3.1457in" svg:height="0.9409in" svg:x="14.0035in" svg:y="20.5886in" draw:caption-point-x="-0.0335in" draw:caption-point-y="-0.139in">
              <dc:date>2012-05-14T00:00:00</dc:date>
              <text:p text:style-name="P1"><text:span text:style-name="T1">→ </text:span><text:span text:style-name="T1">Necessário instalar modulo pkcs11 manualmente</text:span></text:p>
              <text:p text:style-name="P1"><text:span text:style-name="T1">→ </text:span><text:span text:style-name="T1">Xiring – NOK (não é detectado PINPAD)</text:span></text:p>
            </office:annotation>
            <text:p>OK</text:p>
          </table:table-cell>
          <table:table-cell table:style-name="ce343" office:value-type="string">
            <office:annotation draw:style-name="gr9" draw:text-style-name="P1" svg:width="1.4539in" svg:height="4.172in" svg:x="15.9in" svg:y="18.6878in" draw:caption-point-x="-0.0335in" draw:caption-point-y="1.7618in">
              <dc:date>2012-05-14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Leitor Xiring – NOK (não funciona sem pinpad)</text:span></text:p>
              <text:p text:style-name="P1"><text:span text:style-name="T1"/></text:p>
            </office:annotation>
            <text:p>OK</text:p>
          </table:table-cell>
          <table:table-cell table:style-name="ce334" office:value-type="string">
            <office:annotation draw:style-name="gr10" draw:text-style-name="P1" svg:width="1.4539in" svg:height="1.6685in" svg:x="15.8799in" svg:y="18.9583in" draw:caption-point-x="1.8335in" draw:caption-point-y="1.4913in">
              <dc:date>2012-04-13T00:00:00</dc:date>
              <text:p text:style-name="P1"><text:span text:style-name="T1"/></text:p>
              <text:p text:style-name="P1"><text:span text:style-name="T1">- Necessário instalar o módulo pkcs11 manualmente.</text:span></text:p>
              <text:p text:style-name="P1"><text:span text:style-name="T1">-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334" office:value-type="string">
            <office:annotation draw:style-name="gr8" draw:text-style-name="P1" svg:width="1.5264in" svg:height="0.9409in" svg:x="19.6126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334" office:value-type="string">
            <office:annotation draw:style-name="gr8" draw:text-style-name="P1" svg:width="1.5264in" svg:height="0.9409in" svg:x="21.489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334" office:value-type="string">
            <office:annotation draw:style-name="gr8" draw:text-style-name="P1" svg:width="1.5264in" svg:height="0.9409in" svg:x="23.3453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334" office:value-type="string">
            <text:p>OK</text:p>
          </table:table-cell>
          <table:table-cell table:style-name="ce334" office:value-type="string">
            <office:annotation draw:style-name="gr8" draw:text-style-name="P1" svg:width="1.5264in" svg:height="0.9409in" svg:x="27.048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334" office:value-type="string">
            <text:p>OK</text:p>
          </table:table-cell>
          <table:table-cell table:style-name="ce367"/>
          <table:table-cell table:style-name="ce387" office:value-type="string">
            <office:annotation draw:style-name="gr11" draw:text-style-name="P2" svg:width="1.9146in" svg:height="0.2571in" svg:x="31.9102in" svg:y="19.8551in" draw:caption-point-x="-0.2402in" draw:caption-point-y="0.5945in">
              <dc:date>2012-05-11T00:00:00</dc:date>
              <text:p text:style-name="P2"><text:span text:style-name="T2">CKR_GENERAL_ERROR</text:span></text:p>
            </office:annotation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94" office:value-type="string" table:number-columns-spanned="2" table:number-rows-spanned="1">
            <text:p>Internet Explorer (CSP)</text:p>
          </table:table-cell>
          <table:covered-table-cell table:style-name="ce294"/>
          <table:table-cell table:style-name="ce334" office:value-type="string">
            <text:p>OK</text:p>
          </table:table-cell>
          <table:table-cell table:style-name="ce337" office:value-type="string">
            <text:p>NOK</text:p>
          </table:table-cell>
          <table:table-cell table:number-columns-repeated="4" table:style-name="ce335" office:value-type="string">
            <text:p>NA</text:p>
          </table:table-cell>
          <table:table-cell table:number-columns-repeated="8" table:style-name="ce349" office:value-type="string">
            <text:p>NA</text:p>
          </table:table-cell>
          <table:table-cell table:style-name="ce35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94" office:value-type="string" table:number-columns-spanned="2" table:number-rows-spanned="1">
            <text:p>Internet Explorer (Minidriver)</text:p>
          </table:table-cell>
          <table:covered-table-cell table:style-name="ce294"/>
          <table:table-cell table:number-columns-repeated="2" table:style-name="ce335" office:value-type="string">
            <text:p>NA</text:p>
          </table:table-cell>
          <table:table-cell table:style-name="ce342" office:value-type="string">
            <office:annotation draw:style-name="gr5" draw:text-style-name="P2" svg:width="3.8972in" svg:height="0.4484in" svg:x="10.4276in" svg:y="20.2441in" draw:caption-point-x="-0.2402in" draw:caption-point-y="0.5945in">
              <dc:date>2012-05-14T00:00:00</dc:date>
              <text:p text:style-name="P2"><text:span text:style-name="T2">→ </text:span><text:span text:style-name="T2">Leitor Xiring – NOK (não funciona sem pinpad)</text:span></text:p>
            </office:annotation>
            <text:p>OK</text:p>
          </table:table-cell>
          <table:table-cell table:style-name="ce337" office:value-type="string">
            <office:annotation draw:style-name="gr12" draw:text-style-name="P2" svg:width="1.9906in" svg:height="1.3248in" svg:x="12.3539in" svg:y="20.2441in" draw:caption-point-x="-0.2402in" draw:caption-point-y="0.5945in">
              <dc:date>2012-05-14T00:00:00</dc:date>
              <text:p text:style-name="P2"><text:span text:style-name="T2">→ </text:span><text:span text:style-name="T2">Quando é escolhido o certificado de assinatura o pin utilizado é o de autenticação (leitores com pinpad em 64 bits)</text:span></text:p>
              <text:p text:style-name="P2"><text:span text:style-name="T2">→ </text:span><text:span text:style-name="T2">Xiring – NOK (não é detectado PINPAD)</text:span></text:p>
            </office:annotation>
            <text:p>NOK</text:p>
          </table:table-cell>
          <table:table-cell table:style-name="ce342" office:value-type="string">
            <office:annotation draw:style-name="gr5" draw:text-style-name="P2" svg:width="3.8972in" svg:height="0.4484in" svg:x="14.2102in" svg:y="20.2441in" draw:caption-point-x="-0.2402in" draw:caption-point-y="0.5945in">
              <dc:date>2012-05-14T00:00:00</dc:date>
              <text:p text:style-name="P2"><text:span text:style-name="T2">→ </text:span><text:span text:style-name="T2">Leitor Xiring – NOK (não funciona sem pinpad)</text:span></text:p>
            </office:annotation>
            <text:p>OK</text:p>
          </table:table-cell>
          <table:table-cell table:style-name="ce337" office:value-type="string">
            <office:annotation draw:style-name="gr12" draw:text-style-name="P2" svg:width="1.9906in" svg:height="1.3248in" svg:x="16.1067in" svg:y="20.2441in" draw:caption-point-x="-0.2402in" draw:caption-point-y="0.5945in">
              <dc:date>2012-05-14T00:00:00</dc:date>
              <text:p text:style-name="P2"><text:span text:style-name="T2">→ </text:span><text:span text:style-name="T2">Quando é escolhido o certificado de assinatura o pin utilizado é o de autenticação (leitores com pinpad em 64 bits)</text:span></text:p>
              <text:p text:style-name="P2"><text:span text:style-name="T2">→ </text:span><text:span text:style-name="T2">Xiring – NOK (não é detectado PINPAD)</text:span></text:p>
            </office:annotation>
            <text:p>NOK</text:p>
          </table:table-cell>
          <table:table-cell table:style-name="ce350" office:value-type="string">
            <text:p>NA</text:p>
          </table:table-cell>
          <table:table-cell table:number-columns-repeated="7" table:style-name="ce349" office:value-type="string">
            <text:p>NA</text:p>
          </table:table-cell>
          <table:table-cell table:style-name="ce35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94" office:value-type="string" table:number-columns-spanned="2" table:number-rows-spanned="1">
            <text:p>Login no sistema operativo</text:p>
          </table:table-cell>
          <table:covered-table-cell table:style-name="ce294"/>
          <table:table-cell table:number-columns-repeated="2" table:style-name="ce335" office:value-type="string">
            <text:p>NA</text:p>
          </table:table-cell>
          <table:table-cell table:style-name="ce340" office:value-type="string">
            <office:annotation draw:style-name="gr6" draw:text-style-name="P2" svg:width="2.3331in" svg:height="0.9689in" svg:x="8.4811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340" office:value-type="string">
            <office:annotation draw:style-name="gr6" draw:text-style-name="P2" svg:width="2.3331in" svg:height="0.9689in" svg:x="10.4075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334" office:value-type="string">
            <office:annotation draw:style-name="gr13" draw:text-style-name="P1" svg:width="1.5264in" svg:height="2.4469in" svg:x="14.0035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style-name="ce334" office:value-type="string">
            <office:annotation draw:style-name="gr13" draw:text-style-name="P1" svg:width="1.5264in" svg:height="2.4469in" svg:x="15.9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number-columns-repeated="7" table:style-name="ce351" office:value-type="string">
            <text:p>OK</text:p>
          </table:table-cell>
          <table:table-cell table:style-name="ce367"/>
          <table:table-cell table:style-name="ce35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94" office:value-type="string" table:number-columns-spanned="2" table:number-rows-spanned="1">
            <text:p>Exportar dados para PDF</text:p>
          </table:table-cell>
          <table:covered-table-cell table:style-name="ce294"/>
          <table:table-cell table:number-columns-repeated="13" table:style-name="ce334" office:value-type="string">
            <text:p>OK</text:p>
          </table:table-cell>
          <table:table-cell table:style-name="ce368"/>
          <table:table-cell table:style-name="ce334" office:value-type="string"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94" office:value-type="string" table:number-columns-spanned="2" table:number-rows-spanned="1">
            <text:p>Assinatura de ficheiros</text:p>
          </table:table-cell>
          <table:covered-table-cell table:style-name="ce294"/>
          <table:table-cell table:style-name="ce336" office:value-type="string">
            <office:annotation draw:style-name="gr6" draw:text-style-name="P2" svg:width="3.0882in" svg:height="0.9689in" svg:x="6.5642in" svg:y="20.7949in" draw:caption-point-x="-0.189in" draw:caption-point-y="0.6268in">
              <dc:date>2012-05-14T00:00:00</dc:date>
              <text:p text:style-name="P2"><text:span text:style-name="T2">→ </text:span><text:span text:style-name="T2">Janela de validação da assinatura contem 3 caracteres fora de contexto (caso de assinatura sem selo temporal)</text:span></text:p>
              <text:p text:style-name="P2"><text:span text:style-name="T2"/></text:p>
            </office:annotation>
            <text:p>OK</text:p>
          </table:table-cell>
          <table:table-cell table:style-name="ce340" office:value-type="string">
            <office:annotation draw:style-name="gr38" draw:text-style-name="P2" svg:width="2.1465in" svg:height="1.6807in" svg:x="8.5213in" svg:y="20.8272in" draw:caption-point-x="-0.2402in" draw:caption-point-y="0.5945in">
              <dc:date>2012-05-14T00:00:00</dc:date>
              <text:p text:style-name="P2"><text:span text:style-name="T2">Assina mas não é possivel verificar</text:span></text:p>
              <text:p text:style-name="P2"><text:span text:style-name="T2">→ </text:span><text:span text:style-name="T2">Janela de validação da assinatura contem 3 caracteres fora de contexto (caso de assinatura sem selo temporal) [NÃO FOI POSSIVEL VERIFICAR]</text:span></text:p>
            </office:annotation>
            <text:p>NOK</text:p>
          </table:table-cell>
          <table:table-cell table:style-name="ce336" office:value-type="string">
            <office:annotation draw:style-name="gr6" draw:text-style-name="P2" svg:width="3.0882in" svg:height="0.9689in" svg:x="10.3764in" svg:y="20.7949in" draw:caption-point-x="-0.189in" draw:caption-point-y="0.6268in">
              <dc:date>2012-05-14T00:00:00</dc:date>
              <text:p text:style-name="P2"><text:span text:style-name="T2">→ </text:span><text:span text:style-name="T2">Janela de validação da assinatura contem 3 caracteres fora de contexto (caso de assinatura sem selo temporal)</text:span></text:p>
              <text:p text:style-name="P2"><text:span text:style-name="T2"/></text:p>
            </office:annotation>
            <text:p>OK</text:p>
          </table:table-cell>
          <table:table-cell table:style-name="ce340" office:value-type="string">
            <office:annotation draw:style-name="gr38" draw:text-style-name="P2" svg:width="2.1465in" svg:height="1.6807in" svg:x="12.3539in" svg:y="20.8272in" draw:caption-point-x="-0.2402in" draw:caption-point-y="0.5945in">
              <dc:date>2012-05-14T00:00:00</dc:date>
              <text:p text:style-name="P2"><text:span text:style-name="T2">Assina mas não é possivel verificar</text:span></text:p>
              <text:p text:style-name="P2"><text:span text:style-name="T2">→ </text:span><text:span text:style-name="T2">Janela de validação da assinatura contem 3 caracteres fora de contexto (caso de assinatura sem selo temporal) [NÃO FOI POSSIVEL VERIFICAR]</text:span></text:p>
            </office:annotation>
            <text:p>NOK</text:p>
          </table:table-cell>
          <table:table-cell table:style-name="ce336" office:value-type="string">
            <office:annotation draw:style-name="gr6" draw:text-style-name="P2" svg:width="3.0882in" svg:height="0.9689in" svg:x="14.0579in" svg:y="21.0417in" draw:caption-point-x="-0.0878in" draw:caption-point-y="0.3799in">
              <dc:date>2012-05-14T00:00:00</dc:date>
              <text:p text:style-name="P2"><text:span text:style-name="T2">→ </text:span><text:span text:style-name="T2">Janela de validação da assinatura contem 3 caracteres fora de contexto (caso de assinatura sem selo temporal)</text:span></text:p>
              <text:p text:style-name="P2"><text:span text:style-name="T2"/></text:p>
            </office:annotation>
            <text:p>OK</text:p>
          </table:table-cell>
          <table:table-cell table:style-name="ce340" office:value-type="string">
            <office:annotation draw:style-name="gr38" draw:text-style-name="P2" svg:width="2.1465in" svg:height="1.6807in" svg:x="16.1067in" svg:y="20.8272in" draw:caption-point-x="-0.2402in" draw:caption-point-y="0.5945in">
              <dc:date>2012-05-14T00:00:00</dc:date>
              <text:p text:style-name="P2"><text:span text:style-name="T2">Assina mas não é possivel verificar</text:span></text:p>
              <text:p text:style-name="P2"><text:span text:style-name="T2">→ </text:span><text:span text:style-name="T2">Janela de validação da assinatura contem 3 caracteres fora de contexto (caso de assinatura sem selo temporal) [NÃO FOI POSSIVEL VERIFICAR]</text:span></text:p>
            </office:annotation>
            <text:p>NOK</text:p>
          </table:table-cell>
          <table:table-cell table:number-columns-repeated="7" table:style-name="ce351" office:value-type="string">
            <text:p>OK</text:p>
          </table:table-cell>
          <table:table-cell table:style-name="ce368"/>
          <table:table-cell table:style-name="ce351" office:value-type="string">
            <text:p>OK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292" office:value-type="string" table:number-columns-spanned="2" table:number-rows-spanned="1">
            <text:p>Assinatura LibreOffice</text:p>
          </table:table-cell>
          <table:covered-table-cell table:style-name="ce292"/>
          <table:table-cell table:style-name="ce337" office:value-type="string">
            <office:annotation draw:style-name="gr2" draw:text-style-name="P2" svg:width="1.1413in" svg:height="0.2571in" svg:x="6.6154in" svg:y="21.02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337" office:value-type="string">
            <office:annotation draw:style-name="gr2" draw:text-style-name="P2" svg:width="1.1413in" svg:height="0.2571in" svg:x="8.5213in" svg:y="21.02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342" office:value-type="string">
            <office:annotation draw:style-name="gr2" draw:text-style-name="P2" svg:width="1.1413in" svg:height="0.7909in" svg:x="10.4276in" svg:y="21.0217in" draw:caption-point-x="-0.2402in" draw:caption-point-y="0.5945in">
              <dc:date>2012-05-14T00:00:00</dc:date>
              <text:p text:style-name="P2"><text:span text:style-name="T2">→ </text:span><text:span text:style-name="T2">Leitor Xiring – NOK (não funciona sem pinpad)</text:span></text:p>
            </office:annotation>
            <text:p>OK</text:p>
          </table:table-cell>
          <table:table-cell table:style-name="ce337" office:value-type="string">
            <office:annotation draw:style-name="gr2" draw:text-style-name="P2" svg:width="1.1413in" svg:height="0.2571in" svg:x="12.3539in" svg:y="21.02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337" office:value-type="string">
            <office:annotation draw:style-name="gr16" draw:text-style-name="P1" svg:width="3.7709in" svg:height="1.1469in" svg:x="14.0035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37" office:value-type="string">
            <office:annotation draw:style-name="gr16" draw:text-style-name="P1" svg:width="3.7709in" svg:height="1.1469in" svg:x="15.9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07" office:value-type="string">
            <office:annotation draw:style-name="gr15" draw:text-style-name="P2" svg:width="2.1114in" svg:height="0.435in" svg:x="17.9535in" svg:y="21.0217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07" office:value-type="string">
            <text:p>OK</text:p>
          </table:table-cell>
          <table:table-cell table:style-name="ce292"/>
          <table:table-cell table:style-name="ce309" office:value-type="string">
            <text:p>NOK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295" office:value-type="string" table:number-columns-spanned="2" table:number-rows-spanned="1">
            <text:p>Funcionalidade OTP<text:span text:style-name="T16"> </text:span><text:span text:style-name="T17">(</text:span><text:span text:style-name="T18">XIRING NÂO SUPORTADO)</text:span></text:p>
          </table:table-cell>
          <table:covered-table-cell table:style-name="ce292"/>
          <table:table-cell table:number-columns-repeated="3" table:style-name="ce334" office:value-type="string">
            <text:p>OK</text:p>
          </table:table-cell>
          <table:table-cell table:style-name="ce344" office:value-type="string">
            <office:annotation draw:style-name="gr2" draw:text-style-name="P2" svg:width="1.1413in" svg:height="0.7909in" svg:x="12.3539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344" office:value-type="string">
            <office:annotation draw:style-name="gr2" draw:text-style-name="P2" svg:width="1.1413in" svg:height="0.7909in" svg:x="14.2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344" office:value-type="string">
            <office:annotation draw:style-name="gr2" draw:text-style-name="P2" svg:width="1.1413in" svg:height="0.7909in" svg:x="16.1067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number-columns-repeated="7" table:style-name="ce307" office:value-type="string">
            <text:p>OK</text:p>
          </table:table-cell>
          <table:table-cell table:style-name="ce292"/>
          <table:table-cell table:style-name="ce337" office:value-type="string">
            <office:annotation draw:style-name="gr2" draw:text-style-name="P2" svg:width="1.1413in" svg:height="0.7909in" svg:x="31.9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96"/>
          <table:table-cell table:style-name="ce306"/>
          <table:table-cell table:number-columns-repeated="1020"/>
        </table:table-row>
        <table:table-row table:style-name="ro1">
          <table:table-cell table:number-columns-repeated="2"/>
          <table:table-cell table:style-name="ce297" office:value-type="string" table:number-columns-spanned="4" table:number-rows-spanned="1">
            <text:p>Tabela de leitores suportados pelo MW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98"/>
          <table:table-cell table:style-name="ce299" office:value-type="string">
            <text:p>Verificação</text:p>
          </table:table-cell>
          <table:table-cell table:style-name="ce299" office:value-type="string">
            <text:p>Modificação</text:p>
          </table:table-cell>
          <table:table-cell table:style-name="ce299" office:value-type="string">
            <text:p>Desbloqueio</text:p>
          </table:table-cell>
          <table:table-cell/>
          <table:table-cell office:value-type="string">
            <text:p>problema com os certificados no windows está resolvido, o caminho está completo</text:p>
          </table:table-cell>
          <table:table-cell table:number-columns-repeated="1016"/>
        </table:table-row>
        <table:table-row table:style-name="ro5">
          <table:table-cell table:number-columns-repeated="2"/>
          <table:table-cell table:style-name="ce299" office:value-type="string">
            <text:p>Leitor sem pinpad</text:p>
          </table:table-cell>
          <table:table-cell table:number-columns-repeated="3" table:style-name="ce307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99" office:value-type="string">
            <text:p>Leitor com pinpad</text:p>
          </table:table-cell>
          <table:table-cell table:style-name="ce308"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300" office:value-type="string">
            <office:annotation draw:style-name="gr15" draw:text-style-name="P2" svg:width="2.8075in" svg:height="0.435in" svg:x="3.4673in" svg:y="22.4008in" draw:caption-point-x="-0.2402in" draw:caption-point-y="0.5945in">
              <dc:date>2012-04-13T00:00:00</dc:date>
              <text:p text:style-name="P2"><text:span text:style-name="T2">Necessário instalar driver em windows</text:span></text:p>
            </office:annotation>
            <text:p>GemPC</text:p>
          </table:table-cell>
          <table:table-cell table:number-columns-repeated="3" table:style-name="ce307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300" office:value-type="string">
            <text:p>Xiring</text:p>
          </table:table-cell>
          <table:table-cell table:style-name="ce309" office:value-type="string">
            <office:annotation draw:style-name="gr2" draw:text-style-name="P2" svg:width="1.1413in" svg:height="0.9689in" svg:x="4.7291in" svg:y="22.5969in" draw:caption-point-x="-0.2402in" draw:caption-point-y="0.5945in">
              <dc:date>2012-05-07T00:00:00</dc:date>
              <text:p text:style-name="P2"><text:span text:style-name="T2">O pinpad só funciona em Linux e windows xp 32bits</text:span></text:p>
            </office:annotation>
            <text:p>Pinpad (Linux)</text:p>
          </table:table-cell>
          <table:table-cell table:style-name="ce338" office:value-type="string">
            <office:annotation draw:style-name="gr6" draw:text-style-name="P2" svg:width="3.2102in" svg:height="0.9689in" svg:x="6.6154in" svg:y="22.5969in" draw:caption-point-x="-0.2402in" draw:caption-point-y="0.5945in">
              <dc:date>2012-05-14T00:00:00</dc:date>
              <text:p text:style-name="P2"><text:span text:style-name="T2">Mesmo suporte que o MW oficial:</text:span></text:p>
              <text:p text:style-name="P2"><text:span text:style-name="T2">Windows XP – OK</text:span></text:p>
              <text:p text:style-name="P2"><text:span text:style-name="T2">Windows Vista &amp; 7 – NOK</text:span></text:p>
              <text:p text:style-name="P2"><text:span text:style-name="T2">Linux 32bits – OK</text:span></text:p>
              <text:p text:style-name="P2"><text:span text:style-name="T2">Linux 64bits - ??</text:span></text:p>
            </office:annotation>
            <text:p>suportado</text:p>
          </table:table-cell>
          <table:table-cell table:style-name="ce309" office:value-type="string">
            <office:annotation draw:style-name="gr11" draw:text-style-name="P2" svg:width="3.2102in" svg:height="0.2571in" svg:x="8.5213in" svg:y="22.5969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300" office:value-type="string">
            <office:annotation draw:style-name="gr2" draw:text-style-name="P2" svg:width="1.1413in" svg:height="0.9689in" svg:x="3.4673in" svg:y="22.7925in" draw:caption-point-x="-0.2402in" draw:caption-point-y="0.5945in">
              <dc:date>2012-04-13T00:00:00</dc:date>
              <text:p text:style-name="P2"><text:span text:style-name="T2">Necessário instalar driver windows, linux e macos</text:span></text:p>
            </office:annotation>
            <text:p>ACR83</text:p>
          </table:table-cell>
          <table:table-cell table:style-name="ce307" office:value-type="string">
            <text:p>suportado</text:p>
          </table:table-cell>
          <table:table-cell table:style-name="ce309" office:value-type="string">
            <office:annotation draw:style-name="gr11" draw:text-style-name="P2" svg:width="3.2102in" svg:height="0.2571in" svg:x="6.6154in" svg:y="22.792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style-name="ce309" office:value-type="string">
            <office:annotation draw:style-name="gr11" draw:text-style-name="P2" svg:width="3.2102in" svg:height="0.2571in" svg:x="8.5213in" svg:y="22.792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release eidgui/eidmw_nl.ts</text:p>
          </table:table-cell>
          <table:table-cell office:value-type="string">
            <text:p>para adicionar traduções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93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78"/>
        <table:table-column table:style-name="co8" table:default-cell-style-name="ce1"/>
        <table:table-column table:style-name="co10" table:default-cell-style-name="ce78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5" office:value-type="string">
            <text:p>Windows XP</text:p>
          </table:table-cell>
          <table:table-cell table:number-columns-repeated="2" table:style-name="ce35" office:value-type="string">
            <text:p>Windows Vista</text:p>
          </table:table-cell>
          <table:table-cell table:number-columns-repeated="2" table:style-name="ce35" office:value-type="string">
            <text:p>Windows 7</text:p>
          </table:table-cell>
          <table:table-cell table:number-columns-repeated="2" table:style-name="ce35" office:value-type="string">
            <text:p>Caixa Mágica</text:p>
          </table:table-cell>
          <table:table-cell table:number-columns-repeated="2" table:style-name="ce35" office:value-type="string">
            <text:p>Suse</text:p>
          </table:table-cell>
          <table:table-cell table:number-columns-repeated="2" table:style-name="ce35" office:value-type="string">
            <text:p>Ubuntu</text:p>
          </table:table-cell>
          <table:table-cell table:style-name="ce35" office:value-type="string">
            <text:p>Fedora</text:p>
          </table:table-cell>
          <table:table-cell table:style-name="ce82" office:value-type="string">
            <text:p>MAC Leopard</text:p>
          </table:table-cell>
          <table:table-cell table:style-name="ce82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36" office:value-type="string">
            <text:p>Aplicação instala sem problemas (build 2593)</text:p>
          </table:table-cell>
          <table:table-cell table:style-name="ce36" office:value-type="string">
            <text:p>Aplicação instala sem problemas (build 2592)</text:p>
          </table:table-cell>
          <table:table-cell table:style-name="ce114" office:value-type="string">
            <text:p>Aplicação instala sem problemas (build 2554)</text:p>
          </table:table-cell>
          <table:table-cell table:style-name="ce115" office:value-type="string">
            <text:p>Aplicação instala sem problemas (build 2554)</text:p>
          </table:table-cell>
          <table:table-cell table:style-name="ce116" office:value-type="string">
            <text:p>Aplicação instala sem problemas (build 2593)</text:p>
          </table:table-cell>
          <table:table-cell table:style-name="ce115" office:value-type="string">
            <text:p>Aplicação instala sem problemas (build 2554)</text:p>
          </table:table-cell>
          <table:table-cell table:number-columns-repeated="2" table:style-name="ce70" office:value-type="string">
            <text:p>Instalação através de pacote deb, sem problemas (build 2554)</text:p>
          </table:table-cell>
          <table:table-cell table:number-columns-repeated="2" table:style-name="ce70" office:value-type="string">
            <text:p>Instalação através de pacote rpm, sem problemas (build 2554)</text:p>
          </table:table-cell>
          <table:table-cell table:number-columns-repeated="2" table:style-name="ce70" office:value-type="string">
            <text:p>Instalação através de pacote deb, sem problemas (build 2554)</text:p>
          </table:table-cell>
          <table:table-cell table:style-name="ce70" office:value-type="string">
            <text:p>Instalação através de pacote rpm, sem problemas (build 2554)</text:p>
          </table:table-cell>
          <table:table-cell table:style-name="ce70" office:value-type="string">
            <text:p>Não sistema operativo não disponivel para teste</text:p>
          </table:table-cell>
          <table:table-cell table:style-name="ce94" office:value-type="string">
            <text:p>Aplicação instala (build de dia 10 de maio)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/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/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/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/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7">- Assinatura não funciona com <text:s/>o leitor Xiring</text:span></text:p>
            <text:p><text:span text:style-name="T7"/></text:p>
            <text:p><text:span text:style-name="T8"/></text:p>
          </table:table-cell>
          <table:table-cell table:style-name="ce37" office:value-type="string">
            <text:p><text:span text:style-name="T7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71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6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7"/></text:p>
            <text:p><text:span text:style-name="T8"/></text:p>
          </table:table-cell>
          <table:table-cell table:style-name="ce7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9"/></text:p>
          </table:table-cell>
          <table:table-cell table:style-name="ce7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9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37" office:value-type="string">
            <text:p><text:span text:style-name="T6">- A aplicação apresenta algumas instabilidades (durante a leitura do cartão), os controlos deverão ser desabilitados durante este processo?</text:span></text:p>
            <text:p><text:span text:style-name="T8"/></text:p>
          </table:table-cell>
          <table:table-cell table:style-name="ce83"/>
          <table:table-cell table:style-name="ce71" office:value-type="string">
            <text:p>- A aplicação apresenta instabilidades <text:span text:style-name="T10">(</text:span>bloqueia / interface não refresca/responde - problema poderá estar relacionado com o suporte ao leitor gemalto<text:span text:style-name="T10">)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4" table:style-name="ce10"/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79"/>
          <table:covered-table-cell table:style-name="ce10"/>
          <table:covered-table-cell table:style-name="ce79"/>
          <table:covered-table-cell table:number-columns-repeated="2" table:style-name="ce10"/>
          <table:covered-table-cell table:style-name="ce95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6" office:value-type="string">
            <text:p>Disposição gráfica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7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42" office:value-type="string">
            <text:p>OK</text:p>
          </table:table-cell>
          <table:table-cell table:style-name="ce85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4"/>
          <table:table-cell table:style-name="ce9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11" table:style-name="ce13"/>
          <table:covered-table-cell table:style-name="ce80"/>
          <table:covered-table-cell table:style-name="ce13"/>
          <table:covered-table-cell table:style-name="ce80"/>
          <table:covered-table-cell table:number-columns-repeated="2" table:style-name="ce13"/>
          <table:covered-table-cell table:style-name="ce97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number-columns-repeated="13" table:style-name="ce43" office:value-type="string">
            <text:p>NA</text:p>
          </table:table-cell>
          <table:table-cell table:style-name="ce43"/>
          <table:table-cell table:style-name="ce9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13" table:style-name="ce43" office:value-type="string">
            <text:p>NA</text:p>
          </table:table-cell>
          <table:table-cell table:style-name="ce43"/>
          <table:table-cell table:style-name="ce9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 exibida</text:p>
          </table:table-cell>
          <table:table-cell table:number-columns-repeated="13" table:style-name="ce44" office:value-type="string">
            <text:p>NA</text:p>
          </table:table-cell>
          <table:table-cell table:style-name="ce44"/>
          <table:table-cell table:style-name="ce99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5" office:value-type="string">
            <text:p>NA</text:p>
          </table:table-cell>
          <table:table-cell table:style-name="ce45"/>
          <table:table-cell table:style-name="ce10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6" office:value-type="string">
            <text:p>NA</text:p>
          </table:table-cell>
          <table:table-cell table:style-name="ce46"/>
          <table:table-cell table:style-name="ce10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13" table:style-name="ce47" office:value-type="string">
            <text:p>NA</text:p>
          </table:table-cell>
          <table:table-cell table:style-name="ce44"/>
          <table:table-cell table:style-name="ce102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85"/>
          <table:table-cell table:style-name="ce103" office:value-type="string">
            <office:annotation draw:style-name="gr1" draw:text-style-name="P1" svg:width="2.885in" svg:height="0.9689in" svg:x="31.7035in" svg:y="10.02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0.60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1.19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49" office:value-type="string">
            <text:p>OK</text:p>
          </table:table-cell>
          <table:table-cell table:number-columns-repeated="7" table:style-name="ce41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1.7744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6" table:style-name="ce52" office:value-type="string">
            <text:p>OK</text:p>
          </table:table-cell>
          <table:table-cell table:number-columns-repeated="7" table:style-name="ce66" office:value-type="string">
            <text:p>OK</text:p>
          </table:table-cell>
          <table:table-cell table:style-name="ce90"/>
          <table:table-cell table:style-name="ce103" office:value-type="string">
            <office:annotation draw:style-name="gr1" draw:text-style-name="P1" svg:width="2.885in" svg:height="0.9689in" svg:x="31.7035in" svg:y="12.3579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1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1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2" table:style-name="ce52" office:value-type="string">
            <text:p>OK</text:p>
          </table:table-cell>
          <table:table-cell table:number-columns-repeated="11" table:style-name="ce66" office:value-type="string">
            <text:p>OK</text:p>
          </table:table-cell>
          <table:table-cell table:style-name="ce91"/>
          <table:table-cell table:style-name="ce103" office:value-type="string">
            <office:annotation draw:style-name="gr1" draw:text-style-name="P1" svg:width="2.885in" svg:height="0.9689in" svg:x="31.7035in" svg:y="12.9413in" draw:caption-point-x="-0.0335in" draw:caption-point-y="0.4945in">
              <dc:date>2012-05-11T00:00:00</dc:date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1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1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13" table:style-name="ce53" office:value-type="string">
            <text:p>NA</text:p>
          </table:table-cell>
          <table:table-cell table:style-name="ce90"/>
          <table:table-cell table:style-name="ce106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11" table:style-name="ce14"/>
          <table:covered-table-cell table:style-name="ce81"/>
          <table:covered-table-cell table:style-name="ce14"/>
          <table:covered-table-cell table:style-name="ce81"/>
          <table:covered-table-cell table:number-columns-repeated="2" table:style-name="ce14"/>
          <table:covered-table-cell table:style-name="ce107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number-columns-repeated="13" table:style-name="ce54" office:value-type="string">
            <text:p>NA</text:p>
          </table:table-cell>
          <table:table-cell table:style-name="ce43"/>
          <table:table-cell table:style-name="ce10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13" table:style-name="ce54" office:value-type="string">
            <text:p>NA</text:p>
          </table:table-cell>
          <table:table-cell table:style-name="ce43"/>
          <table:table-cell table:style-name="ce10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number-columns-repeated="13" table:style-name="ce55" office:value-type="string">
            <text:p>NA</text:p>
          </table:table-cell>
          <table:table-cell table:style-name="ce44"/>
          <table:table-cell table:style-name="ce109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number-columns-repeated="9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10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9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10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9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102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49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number-columns-repeated="13" table:style-name="ce50" office:value-type="string">
            <text:p>NA</text:p>
          </table:table-cell>
          <table:table-cell table:style-name="ce89"/>
          <table:table-cell table:style-name="ce1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13" table:style-name="ce51" office:value-type="string">
            <text:p>NA</text:p>
          </table:table-cell>
          <table:table-cell table:style-name="ce88"/>
          <table:table-cell table:style-name="ce1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13" table:style-name="ce53" office:value-type="string">
            <text:p>NA</text:p>
          </table:table-cell>
          <table:table-cell table:style-name="ce90"/>
          <table:table-cell table:style-name="ce106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64"/>
          <table:table-cell table:number-columns-repeated="12"/>
          <table:table-cell table:style-name="ce64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number-columns-repeated="6" table:style-name="ce34" office:value-type="string">
            <text:p>NOK</text:p>
          </table:table-cell>
          <table:table-cell table:number-columns-repeated="8" table:style-name="ce72" office:value-type="string">
            <text:p>NA</text:p>
          </table:table-cell>
          <table:table-cell table:style-name="ce110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19.4535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13"/>
          <table:table-cell table:style-name="ce61" office:value-type="string">
            <office:annotation draw:style-name="gr6" draw:text-style-name="P2" svg:width="2.9996in" svg:height="0.9689in" svg:x="10.4276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2.3539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4.2102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6.1067in" svg:y="19.4535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17.9535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19.819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1.695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3.55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5.4083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7.2547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9.1012in" svg:y="19.4535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92"/>
          <table:table-cell table:style-name="ce111" office:value-type="string">
            <office:annotation draw:style-name="gr2" draw:text-style-name="P2" svg:width="1.1413in" svg:height="1.1469in" svg:x="31.9102in" svg:y="19.4535in" draw:caption-point-x="-0.2402in" draw:caption-point-y="0.5945in">
              <dc:date>2012-05-11T00:00:00</dc:date>
              <text:p text:style-name="P2"><text:span text:style-name="T2">Para o mesmo leitor por vezes é pedido o pin via pinpad noutras não</text:span></text:p>
            </office:annotation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69"/>
          <table:table-cell table:style-name="ce67" office:value-type="string">
            <office:annotation draw:style-name="gr5" draw:text-style-name="P2" svg:width="1.9906in" svg:height="0.4484in" svg:x="10.4276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6.1067in" svg:y="19.6606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3" office:value-type="string">
            <text:p>NA</text:p>
          </table:table-cell>
          <table:table-cell table:number-columns-repeated="7" table:style-name="ce74" office:value-type="string">
            <text:p>NA</text:p>
          </table:table-cell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69"/>
          <table:table-cell table:style-name="ce59" office:value-type="string">
            <office:annotation draw:style-name="gr8" draw:text-style-name="P1" svg:width="1.4626in" svg:height="0.9409in" svg:x="10.2209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2.1472in" svg:y="18.6878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4.0035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5.9in" svg:y="18.6878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10" draw:text-style-name="P1" svg:width="1.4539in" svg:height="1.6685in" svg:x="15.8799in" svg:y="18.9583in" draw:caption-point-x="1.8335in" draw:caption-point-y="1.4913in">
              <dc:date>2012-04-13T00:00:00</dc:date>
              <text:p text:style-name="P1"><text:span text:style-name="T1"/></text:p>
              <text:p text:style-name="P1"><text:span text:style-name="T1">- Necessário instalar o módulo pkcs11 manualmente.</text:span></text:p>
              <text:p text:style-name="P1"><text:span text:style-name="T1">-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9.6126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1.489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3.3453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8" draw:text-style-name="P1" svg:width="1.5264in" svg:height="0.9409in" svg:x="27.048in" svg:y="20.5886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2"/>
          <table:table-cell table:style-name="ce112" office:value-type="string">
            <office:annotation draw:style-name="gr11" draw:text-style-name="P2" svg:width="1.9146in" svg:height="0.2571in" svg:x="31.9102in" svg:y="19.8551in" draw:caption-point-x="-0.2402in" draw:caption-point-y="0.5945in">
              <dc:date>2012-05-11T00:00:00</dc:date>
              <text:p text:style-name="P2"><text:span text:style-name="T2">CKR_GENERAL_ERROR</text:span></text:p>
            </office:annotation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69"/>
          <table:table-cell table:number-columns-repeated="4" table:style-name="ce60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number-columns-repeated="2" table:style-name="ce60" office:value-type="string">
            <text:p>NA</text:p>
          </table:table-cell>
          <table:table-cell table:style-name="ce67" office:value-type="string">
            <office:annotation draw:style-name="gr5" draw:text-style-name="P2" svg:width="1.9906in" svg:height="0.4484in" svg:x="10.4276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20.2441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17" draw:text-style-name="P1" svg:width="2.0362in" svg:height="0.435in" svg:x="15.9in" svg:y="19.9197in" draw:caption-point-x="-0.0335in" draw:caption-point-y="0.9189in">
              <dc:date>2012-04-13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</office:annotation>
            <text:p>OK</text:p>
          </table:table-cell>
          <table:table-cell table:style-name="ce75" office:value-type="string">
            <text:p>NA</text:p>
          </table:table-cell>
          <table:table-cell table:number-columns-repeated="7" table:style-name="ce74" office:value-type="string">
            <text:p>NA</text:p>
          </table:table-cell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number-columns-repeated="2" table:style-name="ce60" office:value-type="string">
            <text:p>NA</text:p>
          </table:table-cell>
          <table:table-cell table:style-name="ce65" office:value-type="string">
            <office:annotation draw:style-name="gr6" draw:text-style-name="P2" svg:width="2.3331in" svg:height="0.9689in" svg:x="8.4811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5" office:value-type="string">
            <office:annotation draw:style-name="gr6" draw:text-style-name="P2" svg:width="2.3331in" svg:height="0.9689in" svg:x="10.4075in" svg:y="20.4386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59" office:value-type="string">
            <office:annotation draw:style-name="gr13" draw:text-style-name="P1" svg:width="1.5264in" svg:height="2.4469in" svg:x="14.0035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style-name="ce59" office:value-type="string">
            <office:annotation draw:style-name="gr13" draw:text-style-name="P1" svg:width="1.5264in" svg:height="2.4469in" svg:x="15.9in" svg:y="21.172in" draw:caption-point-x="-0.0335in" draw:caption-point-y="-0.139in">
              <dc:date>2012-05-11T00:00:00</dc:date>
              <text:p text:style-name="P1"><text:span text:style-name="T1">Funciona de acordo com as condicionantes conhecidas</text:span></text:p>
            </office:annotation>
            <text:p>OK</text:p>
          </table:table-cell>
          <table:table-cell table:number-columns-repeated="7" table:style-name="ce76" office:value-type="string">
            <text:p>OK</text:p>
          </table:table-cell>
          <table:table-cell table:style-name="ce92"/>
          <table:table-cell table:style-name="ce75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1" office:value-type="string">
            <office:annotation draw:style-name="gr12" draw:text-style-name="P2" svg:width="2.1913in" svg:height="1.3248in" svg:x="6.6154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113"/>
          <table:table-cell table:style-name="ce61" office:value-type="string">
            <office:annotation draw:style-name="gr12" draw:text-style-name="P2" svg:width="2.1913in" svg:height="1.3248in" svg:x="10.4276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2.3539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4.2102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6.1067in" svg:y="20.6327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number-columns-repeated="7" table:style-name="ce76" office:value-type="string">
            <text:p>OK</text:p>
          </table:table-cell>
          <table:table-cell table:style-name="ce93"/>
          <table:table-cell table:style-name="ce76" office:value-type="string">
            <text:p>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1" office:value-type="string">
            <office:annotation draw:style-name="gr4" draw:text-style-name="P2" svg:width="3.4843in" svg:height="1.1469in" svg:x="6.6154in" svg:y="20.8272in" draw:caption-point-x="-0.2402in" draw:caption-point-y="0.5945in">
              <dc:date>2012-04-13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113"/>
          <table:table-cell table:style-name="ce61" office:value-type="string">
            <office:annotation draw:style-name="gr4" draw:text-style-name="P2" svg:width="3.4843in" svg:height="1.1469in" svg:x="10.4276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2.3539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4.2102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6.1067in" svg:y="20.8272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number-columns-repeated="7" table:style-name="ce76" office:value-type="string">
            <text:p>OK</text:p>
          </table:table-cell>
          <table:table-cell table:style-name="ce93"/>
          <table:table-cell table:style-name="ce76" office:value-type="string">
            <text:p>OK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2" office:value-type="string">
            <office:annotation draw:style-name="gr2" draw:text-style-name="P2" svg:width="1.1413in" svg:height="0.2571in" svg:x="6.6154in" svg:y="21.0217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113"/>
          <table:table-cell table:style-name="ce62" office:value-type="string">
            <office:annotation draw:style-name="gr16" draw:text-style-name="P1" svg:width="3.7709in" svg:height="1.1469in" svg:x="10.2209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2.1472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4.0035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5.9in" svg:y="21.3669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2" office:value-type="string">
            <office:annotation draw:style-name="gr15" draw:text-style-name="P2" svg:width="2.1114in" svg:height="0.435in" svg:x="17.9535in" svg:y="21.0217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2" office:value-type="string">
            <text:p>OK</text:p>
          </table:table-cell>
          <table:table-cell table:style-name="ce17"/>
          <table:table-cell table:style-name="ce34" office:value-type="string">
            <text:p>NOK</text:p>
          </table:table-cell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Funcionalidade OTP</text:p>
          </table:table-cell>
          <table:covered-table-cell table:style-name="ce17"/>
          <table:table-cell table:style-name="ce62" office:value-type="string">
            <office:annotation draw:style-name="gr2" draw:text-style-name="P2" svg:width="1.1413in" svg:height="0.7909in" svg:x="6.6154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2" office:value-type="string">
            <office:annotation draw:style-name="gr2" draw:text-style-name="P2" svg:width="1.1413in" svg:height="0.7909in" svg:x="8.5213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2" office:value-type="string">
            <office:annotation draw:style-name="gr2" draw:text-style-name="P2" svg:width="1.1413in" svg:height="0.7909in" svg:x="10.4276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2" office:value-type="string">
            <office:annotation draw:style-name="gr2" draw:text-style-name="P2" svg:width="1.1413in" svg:height="0.7909in" svg:x="12.3539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2" office:value-type="string">
            <office:annotation draw:style-name="gr2" draw:text-style-name="P2" svg:width="1.1413in" svg:height="0.7909in" svg:x="14.2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62" office:value-type="string">
            <office:annotation draw:style-name="gr2" draw:text-style-name="P2" svg:width="1.1413in" svg:height="0.7909in" svg:x="16.1067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style-name="ce32" office:value-type="string">
            <office:annotation draw:style-name="gr15" draw:text-style-name="P2" svg:width="2.1114in" svg:height="0.435in" svg:x="17.9535in" svg:y="21.2177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2" office:value-type="string">
            <text:p>OK</text:p>
          </table:table-cell>
          <table:table-cell table:style-name="ce17"/>
          <table:table-cell table:style-name="ce62" office:value-type="string">
            <office:annotation draw:style-name="gr2" draw:text-style-name="P2" svg:width="1.1413in" svg:height="0.7909in" svg:x="31.9102in" svg:y="21.2177in" draw:caption-point-x="-0.2402in" draw:caption-point-y="0.5945in">
              <dc:date>2012-05-11T00:00:00</dc:date>
              <text:p text:style-name="P2"><text:span text:style-name="T2">Build testado não incluía suporte para OTP</text:span></text:p>
            </office:annotation>
            <text:p>NOK</text:p>
          </table:table-cell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1"/>
          <table:table-cell table:style-name="ce31"/>
          <table:table-cell table:number-columns-repeated="1020"/>
        </table:table-row>
        <table:table-row table:style-name="ro1">
          <table:table-cell table:number-columns-repeated="2"/>
          <table:table-cell table:style-name="ce22" office:value-type="string" table:number-columns-spanned="4" table:number-rows-spanned="1">
            <text:p>Tabela de leitores suportados pelo MW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3"/>
          <table:table-cell table:style-name="ce24" office:value-type="string">
            <text:p>Verificação</text:p>
          </table:table-cell>
          <table:table-cell table:style-name="ce24" office:value-type="string">
            <text:p>Modificação</text:p>
          </table:table-cell>
          <table:table-cell table:style-name="ce24" office:value-type="string">
            <text:p>Desbloquei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Leitor sem pinpad</text:p>
          </table:table-cell>
          <table:table-cell table:number-columns-repeated="3" table:style-name="ce32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Leitor com pinpad</text:p>
          </table:table-cell>
          <table:table-cell table:style-name="ce33"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office:annotation draw:style-name="gr15" draw:text-style-name="P2" svg:width="2.8075in" svg:height="0.435in" svg:x="3.4673in" svg:y="22.3898in" draw:caption-point-x="-0.2402in" draw:caption-point-y="0.5945in">
              <dc:date>2012-04-13T00:00:00</dc:date>
              <text:p text:style-name="P2"><text:span text:style-name="T2">Necessário instalar driver em windows</text:span></text:p>
            </office:annotation>
            <text:p>GemPC</text:p>
          </table:table-cell>
          <table:table-cell table:number-columns-repeated="3" table:style-name="ce32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text:p>Xiring</text:p>
          </table:table-cell>
          <table:table-cell table:style-name="ce34" office:value-type="string">
            <office:annotation draw:style-name="gr2" draw:text-style-name="P2" svg:width="1.1413in" svg:height="0.9689in" svg:x="4.7291in" svg:y="22.5858in" draw:caption-point-x="-0.2402in" draw:caption-point-y="0.5945in">
              <dc:date>2012-05-07T00:00:00</dc:date>
              <text:p text:style-name="P2"><text:span text:style-name="T2">O pinpad só funciona em Linux e windows xp 32bits</text:span></text:p>
            </office:annotation>
            <text:p>Pinpad (Linux)</text:p>
          </table:table-cell>
          <table:table-cell table:style-name="ce63" office:value-type="string">
            <office:annotation draw:style-name="gr14" draw:text-style-name="P2" svg:width="3.2102in" svg:height="0.7909in" svg:x="6.6154in" svg:y="22.5858in" draw:caption-point-x="-0.2402in" draw:caption-point-y="0.5945in">
              <dc:date>2012-05-07T00:00:00</dc:date>
              <text:p text:style-name="P2"><text:span text:style-name="T2">Mesmo suporte que o MW oficial:</text:span></text:p>
              <text:p text:style-name="P2"><text:span text:style-name="T2">Windows XP – OK</text:span></text:p>
              <text:p text:style-name="P2"><text:span text:style-name="T2">Windows Vista &amp; 7 – NOK</text:span></text:p>
              <text:p text:style-name="P2"><text:span text:style-name="T2">Linux - NOK</text:span></text:p>
            </office:annotation>
            <text:p>suportado</text:p>
          </table:table-cell>
          <table:table-cell table:style-name="ce34" office:value-type="string">
            <office:annotation draw:style-name="gr11" draw:text-style-name="P2" svg:width="3.2102in" svg:height="0.2571in" svg:x="8.5213in" svg:y="22.5858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office:annotation draw:style-name="gr2" draw:text-style-name="P2" svg:width="1.1413in" svg:height="0.9689in" svg:x="3.4673in" svg:y="22.7815in" draw:caption-point-x="-0.2402in" draw:caption-point-y="0.5945in">
              <dc:date>2012-04-13T00:00:00</dc:date>
              <text:p text:style-name="P2"><text:span text:style-name="T2">Necessário instalar driver windows, linux e macos</text:span></text:p>
            </office:annotation>
            <text:p>ACR83</text:p>
          </table:table-cell>
          <table:table-cell table:style-name="ce32" office:value-type="string">
            <text:p>suportado</text:p>
          </table:table-cell>
          <table:table-cell table:style-name="ce34" office:value-type="string">
            <office:annotation draw:style-name="gr11" draw:text-style-name="P2" svg:width="3.2102in" svg:height="0.2571in" svg:x="6.6154in" svg:y="22.781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style-name="ce34" office:value-type="string">
            <office:annotation draw:style-name="gr11" draw:text-style-name="P2" svg:width="3.2102in" svg:height="0.2571in" svg:x="8.5213in" svg:y="22.7815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release eidgui/eidmw_nl.ts</text:p>
          </table:table-cell>
          <table:table-cell office:value-type="string">
            <text:p>para adicionar traduções</text:p>
          </table:table-cell>
          <table:table-cell table:number-columns-repeated="102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5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78"/>
        <table:table-column table:style-name="co8" table:default-cell-style-name="ce1"/>
        <table:table-column table:style-name="co10" table:default-cell-style-name="ce78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5" office:value-type="string">
            <text:p>Windows XP</text:p>
          </table:table-cell>
          <table:table-cell table:number-columns-repeated="2" table:style-name="ce35" office:value-type="string">
            <text:p>Windows Vista</text:p>
          </table:table-cell>
          <table:table-cell table:number-columns-repeated="2" table:style-name="ce35" office:value-type="string">
            <text:p>Windows 7</text:p>
          </table:table-cell>
          <table:table-cell table:number-columns-repeated="2" table:style-name="ce35" office:value-type="string">
            <text:p>Caixa Mágica</text:p>
          </table:table-cell>
          <table:table-cell table:number-columns-repeated="2" table:style-name="ce35" office:value-type="string">
            <text:p>Suse</text:p>
          </table:table-cell>
          <table:table-cell table:number-columns-repeated="2" table:style-name="ce35" office:value-type="string">
            <text:p>Ubuntu</text:p>
          </table:table-cell>
          <table:table-cell table:style-name="ce35" office:value-type="string">
            <text:p>Fedora</text:p>
          </table:table-cell>
          <table:table-cell table:style-name="ce82" office:value-type="string">
            <text:p>MAC Leopard</text:p>
          </table:table-cell>
          <table:table-cell table:style-name="ce82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36" office:value-type="string">
            <text:p>Aplicação instala sem problemas (build 2554)</text:p>
          </table:table-cell>
          <table:table-cell table:style-name="ce119" office:value-type="string">
            <text:p>Não instala</text:p>
            <text:p>(build 2554)</text:p>
          </table:table-cell>
          <table:table-cell table:style-name="ce36" office:value-type="string">
            <text:p>Aplicação instala sem problemas (build 2554)</text:p>
          </table:table-cell>
          <table:table-cell table:number-columns-repeated="3" table:style-name="ce116" office:value-type="string">
            <text:p>Aplicação instala sem problemas (build 2554)</text:p>
          </table:table-cell>
          <table:table-cell table:number-columns-repeated="2" table:style-name="ce144" office:value-type="string">
            <text:p>Instalação através de pacote deb, sem problemas (build 2554)</text:p>
          </table:table-cell>
          <table:table-cell table:number-columns-repeated="2" table:style-name="ce144" office:value-type="string">
            <text:p>Instalação através de pacote rpm, sem problemas (build 2554)</text:p>
          </table:table-cell>
          <table:table-cell table:number-columns-repeated="2" table:style-name="ce144" office:value-type="string">
            <text:p>Instalação através de pacote deb, sem problemas (build 2554)</text:p>
          </table:table-cell>
          <table:table-cell table:style-name="ce144" office:value-type="string">
            <text:p>Instalação através de pacote rpm, sem problemas (build 2554)</text:p>
          </table:table-cell>
          <table:table-cell table:style-name="ce146" office:value-type="string">
            <text:p>Não sistema operativo não disponivel para teste</text:p>
          </table:table-cell>
          <table:table-cell table:style-name="ce146" office:value-type="string">
            <text:p>Não existe build actualizado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7" office:value-type="string">
            <text:p><text:span text:style-name="T8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6">- A aplicação apresenta algumas instabilidades (durante a leitura do cartão), os controlos deverão ser desabilitados durante este processo?</text:span></text:p>
            <text:p><text:span text:style-name="T6">- A verificação da assinatura devia indicar para alem de sucesso o nome de quem assinou.</text:span></text:p>
            <text:p><text:span text:style-name="T7"/></text:p>
            <text:p><text:span text:style-name="T8"/></text:p>
          </table:table-cell>
          <table:table-cell table:style-name="ce120" office:value-type="string">
            <text:p><text:span text:style-name="T7"/></text:p>
            <text:p><text:span text:style-name="T8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 </text:span><text:span text:style-name="T6">ou sempre que é inserido novo cartão</text:span></text:p>
            <text:p><text:span text:style-name="T6">- Quando um pin está bloqueado e se tenta verificar é indicado que o pin está errado.</text:span></text:p>
            <text:p><text:span text:style-name="T6">- A aplicação apresenta algumas instabilidades (durante a leitura do cartão), os controlos deverão ser desabilitados durante este processo?</text:span></text:p>
            <text:p><text:span text:style-name="T6">- A verificação da assinatura devia indicar para alem de sucesso o nome de quem assinou.</text:span></text:p>
            <text:p><text:span text:style-name="T6"/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 </text:span><text:span text:style-name="T6">ou sempre que é inserido novo cartão</text:span></text:p>
            <text:p><text:span text:style-name="T6">- Quando um pin está bloqueado e se tenta verificar é indicado que o pin está errado.</text:span></text:p>
            <text:p><text:span text:style-name="T6">- A aplicação apresenta algumas instabilidades (durante a leitura do cartão), os controlos deverão ser desabilitados durante este processo?</text:span></text:p>
            <text:p><text:span text:style-name="T6">- A verificação da assinatura devia indicar para alem de sucesso o nome de quem assinou.</text:span></text:p>
            <text:p><text:span text:style-name="T6"/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 </text:span><text:span text:style-name="T6">ou sempre que é inserido novo cartão</text:span></text:p>
            <text:p><text:span text:style-name="T6">- Quando um pin está bloqueado e se tenta verificar é indicado que o pin está errado.</text:span></text:p>
            <text:p><text:span text:style-name="T6">- A aplicação apresenta algumas instabilidades (durante a leitura do cartão), os controlos deverão ser desabilitados durante este processo?</text:span></text:p>
            <text:p><text:span text:style-name="T6">- A verificação da assinatura devia indicar para alem de sucesso o nome de quem assinou.</text:span></text:p>
            <text:p><text:span text:style-name="T6"/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6">- Surge um aviso relativo à instalação de um certificado 001, durante a primeira execução da aplicação ou sempre que é inserido novo cartão</text:span></text:p>
            <text:p><text:span text:style-name="T6">- Quando um pin está bloqueado e se tenta verificar é indicado que o pin está errado.</text:span></text:p>
            <text:p><text:span text:style-name="T6">- A aplicação apresenta algumas instabilidades (durante a leitura do cartão), os controlos deverão ser desabilitados durante este processo?</text:span></text:p>
            <text:p><text:span text:style-name="T6">- A verificação da assinatura devia indicar para alem de sucesso o nome de quem assinou.</text:span></text:p>
            <text:p><text:span text:style-name="T9"/></text:p>
          </table:table-cell>
          <table:table-cell table:style-name="ce71" office:value-type="string">
            <text:p><text:span text:style-name="T6">- Quando um pin está bloqueado e se tenta verificar é indicado que o pin está errado.</text:span></text:p>
            <text:p><text:span text:style-name="T6">- A verificação da assinatura devia indicar para alem de sucesso o nome de quem assinou.</text:span></text:p>
            <text:p><text:span text:style-name="T6">- O modo como os certificados são carregados na aplicação deve ser modificado para não exibir todos os certificados encontrados</text:span></text:p>
            <text:p><text:span text:style-name="T6"/></text:p>
          </table:table-cell>
          <table:table-cell table:style-name="ce37" office:value-type="string">
            <text:p><text:span text:style-name="T6">- Quando um pin está bloqueado e se tenta verificar é indicado que o pin está errado.</text:span></text:p>
            <text:p><text:span text:style-name="T6">- A verificação da assinatura devia indicar para alem de sucesso o nome de quem assinou.</text:span></text:p>
            <text:p><text:span text:style-name="T6">- O modo como os certificados são carregados na aplicação deve ser modificado para não exibir todos os certificados encontrados</text:span></text:p>
            <text:p><text:span text:style-name="T7"/></text:p>
            <text:p><text:span text:style-name="T8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6">- Quando um pin está bloqueado e se tenta verificar é indicado que o pin está errado.</text:span></text:p>
            <text:p><text:span text:style-name="T6">- A verificação da assinatura devia indicar para alem de sucesso o nome de quem assinou.</text:span></text:p>
            <text:p><text:span text:style-name="T6">- O modo como os certificados são carregados na aplicação deve ser modificado para não exibir todos os certificados encontrados</text:span></text:p>
            <text:p><text:span text:style-name="T9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6">- Quando um pin está bloqueado e se tenta verificar é indicado que o pin está errado.</text:span></text:p>
            <text:p><text:span text:style-name="T6">- A verificação da assinatura devia indicar para alem de sucesso o nome de quem assinou.</text:span></text:p>
            <text:p><text:span text:style-name="T6">- O modo como os certificados são carregados na aplicação deve ser modificado para não exibir todos os certificados encontrados</text:span></text:p>
            <text:p><text:span text:style-name="T9"/></text:p>
          </table:table-cell>
          <table:table-cell table:style-name="ce37" office:value-type="string">
            <text:p><text:span text:style-name="T7">- Quando um pin está bloqueado e se tenta verificar é indicado que o pin está errado.</text:span></text:p>
            <text:p><text:span text:style-name="T7">- A verificação da assinatura devia indicar para alem de sucesso o nome de quem assinou.</text:span></text:p>
            <text:p><text:span text:style-name="T7">- O modo como os certificados são carregados na aplicação deve ser modificado para não exibir todos os certificados encontrados</text:span></text:p>
            <text:p><text:span text:style-name="T8"/></text:p>
          </table:table-cell>
          <table:table-cell table:style-name="ce37" office:value-type="string">
            <text:p><text:span text:style-name="T7">- Quando um pin está bloqueado e se tenta verificar é indicado que o pin está errado.</text:span></text:p>
            <text:p><text:span text:style-name="T7">- A verificação da assinatura devia indicar para alem de sucesso o nome de quem assinou.</text:span></text:p>
            <text:p><text:span text:style-name="T7">- O modo como os certificados são carregados na aplicação deve ser modificado para não exibir todos os certificados encontrados</text:span></text:p>
            <text:p><text:span text:style-name="T8"/></text:p>
          </table:table-cell>
          <table:table-cell table:style-name="ce37" office:value-type="string">
            <text:p><text:span text:style-name="T7">- Quando um pin está bloqueado e se tenta verificar é indicado que o pin está errado.</text:span></text:p>
            <text:p><text:span text:style-name="T7">- A verificação da assinatura devia indicar para alem de sucesso o nome de quem assinou.</text:span></text:p>
            <text:p><text:span text:style-name="T7">- O modo como os certificados são carregados na aplicação deve ser modificado para não exibir todos os certificados encontrados</text:span></text:p>
            <text:p><text:span text:style-name="T8"/></text:p>
          </table:table-cell>
          <table:table-cell table:style-name="ce83"/>
          <table:table-cell table:style-name="ce147" office:value-type="string">
            <text:p>- Instalação em inglês;</text:p>
            <text:p>- interface com partes em inglês mesmo quando a linguagem escolhida é português (Card, Language)</text:p>
            <text:p>-<text:span text:style-name="T9"> A linguagem da interface da aplicação não é por omissão português;</text:span></text:p>
            <text:p><text:span text:style-name="T6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1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79"/>
          <table:covered-table-cell table:style-name="ce10"/>
          <table:covered-table-cell table:style-name="ce79"/>
          <table:covered-table-cell table:number-columns-repeated="2" table:style-name="ce10"/>
          <table:covered-table-cell table:style-name="ce95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6" office:value-type="string">
            <text:p>Disposição gráfica</text:p>
          </table:table-cell>
          <table:table-cell table:style-name="ce38" office:value-type="string">
            <text:p>OK</text:p>
          </table:table-cell>
          <table:table-cell table:style-name="ce122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3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7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51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2" office:value-type="string">
            <text:p>OK</text:p>
          </table:table-cell>
          <table:table-cell table:style-name="ce129"/>
          <table:table-cell table:number-columns-repeated="11" table:style-name="ce42" office:value-type="string">
            <text:p>OK</text:p>
          </table:table-cell>
          <table:table-cell table:style-name="ce85"/>
          <table:table-cell table:style-name="ce152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51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a escolha da linguagem não afecta os elementos.</text:p>
          </table:table-cell>
          <table:table-cell table:style-name="ce128"/>
          <table:table-cell table:number-columns-repeated="11" table:style-name="ce118" office:value-type="string">
            <text:p>NOK, a escolha da linguagem não afecta os elementos.</text:p>
          </table:table-cell>
          <table:table-cell table:style-name="ce84"/>
          <table:table-cell table:style-name="ce151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30"/>
          <table:covered-table-cell table:number-columns-repeated="7" table:style-name="ce13"/>
          <table:covered-table-cell table:style-name="ce80"/>
          <table:covered-table-cell table:style-name="ce13"/>
          <table:covered-table-cell table:style-name="ce80"/>
          <table:covered-table-cell table:number-columns-repeated="2" table:style-name="ce13"/>
          <table:covered-table-cell table:style-name="ce97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15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15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 exibid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15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15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11" table:style-name="ce46" office:value-type="string">
            <text:p>NA</text:p>
          </table:table-cell>
          <table:table-cell table:style-name="ce46"/>
          <table:table-cell table:style-name="ce1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11" table:style-name="ce47" office:value-type="string">
            <text:p>NA</text:p>
          </table:table-cell>
          <table:table-cell table:style-name="ce44"/>
          <table:table-cell table:style-name="ce156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15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52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0"/>
          <table:table-cell table:style-name="ce15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15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1"/>
          <table:table-cell table:style-name="ce15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15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160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39"/>
          <table:covered-table-cell table:number-columns-repeated="7" table:style-name="ce14"/>
          <table:covered-table-cell table:style-name="ce81"/>
          <table:covered-table-cell table:style-name="ce14"/>
          <table:covered-table-cell table:style-name="ce81"/>
          <table:covered-table-cell table:number-columns-repeated="2" table:style-name="ce14"/>
          <table:covered-table-cell table:style-name="ce107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14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14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55" office:value-type="string">
            <text:p>NA</text:p>
          </table:table-cell>
          <table:table-cell table:style-name="ce127"/>
          <table:table-cell table:number-columns-repeated="11" table:style-name="ce55" office:value-type="string">
            <text:p>NA</text:p>
          </table:table-cell>
          <table:table-cell table:style-name="ce44"/>
          <table:table-cell table:style-name="ce149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7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15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1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7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156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15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1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9" office:value-type="string">
            <text:p>OK</text:p>
          </table:table-cell>
          <table:table-cell table:style-name="ce127"/>
          <table:table-cell table:number-columns-repeated="11" table:style-name="ce49" office:value-type="string">
            <text:p>OK</text:p>
          </table:table-cell>
          <table:table-cell table:style-name="ce85"/>
          <table:table-cell table:style-name="ce1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16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16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16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16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1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15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160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157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15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16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40"/>
          <table:table-cell table:number-columns-repeated="12"/>
          <table:table-cell table:style-name="ce161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4" office:value-type="string">
            <text:p>NOK</text:p>
          </table:table-cell>
          <table:table-cell table:style-name="ce141"/>
          <table:table-cell table:number-columns-repeated="4" table:style-name="ce34" office:value-type="string">
            <text:p>NOK</text:p>
          </table:table-cell>
          <table:table-cell table:number-columns-repeated="8" table:style-name="ce72" office:value-type="string">
            <text:p>NA</text:p>
          </table:table-cell>
          <table:table-cell table:style-name="ce162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67" office:value-type="string">
            <office:annotation draw:style-name="gr11" draw:text-style-name="P2" svg:width="1.9594in" svg:height="0.2571in" svg:x="6.6154in" svg:y="21.5752in" draw:caption-point-x="-0.2402in" draw:caption-point-y="0.5945in">
              <dc:date>2012-04-12T00:00:00</dc:date>
              <text:p text:style-name="P2"><text:span text:style-name="T2">Falta testar Xiring</text:span></text:p>
            </office:annotation>
            <text:p>OK</text:p>
          </table:table-cell>
          <table:table-cell table:style-name="ce142"/>
          <table:table-cell table:style-name="ce61" office:value-type="string">
            <office:annotation draw:style-name="gr6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2.3539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4.2102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6.1067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17.9535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19.8193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1.6957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3.552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5.4083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7.2547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9.1012in" svg:y="21.5752in" draw:caption-point-x="-0.2402in" draw:caption-point-y="0.5945in">
              <dc:date>2012-04-13T00:00:00</dc:date>
              <text:p text:style-name="P2"><text:span text:style-name="T2">→ </text:span><text:span text:style-name="T2">ACR83 <text:s/>- OK – necessário instalar pacote do fabricante para que seja suportado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92"/>
          <table:table-cell table:style-name="ce163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67" office:value-type="string">
            <office:annotation draw:style-name="gr5" draw:text-style-name="P2" svg:width="1.9906in" svg:height="0.4484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6.1067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3" office:value-type="string">
            <text:p>NA</text:p>
          </table:table-cell>
          <table:table-cell table:number-columns-repeated="7" table:style-name="ce74" office:value-type="string">
            <text:p>NA</text:p>
          </table:table-cell>
          <table:table-cell table:style-name="ce16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59" office:value-type="string">
            <office:annotation draw:style-name="gr8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2.1472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5.9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10" draw:text-style-name="P1" svg:width="1.4539in" svg:height="1.6685in" svg:x="15.8799in" svg:y="21.0799in" draw:caption-point-x="1.8335in" draw:caption-point-y="1.4913in">
              <dc:date>2012-04-13T00:00:00</dc:date>
              <text:p text:style-name="P1"><text:span text:style-name="T1"/></text:p>
              <text:p text:style-name="P1"><text:span text:style-name="T1">- Necessário instalar o módulo pkcs11 manualmente.</text:span></text:p>
              <text:p text:style-name="P1"><text:span text:style-name="T1">-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8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2"/>
          <table:table-cell table:style-name="ce164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2"/>
          <table:table-cell table:number-columns-repeated="4" table:style-name="ce60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style-name="ce16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7" office:value-type="string">
            <office:annotation draw:style-name="gr5" draw:text-style-name="P2" svg:width="1.9906in" svg:height="0.4484in" svg:x="10.4276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17" draw:text-style-name="P1" svg:width="2.0362in" svg:height="0.435in" svg:x="15.9in" svg:y="22.0409in" draw:caption-point-x="-0.0335in" draw:caption-point-y="0.9189in">
              <dc:date>2012-04-13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</office:annotation>
            <text:p>OK</text:p>
          </table:table-cell>
          <table:table-cell table:style-name="ce75" office:value-type="string">
            <text:p>NA</text:p>
          </table:table-cell>
          <table:table-cell table:number-columns-repeated="7" table:style-name="ce74" office:value-type="string">
            <text:p>NA</text:p>
          </table:table-cell>
          <table:table-cell table:style-name="ce16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5" office:value-type="string">
            <office:annotation draw:style-name="gr6" draw:text-style-name="P2" svg:width="2.3331in" svg:height="0.9689in" svg:x="8.4811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5" office:value-type="string">
            <office:annotation draw:style-name="gr6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7" office:value-type="string">
            <office:annotation draw:style-name="gr13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67" office:value-type="string">
            <office:annotation draw:style-name="gr13" draw:text-style-name="P1" svg:width="1.5264in" svg:height="2.4469in" svg:x="15.9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76" office:value-type="string">
            <text:p>OK</text:p>
          </table:table-cell>
          <table:table-cell table:style-name="ce145" table:number-columns-repeated="2"/>
          <table:table-cell table:number-columns-repeated="3" table:style-name="ce76" office:value-type="string">
            <text:p>OK</text:p>
          </table:table-cell>
          <table:table-cell table:style-name="ce92"/>
          <table:table-cell table:style-name="ce16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1" office:value-type="string">
            <office:annotation draw:style-name="gr12" draw:text-style-name="P2" svg:width="2.1913in" svg:height="1.3248in" svg:x="6.6154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143"/>
          <table:table-cell table:style-name="ce61" office:value-type="string">
            <office:annotation draw:style-name="gr12" draw:text-style-name="P2" svg:width="2.1913in" svg:height="1.3248in" svg:x="10.4276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2.3539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4.210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6.106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7.9535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19.8193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1.695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3.55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5.4083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7.2547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61" office:value-type="string">
            <office:annotation draw:style-name="gr12" draw:text-style-name="P2" svg:width="2.1913in" svg:height="1.3248in" svg:x="29.1012in" svg:y="22.7543in" draw:caption-point-x="-0.2402in" draw:caption-point-y="0.5945in">
              <dc:date>2012-04-13T00:00:00</dc:date>
              <text:p text:style-name="P2"><text:span text:style-name="T2">Limitação no tamanho das notas inerente ao layout utilizado.</text:span></text:p>
              <text:p text:style-name="P2"><text:span text:style-name="T2">→ </text:span><text:span text:style-name="T2">necessário criar nova página para acomodar as notas, quando estas não cabem na página de rosto</text:span></text:p>
            </office:annotation>
            <text:p>OK</text:p>
          </table:table-cell>
          <table:table-cell table:style-name="ce93"/>
          <table:table-cell table:style-name="ce163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1" office:value-type="string">
            <office:annotation draw:style-name="gr4" draw:text-style-name="P2" svg:width="3.4843in" svg:height="1.1469in" svg:x="6.6154in" svg:y="22.9488in" draw:caption-point-x="-0.2402in" draw:caption-point-y="0.5945in">
              <dc:date>2012-04-13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143"/>
          <table:table-cell table:style-name="ce61" office:value-type="string">
            <office:annotation draw:style-name="gr4" draw:text-style-name="P2" svg:width="3.4843in" svg:height="1.1469in" svg:x="10.4276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2.3539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4.210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6.106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7.9535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19.8193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21.695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23.55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25.4083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27.2547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3.4843in" svg:height="1.1469in" svg:x="29.1012in" svg:y="22.9488in" draw:caption-point-x="-0.2402in" draw:caption-point-y="0.5945in">
              <dc:date>2012-04-12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na janela onde se indica a localização do ficheiro, o botão cancel for premido mesmo assim é pedido o pin</text:span></text:p>
            </office:annotation>
            <text:p>OK</text:p>
          </table:table-cell>
          <table:table-cell table:style-name="ce93"/>
          <table:table-cell table:style-name="ce163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2" office:value-type="string">
            <office:annotation draw:style-name="gr2" draw:text-style-name="P2" svg:width="1.1413in" svg:height="0.2571in" svg:x="6.6154in" svg:y="23.1433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143"/>
          <table:table-cell table:style-name="ce62" office:value-type="string">
            <office:annotation draw:style-name="gr16" draw:text-style-name="P1" svg:width="3.7709in" svg:height="1.1469in" svg:x="10.2209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2.1472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4.0035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62" office:value-type="string">
            <office:annotation draw:style-name="gr16" draw:text-style-name="P1" svg:width="3.7709in" svg:height="1.1469in" svg:x="15.9in" svg:y="23.4886in" draw:caption-point-x="-0.0335in" draw:caption-point-y="0.2492in">
              <dc:date>2012-04-13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 (é necessário cancelar os avisos) </text:span></text:p>
            </office:annotation>
            <text:p>NOK</text:p>
          </table:table-cell>
          <table:table-cell table:style-name="ce32" office:value-type="string">
            <office:annotation draw:style-name="gr15" draw:text-style-name="P2" svg:width="2.1114in" svg:height="0.435in" svg:x="17.9535in" svg:y="23.1433in" draw:caption-point-x="-0.2402in" draw:caption-point-y="0.5945in">
              <dc:date>2012-04-13T00:00:00</dc:date>
              <text:p text:style-name="P2"><text:span text:style-name="T2">Necessário adicionar módulo <text:s/>pkcs11 no firefox</text:span></text:p>
            </office:annotation>
            <text:p>OK</text:p>
          </table:table-cell>
          <table:table-cell table:number-columns-repeated="6" table:style-name="ce32" office:value-type="string">
            <text:p>OK</text:p>
          </table:table-cell>
          <table:table-cell table:style-name="ce17"/>
          <table:table-cell table:style-name="ce165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1"/>
          <table:table-cell table:style-name="ce31"/>
          <table:table-cell table:number-columns-repeated="1020"/>
        </table:table-row>
        <table:table-row table:style-name="ro1">
          <table:table-cell table:number-columns-repeated="2"/>
          <table:table-cell table:style-name="ce117" office:value-type="string" table:number-columns-spanned="4" table:number-rows-spanned="1">
            <text:p>Tabela de leitores suportados pelo MW</text:p>
          </table:table-cell>
          <table:covered-table-cell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3"/>
          <table:table-cell table:style-name="ce24" office:value-type="string">
            <text:p>Verificação</text:p>
          </table:table-cell>
          <table:table-cell table:style-name="ce24" office:value-type="string">
            <text:p>Modificação</text:p>
          </table:table-cell>
          <table:table-cell table:style-name="ce24" office:value-type="string">
            <text:p>Desbloquei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Leitor sem pinpad</text:p>
          </table:table-cell>
          <table:table-cell table:number-columns-repeated="3" table:style-name="ce32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4" office:value-type="string">
            <text:p>Leitor com pinpad</text:p>
          </table:table-cell>
          <table:table-cell table:style-name="ce33" table:number-columns-repeated="3"/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office:annotation draw:style-name="gr15" draw:text-style-name="P2" svg:width="2.8075in" svg:height="0.435in" svg:x="3.4673in" svg:y="24.3154in" draw:caption-point-x="-0.2402in" draw:caption-point-y="0.5945in">
              <dc:date>2012-04-13T00:00:00</dc:date>
              <text:p text:style-name="P2"><text:span text:style-name="T2">Necessário instalar driver em windows</text:span></text:p>
            </office:annotation>
            <text:p>GemPC</text:p>
          </table:table-cell>
          <table:table-cell table:number-columns-repeated="3" table:style-name="ce32" office:value-type="string">
            <text:p>suportado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text:p>Xiring</text:p>
          </table:table-cell>
          <table:table-cell table:number-columns-repeated="3" table:style-name="ce63" office:value-type="string">
            <text:p>?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25" office:value-type="string">
            <office:annotation draw:style-name="gr2" draw:text-style-name="P2" svg:width="1.1413in" svg:height="0.9689in" svg:x="3.4673in" svg:y="24.7071in" draw:caption-point-x="-0.2402in" draw:caption-point-y="0.5945in">
              <dc:date>2012-04-13T00:00:00</dc:date>
              <text:p text:style-name="P2"><text:span text:style-name="T2">Necessário instalar driver windows, linux e macos</text:span></text:p>
            </office:annotation>
            <text:p>ACR83</text:p>
          </table:table-cell>
          <table:table-cell table:style-name="ce32" office:value-type="string">
            <text:p>suportado</text:p>
          </table:table-cell>
          <table:table-cell table:style-name="ce34" office:value-type="string">
            <office:annotation draw:style-name="gr11" draw:text-style-name="P2" svg:width="3.2102in" svg:height="0.2571in" svg:x="6.6154in" svg:y="24.7071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style-name="ce34" office:value-type="string">
            <office:annotation draw:style-name="gr11" draw:text-style-name="P2" svg:width="3.2102in" svg:height="0.2571in" svg:x="8.5213in" svg:y="24.7071in" draw:caption-point-x="-0.2402in" draw:caption-point-y="0.5945in">
              <dc:date>2012-04-13T00:00:00</dc:date>
              <text:p text:style-name="P2"><text:span text:style-name="T2">Middleware oficial também não suporta</text:span></text:p>
            </office:annotation>
            <text:p>não suportado</text:p>
          </table:table-cell>
          <table:table-cell table:number-columns-repeated="1018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49" table:style-name="ta1">
        <office:forms form:automatic-focus="false" form:apply-design-mode="false"/>
        <table:table-column table:style-name="co1" table:default-cell-style-name="ce166"/>
        <table:table-column table:style-name="co2" table:default-cell-style-name="ce166"/>
        <table:table-column table:style-name="co3" table:default-cell-style-name="ce166"/>
        <table:table-column table:style-name="co4" table:default-cell-style-name="ce166"/>
        <table:table-column table:style-name="co5" table:default-cell-style-name="ce166"/>
        <table:table-column table:style-name="co6" table:number-columns-repeated="2" table:default-cell-style-name="ce166"/>
        <table:table-column table:style-name="co7" table:default-cell-style-name="ce166"/>
        <table:table-column table:style-name="co8" table:default-cell-style-name="ce166"/>
        <table:table-column table:style-name="co9" table:default-cell-style-name="ce166"/>
        <table:table-column table:style-name="co10" table:default-cell-style-name="ce166"/>
        <table:table-column table:style-name="co11" table:default-cell-style-name="ce166"/>
        <table:table-column table:style-name="co12" table:default-cell-style-name="ce166"/>
        <table:table-column table:style-name="co8" table:number-columns-repeated="2" table:default-cell-style-name="ce166"/>
        <table:table-column table:style-name="co10" table:number-columns-repeated="2" table:default-cell-style-name="ce166"/>
        <table:table-column table:style-name="co13" table:default-cell-style-name="ce166"/>
        <table:table-column table:style-name="co14" table:default-cell-style-name="ce166"/>
        <table:table-column table:style-name="co2" table:number-columns-repeated="242" table:default-cell-style-name="ce166"/>
        <table:table-column table:style-name="co15" table:number-columns-repeated="763" table:default-cell-style-name="ce166"/>
        <table:table-row table:style-name="ro1">
          <table:table-cell/>
          <table:table-cell table:style-name="ce171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171"/>
          <table:table-cell table:number-columns-repeated="1016"/>
        </table:table-row>
        <table:table-row table:style-name="ro1">
          <table:table-cell table:style-name="ce167" office:value-type="string" table:number-columns-spanned="1" table:number-rows-spanned="2">
            <text:p>#</text:p>
          </table:table-cell>
          <table:table-cell table:style-name="ce172" office:value-type="string" table:number-columns-spanned="3" table:number-rows-spanned="2">
            <text:p>Descrição</text:p>
          </table:table-cell>
          <table:covered-table-cell table:number-columns-repeated="2" table:style-name="ce172"/>
          <table:table-cell table:number-columns-repeated="2" table:style-name="ce192" office:value-type="string">
            <text:p>Windows XP</text:p>
          </table:table-cell>
          <table:table-cell table:number-columns-repeated="2" table:style-name="ce192" office:value-type="string">
            <text:p>Windows Vista</text:p>
          </table:table-cell>
          <table:table-cell table:number-columns-repeated="2" table:style-name="ce192" office:value-type="string">
            <text:p>Windows 7</text:p>
          </table:table-cell>
          <table:table-cell table:number-columns-repeated="2" table:style-name="ce192" office:value-type="string">
            <text:p>Caixa Mágica</text:p>
          </table:table-cell>
          <table:table-cell table:number-columns-repeated="2" table:style-name="ce192" office:value-type="string">
            <text:p>Suse</text:p>
          </table:table-cell>
          <table:table-cell table:number-columns-repeated="2" table:style-name="ce192" office:value-type="string">
            <text:p>Ubuntu</text:p>
          </table:table-cell>
          <table:table-cell table:style-name="ce192" office:value-type="string">
            <text:p>Fedora</text:p>
          </table:table-cell>
          <table:table-cell table:style-name="ce167" office:value-type="string">
            <text:p>MAC Leopard</text:p>
          </table:table-cell>
          <table:table-cell table:style-name="ce167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167"/>
          <table:covered-table-cell table:number-columns-repeated="3" table:style-name="ce172"/>
          <table:table-cell table:style-name="ce167" office:value-type="string">
            <text:p>32 bits</text:p>
          </table:table-cell>
          <table:table-cell table:style-name="ce167" office:value-type="string">
            <text:p>64 bits</text:p>
          </table:table-cell>
          <table:table-cell table:style-name="ce167" office:value-type="string">
            <text:p>32 bits</text:p>
          </table:table-cell>
          <table:table-cell table:style-name="ce167" office:value-type="string">
            <text:p>64 bits</text:p>
          </table:table-cell>
          <table:table-cell table:style-name="ce167" office:value-type="string">
            <text:p>32 bits</text:p>
          </table:table-cell>
          <table:table-cell table:style-name="ce167" office:value-type="string">
            <text:p>64 bits</text:p>
          </table:table-cell>
          <table:table-cell table:style-name="ce167" office:value-type="string">
            <text:p>CM 16 – 64 bits</text:p>
          </table:table-cell>
          <table:table-cell table:style-name="ce167" office:value-type="string">
            <text:p>CM 16 – 32 bits</text:p>
          </table:table-cell>
          <table:table-cell table:style-name="ce167" office:value-type="string">
            <text:p>12 - 32 bits</text:p>
          </table:table-cell>
          <table:table-cell table:style-name="ce167" office:value-type="string">
            <text:p>12 – 64 bits</text:p>
          </table:table-cell>
          <table:table-cell table:style-name="ce167" office:value-type="string">
            <text:p>11.10 – 32 bits</text:p>
          </table:table-cell>
          <table:table-cell table:style-name="ce167" office:value-type="string">
            <text:p>11.10 – 64 bits</text:p>
          </table:table-cell>
          <table:table-cell table:style-name="ce167" office:value-type="string">
            <text:p>16 – 32 bits</text:p>
          </table:table-cell>
          <table:table-cell table:style-name="ce167" table:number-columns-repeated="2"/>
          <table:table-cell table:number-columns-repeated="1005"/>
        </table:table-row>
        <table:table-row table:style-name="ro2">
          <table:table-cell table:style-name="ce168" office:value-type="float" office:value="0">
            <text:p>0</text:p>
          </table:table-cell>
          <table:table-cell table:style-name="ce173" office:value-type="string" table:number-columns-spanned="3" table:number-rows-spanned="1">
            <text:p>Instalação</text:p>
          </table:table-cell>
          <table:covered-table-cell table:number-columns-repeated="2" table:style-name="ce173"/>
          <table:table-cell table:style-name="ce193" office:value-type="string">
            <text:p>Aplicação instala sem problemas (build 2530)</text:p>
          </table:table-cell>
          <table:table-cell table:style-name="ce193" office:value-type="string">
            <text:p>Não instala</text:p>
            <text:p>Build 2462</text:p>
          </table:table-cell>
          <table:table-cell table:number-columns-repeated="4" table:style-name="ce193" office:value-type="string">
            <text:p>Aplicação instala sem problemas (build 2530)</text:p>
          </table:table-cell>
          <table:table-cell table:number-columns-repeated="2" table:style-name="ce217" office:value-type="string">
            <text:p>Instalação através de pacote deb, sem problemas (build 2462)</text:p>
          </table:table-cell>
          <table:table-cell table:number-columns-repeated="2" table:style-name="ce217" office:value-type="string">
            <text:p>Instalação através de pacote rpm, sem problemas (build 2462)</text:p>
          </table:table-cell>
          <table:table-cell table:number-columns-repeated="2" table:style-name="ce217" office:value-type="string">
            <text:p>Instalação através de pacote deb, sem problemas (build 2462)</text:p>
          </table:table-cell>
          <table:table-cell table:style-name="ce217" office:value-type="string">
            <text:p>Instalação através de pacote rpm, sem problemas (build 2462)</text:p>
          </table:table-cell>
          <table:table-cell table:style-name="ce217" office:value-type="string">
            <text:p>Não sistema operativo não disponivel para teste</text:p>
          </table:table-cell>
          <table:table-cell table:style-name="ce217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168"/>
          <table:table-cell table:style-name="ce173" office:value-type="string" table:number-columns-spanned="3" table:number-rows-spanned="1">
            <text:p>Observações</text:p>
          </table:table-cell>
          <table:covered-table-cell table:number-columns-repeated="2" table:style-name="ce173"/>
          <table:table-cell table:style-name="ce194" office:value-type="string">
            <text:p><text:span text:style-name="T8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7">- Quando é fechada a janela e se restaura, as tabs da morada <text:s/>(acedida préviamente) e certificados surgem vazios</text:span></text:p>
            <text:p><text:span text:style-name="T7">- Quando se remove um cartão e se coloca outro na aplicação utilitária, não devem persistir os dados do cartão anterior.</text:span></text:p>
            <text:p><text:span text:style-name="T8"/></text:p>
          </table:table-cell>
          <table:table-cell table:style-name="ce194" office:value-type="string">
            <text:p><text:span text:style-name="T7"/></text:p>
            <text:p><text:span text:style-name="T8"/></text:p>
          </table:table-cell>
          <table:table-cell table:style-name="ce214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6"/></text:p>
            <text:p><text:span text:style-name="T9"/></text:p>
            <text:p><text:span text:style-name="T9"/></text:p>
          </table:table-cell>
          <table:table-cell table:style-name="ce214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Quando um pin está bloqueado e se tenta verificar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9"/></text:p>
          </table:table-cell>
          <table:table-cell table:style-name="ce214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aceder à morada no final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9"/></text:p>
          </table:table-cell>
          <table:table-cell table:style-name="ce214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218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6">- pin autenticação bloqueado + pinpad GEMPLUS+ pkcs11 = CKR_GENERAL_ERROR, </text:span></text:p>
          </table:table-cell>
          <table:table-cell table:style-name="ce194" office:value-type="string">
            <text:p><text:span text:style-name="T6">- Quando um pin está bloqueado e se tenta verificar é indicado que o pin está errado.</text:span></text:p>
            <text:p><text:span text:style-name="T7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7"/></text:p>
            <text:p><text:span text:style-name="T8"/></text:p>
          </table:table-cell>
          <table:table-cell table:style-name="ce214" office:value-type="string">
            <text:p><text:span text:style-name="T11">- Não é criado um link para a aplicação no menu das aplicações.</text:span></text:p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214" office:value-type="string">
            <text:p><text:span text:style-name="T11">- Não é criado um link para a aplicação no menu das aplicações.</text:span></text:p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214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214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214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221"/>
          <table:table-cell table:style-name="ce214" office:value-type="string">
            <text:p>- Instalação em inglês;</text:p>
            <text:p>- interface com partes em inglês mesmo quando a linguagem escolhida é português (Card, Language)</text:p>
            <text:p>-<text:span text:style-name="T9"> A linguagem da interface da aplicação não é por omissão português;</text:span></text:p>
            <text:p><text:span text:style-name="T6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169" office:value-type="float" office:value="1">
            <text:p>1</text:p>
          </table:table-cell>
          <table:table-cell table:style-name="ce174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74"/>
          <table:covered-table-cell table:number-columns-repeated="3" table:style-name="ce174" office:value-type="string">
            <text:p>- Não é possivel instalar noutra localização;</text:p>
          </table:covered-table-cell>
          <table:covered-table-cell table:number-columns-repeated="11" table:style-name="ce174"/>
          <table:table-cell table:number-columns-repeated="1005"/>
        </table:table-row>
        <table:table-row table:style-name="ro4">
          <table:table-cell table:style-name="ce168" table:number-columns-spanned="1" table:number-rows-spanned="3"/>
          <table:table-cell table:style-name="ce173" office:value-type="string" table:number-columns-spanned="1" table:number-rows-spanned="3">
            <text:p>1.1.</text:p>
          </table:table-cell>
          <table:table-cell table:style-name="ce179" office:value-type="string" table:number-columns-spanned="1" table:number-rows-spanned="3">
            <text:p>Identificação Civil</text:p>
          </table:table-cell>
          <table:table-cell table:style-name="ce186" office:value-type="string">
            <text:p>Disposição gráfica</text:p>
          </table:table-cell>
          <table:table-cell table:style-name="ce195" office:value-type="string">
            <text:p>OK</text:p>
          </table:table-cell>
          <table:table-cell table:style-name="ce211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212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213"/>
          <table:table-cell table:number-columns-repeated="11"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1.2.</text:p>
          </table:table-cell>
          <table:table-cell table:style-name="ce180" office:value-type="string" table:number-columns-spanned="1" table:number-rows-spanned="3">
            <text:p>Outros Dado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1.3.</text:p>
          </table:table-cell>
          <table:table-cell table:style-name="ce180" office:value-type="string" table:number-columns-spanned="1" table:number-rows-spanned="3">
            <text:p>Morada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224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1.4.</text:p>
          </table:table-cell>
          <table:table-cell table:style-name="ce180" office:value-type="string" table:number-columns-spanned="1" table:number-rows-spanned="3">
            <text:p>Certificado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8" office:value-type="string">
            <text:p>NOK, existe tradução para a lingua inglesa parcialmente, os elementos identificativos dos atributos estão fixos em português</text:p>
          </table:table-cell>
          <table:table-cell table:style-name="ce198"/>
          <table:table-cell table:number-columns-repeated="11" table:style-name="ce198" office:value-type="string">
            <text:p>NOK, existe tradução para a lingua inglesa parcialmente, os elementos identificativos dos atributos estão fixos em português</text:p>
          </table:table-cell>
          <table:table-cell table:style-name="ce222"/>
          <table:table-cell table:style-name="ce19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9" office:value-type="string">
            <text:p>OK</text:p>
          </table:table-cell>
          <table:table-cell table:style-name="ce199"/>
          <table:table-cell table:number-columns-repeated="11" table:style-name="ce199" office:value-type="string">
            <text:p>OK</text:p>
          </table:table-cell>
          <table:table-cell table:style-name="ce168"/>
          <table:table-cell table:style-name="ce19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1.5.</text:p>
          </table:table-cell>
          <table:table-cell table:style-name="ce180" office:value-type="string" table:number-columns-spanned="1" table:number-rows-spanned="3">
            <text:p>Códigos PIN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8" office:value-type="string">
            <text:p>NOK, existe tradução para a lingua inglesa parcialmente, os elementos identificativos dos atributos estão fixos em português</text:p>
          </table:table-cell>
          <table:table-cell table:style-name="ce198"/>
          <table:table-cell table:number-columns-repeated="11" table:style-name="ce198" office:value-type="string">
            <text:p>NOK, existe tradução para a lingua inglesa parcialmente, os elementos identificativos dos atributos estão fixos em português</text:p>
          </table:table-cell>
          <table:table-cell table:style-name="ce222"/>
          <table:table-cell table:style-name="ce19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1.6.</text:p>
          </table:table-cell>
          <table:table-cell table:style-name="ce180" office:value-type="string" table:number-columns-spanned="1" table:number-rows-spanned="3">
            <text:p>Bloco de Nota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8" office:value-type="string">
            <text:p>NOK, a escolha da linguagem não afecta os elementos.</text:p>
          </table:table-cell>
          <table:table-cell table:style-name="ce198"/>
          <table:table-cell table:number-columns-repeated="11" table:style-name="ce198" office:value-type="string">
            <text:p>NOK, a escolha da linguagem não afecta os elementos.</text:p>
          </table:table-cell>
          <table:table-cell table:style-name="ce222"/>
          <table:table-cell table:style-name="ce198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169" office:value-type="float" office:value="2">
            <text:p>2</text:p>
          </table:table-cell>
          <table:table-cell table:style-name="ce176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17" table:style-name="ce176"/>
          <table:table-cell table:number-columns-repeated="1005"/>
        </table:table-row>
        <table:table-row table:style-name="ro4">
          <table:table-cell table:style-name="ce168" table:number-columns-spanned="1" table:number-rows-spanned="3"/>
          <table:table-cell table:style-name="ce173" office:value-type="string" table:number-columns-spanned="1" table:number-rows-spanned="3">
            <text:p>2.1.</text:p>
          </table:table-cell>
          <table:table-cell table:style-name="ce179" office:value-type="string" table:number-columns-spanned="1" table:number-rows-spanned="3">
            <text:p>Activação da Assinatura</text:p>
          </table:table-cell>
          <table:table-cell table:style-name="ce186" office:value-type="string">
            <text:p>Disposição gráfica</text:p>
          </table:table-cell>
          <table:table-cell table:style-name="ce200" office:value-type="string">
            <text:p>NA</text:p>
          </table:table-cell>
          <table:table-cell table:style-name="ce200"/>
          <table:table-cell table:number-columns-repeated="11" table:style-name="ce200" office:value-type="string">
            <text:p>NA</text:p>
          </table:table-cell>
          <table:table-cell table:style-name="ce200"/>
          <table:table-cell table:style-name="ce20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87" office:value-type="string">
            <text:p>Linguagens</text:p>
          </table:table-cell>
          <table:table-cell table:style-name="ce200" office:value-type="string">
            <text:p>NA</text:p>
          </table:table-cell>
          <table:table-cell table:style-name="ce200"/>
          <table:table-cell table:number-columns-repeated="11" table:style-name="ce200" office:value-type="string">
            <text:p>NA</text:p>
          </table:table-cell>
          <table:table-cell table:style-name="ce200"/>
          <table:table-cell table:style-name="ce20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73" office:value-type="string">
            <text:p>Informação exibida</text:p>
          </table:table-cell>
          <table:table-cell table:style-name="ce201" office:value-type="string">
            <text:p>NA</text:p>
          </table:table-cell>
          <table:table-cell table:style-name="ce201"/>
          <table:table-cell table:number-columns-repeated="11" table:style-name="ce201" office:value-type="string">
            <text:p>NA</text:p>
          </table:table-cell>
          <table:table-cell table:style-name="ce201"/>
          <table:table-cell table:style-name="ce201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2.</text:p>
          </table:table-cell>
          <table:table-cell table:style-name="ce180" office:value-type="string" table:number-columns-spanned="1" table:number-rows-spanned="3">
            <text:p>Activação do Cartão</text:p>
          </table:table-cell>
          <table:table-cell table:style-name="ce188" office:value-type="string">
            <text:p>Disposição gráfica</text:p>
          </table:table-cell>
          <table:table-cell table:style-name="ce202" office:value-type="string">
            <text:p>NA</text:p>
          </table:table-cell>
          <table:table-cell table:style-name="ce202"/>
          <table:table-cell table:number-columns-repeated="11" table:style-name="ce202" office:value-type="string">
            <text:p>NA</text:p>
          </table:table-cell>
          <table:table-cell table:style-name="ce202"/>
          <table:table-cell table:style-name="ce20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8" office:value-type="string">
            <text:p>NA</text:p>
          </table:table-cell>
          <table:table-cell table:style-name="ce198"/>
          <table:table-cell table:number-columns-repeated="11" table:style-name="ce198" office:value-type="string">
            <text:p>NA</text:p>
          </table:table-cell>
          <table:table-cell table:style-name="ce198"/>
          <table:table-cell table:style-name="ce19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203" office:value-type="string">
            <text:p>NA</text:p>
          </table:table-cell>
          <table:table-cell table:style-name="ce203"/>
          <table:table-cell table:number-columns-repeated="11" table:style-name="ce203" office:value-type="string">
            <text:p>NA</text:p>
          </table:table-cell>
          <table:table-cell table:style-name="ce201"/>
          <table:table-cell table:style-name="ce203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3.</text:p>
          </table:table-cell>
          <table:table-cell table:style-name="ce180" office:value-type="string" table:number-columns-spanned="1" table:number-rows-spanned="3">
            <text:p>Acesso à Morada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196" office:value-type="string">
            <office:annotation draw:style-name="gr18" draw:text-style-name="P1" svg:width="2.885in" svg:height="0.7571in" svg:x="6.4087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/>
          <table:table-cell table:style-name="ce196" office:value-type="string">
            <office:annotation draw:style-name="gr18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4.</text:p>
          </table:table-cell>
          <table:table-cell table:style-name="ce180" office:value-type="string" table:number-columns-spanned="1" table:number-rows-spanned="3">
            <text:p>Verificação de PIN´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5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6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196" office:value-type="string">
            <office:annotation draw:style-name="gr18" draw:text-style-name="P1" svg:width="2.885in" svg:height="0.7571in" svg:x="6.4087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/>
          <table:table-cell table:style-name="ce196" office:value-type="string">
            <office:annotation draw:style-name="gr18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227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5.</text:p>
          </table:table-cell>
          <table:table-cell table:style-name="ce180" office:value-type="string" table:number-columns-spanned="1" table:number-rows-spanned="3">
            <text:p>Alteração de PIN´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5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6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196" office:value-type="string">
            <office:annotation draw:style-name="gr18" draw:text-style-name="P1" svg:width="2.885in" svg:height="0.7571in" svg:x="6.4087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/>
          <table:table-cell table:style-name="ce196" office:value-type="string">
            <office:annotation draw:style-name="gr18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227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6.</text:p>
          </table:table-cell>
          <table:table-cell table:style-name="ce180" office:value-type="string" table:number-columns-spanned="1" table:number-rows-spanned="3">
            <text:p>Escrita na área de Bloco de Notas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5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6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196" office:value-type="string">
            <office:annotation draw:style-name="gr18" draw:text-style-name="P1" svg:width="2.885in" svg:height="0.7571in" svg:x="6.4087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/>
          <table:table-cell table:style-name="ce196" office:value-type="string">
            <office:annotation draw:style-name="gr18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8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96" office:value-type="string">
            <text:p>OK</text:p>
          </table:table-cell>
          <table:table-cell table:style-name="ce227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7.</text:p>
          </table:table-cell>
          <table:table-cell table:style-name="ce180" office:value-type="string" table:number-columns-spanned="1" table:number-rows-spanned="3">
            <text:p>Utilização do Certificado de Assinatura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NA</text:p>
          </table:table-cell>
          <table:table-cell table:style-name="ce205"/>
          <table:table-cell table:number-columns-repeated="11" table:style-name="ce205" office:value-type="string">
            <text:p>NA</text:p>
          </table:table-cell>
          <table:table-cell table:style-name="ce226"/>
          <table:table-cell table:style-name="ce2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206" office:value-type="string">
            <text:p>OK</text:p>
          </table:table-cell>
          <table:table-cell table:style-name="ce206"/>
          <table:table-cell table:number-columns-repeated="4" table:style-name="ce206" office:value-type="string">
            <text:p>OK</text:p>
          </table:table-cell>
          <table:table-cell table:style-name="ce196" office:value-type="string">
            <text:p>OK</text:p>
          </table:table-cell>
          <table:table-cell table:number-columns-repeated="2" table:style-name="ce215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5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5" office:value-type="string">
            <text:p>OK</text:p>
          </table:table-cell>
          <table:table-cell table:style-name="ce227"/>
          <table:table-cell table:style-name="ce21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8.</text:p>
          </table:table-cell>
          <table:table-cell table:style-name="ce180" office:value-type="string" table:number-columns-spanned="1" table:number-rows-spanned="3">
            <text:p>Utilização do Certificado de Autenticação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NA</text:p>
          </table:table-cell>
          <table:table-cell table:style-name="ce205"/>
          <table:table-cell table:number-columns-repeated="11" table:style-name="ce205" office:value-type="string">
            <text:p>NA</text:p>
          </table:table-cell>
          <table:table-cell table:style-name="ce226"/>
          <table:table-cell table:style-name="ce2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206" office:value-type="string">
            <text:p>OK</text:p>
          </table:table-cell>
          <table:table-cell table:style-name="ce206"/>
          <table:table-cell table:number-columns-repeated="4" table:style-name="ce215" office:value-type="string">
            <text:p>OK</text:p>
          </table:table-cell>
          <table:table-cell table:style-name="ce196" office:value-type="string">
            <text:p>OK</text:p>
          </table:table-cell>
          <table:table-cell table:number-columns-repeated="2" table:style-name="ce215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5" office:value-type="string">
            <text:p>OK</text:p>
          </table:table-cell>
          <table:table-cell table:style-name="ce196" office:value-type="string">
            <office:annotation draw:style-name="gr1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215" office:value-type="string">
            <text:p>OK</text:p>
          </table:table-cell>
          <table:table-cell table:style-name="ce228"/>
          <table:table-cell table:style-name="ce215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2.9.</text:p>
          </table:table-cell>
          <table:table-cell table:style-name="ce180" office:value-type="string" table:number-columns-spanned="1" table:number-rows-spanned="3">
            <text:p>Desbloqueio de PIN´s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NA</text:p>
          </table:table-cell>
          <table:table-cell table:style-name="ce205"/>
          <table:table-cell table:number-columns-repeated="11" table:style-name="ce205" office:value-type="string">
            <text:p>NA</text:p>
          </table:table-cell>
          <table:table-cell table:style-name="ce226"/>
          <table:table-cell table:style-name="ce2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 exibida</text:p>
          </table:table-cell>
          <table:table-cell table:style-name="ce207" office:value-type="string">
            <text:p>NA</text:p>
          </table:table-cell>
          <table:table-cell table:style-name="ce207"/>
          <table:table-cell table:number-columns-repeated="11" table:style-name="ce207" office:value-type="string">
            <text:p>NA</text:p>
          </table:table-cell>
          <table:table-cell table:style-name="ce227"/>
          <table:table-cell table:style-name="ce207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169" office:value-type="float" office:value="3">
            <text:p>3</text:p>
          </table:table-cell>
          <table:table-cell table:style-name="ce177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17" table:style-name="ce177"/>
          <table:table-cell table:number-columns-repeated="1005"/>
        </table:table-row>
        <table:table-row table:style-name="ro4">
          <table:table-cell table:style-name="ce168" table:number-columns-spanned="1" table:number-rows-spanned="3"/>
          <table:table-cell table:style-name="ce173" office:value-type="string" table:number-columns-spanned="1" table:number-rows-spanned="3">
            <text:p>3.1.</text:p>
          </table:table-cell>
          <table:table-cell table:style-name="ce179" office:value-type="string" table:number-columns-spanned="1" table:number-rows-spanned="3">
            <text:p>Activação da Assinatura</text:p>
          </table:table-cell>
          <table:table-cell table:style-name="ce186" office:value-type="string">
            <text:p>Disposição gráfica</text:p>
          </table:table-cell>
          <table:table-cell table:style-name="ce195" office:value-type="string">
            <text:p>NA</text:p>
          </table:table-cell>
          <table:table-cell table:style-name="ce195"/>
          <table:table-cell table:number-columns-repeated="11" table:style-name="ce195" office:value-type="string">
            <text:p>NA</text:p>
          </table:table-cell>
          <table:table-cell table:style-name="ce200"/>
          <table:table-cell table:style-name="ce19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87" office:value-type="string">
            <text:p>Linguagens</text:p>
          </table:table-cell>
          <table:table-cell table:style-name="ce195" office:value-type="string">
            <text:p>NA</text:p>
          </table:table-cell>
          <table:table-cell table:style-name="ce195"/>
          <table:table-cell table:number-columns-repeated="11" table:style-name="ce195" office:value-type="string">
            <text:p>NA</text:p>
          </table:table-cell>
          <table:table-cell table:style-name="ce200"/>
          <table:table-cell table:style-name="ce19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68"/>
          <table:covered-table-cell table:style-name="ce173"/>
          <table:covered-table-cell table:style-name="ce179"/>
          <table:table-cell table:style-name="ce173" office:value-type="string">
            <text:p>Informação</text:p>
          </table:table-cell>
          <table:table-cell table:style-name="ce196" office:value-type="string">
            <text:p>NA</text:p>
          </table:table-cell>
          <table:table-cell table:style-name="ce196"/>
          <table:table-cell table:number-columns-repeated="11" table:style-name="ce196" office:value-type="string">
            <text:p>NA</text:p>
          </table:table-cell>
          <table:table-cell table:style-name="ce201"/>
          <table:table-cell table:style-name="ce196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2.</text:p>
          </table:table-cell>
          <table:table-cell table:style-name="ce180" office:value-type="string" table:number-columns-spanned="1" table:number-rows-spanned="3">
            <text:p>Activação do Cartão</text:p>
          </table:table-cell>
          <table:table-cell table:style-name="ce188" office:value-type="string">
            <text:p>Disposição gráfica</text:p>
          </table:table-cell>
          <table:table-cell table:style-name="ce202" office:value-type="string">
            <text:p>NA</text:p>
          </table:table-cell>
          <table:table-cell table:style-name="ce202"/>
          <table:table-cell table:number-columns-repeated="7" table:style-name="ce202" office:value-type="string">
            <text:p>NA</text:p>
          </table:table-cell>
          <table:table-cell table:style-name="ce195" office:value-type="string">
            <text:p>NA</text:p>
          </table:table-cell>
          <table:table-cell table:style-name="ce202" office:value-type="string">
            <text:p>NA</text:p>
          </table:table-cell>
          <table:table-cell table:style-name="ce195" office:value-type="string">
            <text:p>NA</text:p>
          </table:table-cell>
          <table:table-cell table:style-name="ce202" office:value-type="string">
            <text:p>NA</text:p>
          </table:table-cell>
          <table:table-cell table:style-name="ce202"/>
          <table:table-cell table:style-name="ce202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8" office:value-type="string">
            <text:p>NA</text:p>
          </table:table-cell>
          <table:table-cell table:style-name="ce198"/>
          <table:table-cell table:number-columns-repeated="7" table:style-name="ce198" office:value-type="string">
            <text:p>NA</text:p>
          </table:table-cell>
          <table:table-cell table:style-name="ce195" office:value-type="string">
            <text:p>NA</text:p>
          </table:table-cell>
          <table:table-cell table:style-name="ce198" office:value-type="string">
            <text:p>NA</text:p>
          </table:table-cell>
          <table:table-cell table:style-name="ce195" office:value-type="string">
            <text:p>NA</text:p>
          </table:table-cell>
          <table:table-cell table:style-name="ce198" office:value-type="string">
            <text:p>NA</text:p>
          </table:table-cell>
          <table:table-cell table:style-name="ce198"/>
          <table:table-cell table:style-name="ce198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3" office:value-type="string">
            <text:p>NA</text:p>
          </table:table-cell>
          <table:table-cell table:style-name="ce203"/>
          <table:table-cell table:number-columns-repeated="7" table:style-name="ce203" office:value-type="string">
            <text:p>NA</text:p>
          </table:table-cell>
          <table:table-cell table:style-name="ce196" office:value-type="string">
            <text:p>NA</text:p>
          </table:table-cell>
          <table:table-cell table:style-name="ce203" office:value-type="string">
            <text:p>NA</text:p>
          </table:table-cell>
          <table:table-cell table:style-name="ce196" office:value-type="string">
            <text:p>NA</text:p>
          </table:table-cell>
          <table:table-cell table:style-name="ce203" office:value-type="string">
            <text:p>NA</text:p>
          </table:table-cell>
          <table:table-cell table:style-name="ce201"/>
          <table:table-cell table:style-name="ce203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3.</text:p>
          </table:table-cell>
          <table:table-cell table:style-name="ce180" office:value-type="string" table:number-columns-spanned="1" table:number-rows-spanned="3">
            <text:p>Acesso à Morada</text:p>
          </table:table-cell>
          <table:table-cell table:style-name="ce188" office:value-type="string">
            <text:p>Disposição gráfica</text:p>
          </table:table-cell>
          <table:table-cell table:style-name="ce197" office:value-type="string">
            <text:p>OK</text:p>
          </table:table-cell>
          <table:table-cell table:style-name="ce197"/>
          <table:table-cell table:number-columns-repeated="11" table:style-name="ce197" office:value-type="string">
            <text:p>OK</text:p>
          </table:table-cell>
          <table:table-cell table:style-name="ce223"/>
          <table:table-cell table:style-name="ce19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195" office:value-type="string">
            <text:p>OK</text:p>
          </table:table-cell>
          <table:table-cell table:style-name="ce195"/>
          <table:table-cell table:number-columns-repeated="11" table:style-name="ce195" office:value-type="string">
            <text:p>OK</text:p>
          </table:table-cell>
          <table:table-cell table:style-name="ce222"/>
          <table:table-cell table:style-name="ce19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196" office:value-type="string">
            <text:p>OK</text:p>
          </table:table-cell>
          <table:table-cell table:style-name="ce196"/>
          <table:table-cell table:number-columns-repeated="11" table:style-name="ce196" office:value-type="string">
            <text:p>OK</text:p>
          </table:table-cell>
          <table:table-cell table:style-name="ce168"/>
          <table:table-cell table:style-name="ce19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4.</text:p>
          </table:table-cell>
          <table:table-cell table:style-name="ce180" office:value-type="string" table:number-columns-spanned="1" table:number-rows-spanned="3">
            <text:p>Verificação de PIN´s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11" table:style-name="ce205" office:value-type="string">
            <text:p>OK</text:p>
          </table:table-cell>
          <table:table-cell table:style-name="ce226"/>
          <table:table-cell table:style-name="ce20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OK</text:p>
          </table:table-cell>
          <table:table-cell table:style-name="ce207"/>
          <table:table-cell table:number-columns-repeated="11" table:style-name="ce207" office:value-type="string">
            <text:p>OK</text:p>
          </table:table-cell>
          <table:table-cell table:style-name="ce227"/>
          <table:table-cell table:style-name="ce20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5.</text:p>
          </table:table-cell>
          <table:table-cell table:style-name="ce180" office:value-type="string" table:number-columns-spanned="1" table:number-rows-spanned="3">
            <text:p>Alteração de PIN´s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11" table:style-name="ce205" office:value-type="string">
            <text:p>OK</text:p>
          </table:table-cell>
          <table:table-cell table:style-name="ce226"/>
          <table:table-cell table:style-name="ce20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OK</text:p>
          </table:table-cell>
          <table:table-cell table:style-name="ce207"/>
          <table:table-cell table:number-columns-repeated="11" table:style-name="ce207" office:value-type="string">
            <text:p>OK</text:p>
          </table:table-cell>
          <table:table-cell table:style-name="ce227"/>
          <table:table-cell table:style-name="ce20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6.</text:p>
          </table:table-cell>
          <table:table-cell table:style-name="ce180" office:value-type="string" table:number-columns-spanned="1" table:number-rows-spanned="3">
            <text:p>Escrita na área de Bloco de Notas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11" table:style-name="ce205" office:value-type="string">
            <text:p>OK</text:p>
          </table:table-cell>
          <table:table-cell table:style-name="ce226"/>
          <table:table-cell table:style-name="ce20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OK</text:p>
          </table:table-cell>
          <table:table-cell table:style-name="ce207"/>
          <table:table-cell table:number-columns-repeated="11" table:style-name="ce207" office:value-type="string">
            <text:p>OK</text:p>
          </table:table-cell>
          <table:table-cell table:style-name="ce227"/>
          <table:table-cell table:style-name="ce20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7.</text:p>
          </table:table-cell>
          <table:table-cell table:style-name="ce180" office:value-type="string" table:number-columns-spanned="1" table:number-rows-spanned="3">
            <text:p>Utilização do Certificado de Assinatura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11" table:style-name="ce205" office:value-type="string">
            <text:p>OK</text:p>
          </table:table-cell>
          <table:table-cell table:style-name="ce226"/>
          <table:table-cell table:style-name="ce20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OK</text:p>
          </table:table-cell>
          <table:table-cell table:style-name="ce207"/>
          <table:table-cell table:number-columns-repeated="11" table:style-name="ce207" office:value-type="string">
            <text:p>OK</text:p>
          </table:table-cell>
          <table:table-cell table:style-name="ce227"/>
          <table:table-cell table:style-name="ce20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8.</text:p>
          </table:table-cell>
          <table:table-cell table:style-name="ce180" office:value-type="string" table:number-columns-spanned="1" table:number-rows-spanned="3">
            <text:p>Utilização do Certificado de Autenticação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OK</text:p>
          </table:table-cell>
          <table:table-cell table:style-name="ce204"/>
          <table:table-cell table:number-columns-repeated="11" table:style-name="ce204" office:value-type="string">
            <text:p>OK</text:p>
          </table:table-cell>
          <table:table-cell table:style-name="ce225"/>
          <table:table-cell table:style-name="ce204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OK</text:p>
          </table:table-cell>
          <table:table-cell table:style-name="ce205"/>
          <table:table-cell table:number-columns-repeated="11" table:style-name="ce205" office:value-type="string">
            <text:p>OK</text:p>
          </table:table-cell>
          <table:table-cell table:style-name="ce226"/>
          <table:table-cell table:style-name="ce205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OK</text:p>
          </table:table-cell>
          <table:table-cell table:style-name="ce207"/>
          <table:table-cell table:number-columns-repeated="11" table:style-name="ce207" office:value-type="string">
            <text:p>OK</text:p>
          </table:table-cell>
          <table:table-cell table:style-name="ce227"/>
          <table:table-cell table:style-name="ce207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170" table:number-columns-spanned="1" table:number-rows-spanned="3"/>
          <table:table-cell table:style-name="ce175" office:value-type="string" table:number-columns-spanned="1" table:number-rows-spanned="3">
            <text:p>3.9.</text:p>
          </table:table-cell>
          <table:table-cell table:style-name="ce180" office:value-type="string" table:number-columns-spanned="1" table:number-rows-spanned="3">
            <text:p>Desbloqueio de PIN´s</text:p>
          </table:table-cell>
          <table:table-cell table:style-name="ce188" office:value-type="string">
            <text:p>Disposição gráfica</text:p>
          </table:table-cell>
          <table:table-cell table:style-name="ce204" office:value-type="string">
            <text:p>NA</text:p>
          </table:table-cell>
          <table:table-cell table:style-name="ce204"/>
          <table:table-cell table:number-columns-repeated="11" table:style-name="ce204" office:value-type="string">
            <text:p>NA</text:p>
          </table:table-cell>
          <table:table-cell table:style-name="ce225"/>
          <table:table-cell table:style-name="ce20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87" office:value-type="string">
            <text:p>Linguagens</text:p>
          </table:table-cell>
          <table:table-cell table:style-name="ce205" office:value-type="string">
            <text:p>NA</text:p>
          </table:table-cell>
          <table:table-cell table:style-name="ce205"/>
          <table:table-cell table:number-columns-repeated="11" table:style-name="ce205" office:value-type="string">
            <text:p>NA</text:p>
          </table:table-cell>
          <table:table-cell table:style-name="ce226"/>
          <table:table-cell table:style-name="ce20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170"/>
          <table:covered-table-cell table:style-name="ce175"/>
          <table:covered-table-cell table:style-name="ce180"/>
          <table:table-cell table:style-name="ce173" office:value-type="string">
            <text:p>Informação</text:p>
          </table:table-cell>
          <table:table-cell table:style-name="ce207" office:value-type="string">
            <text:p>NA</text:p>
          </table:table-cell>
          <table:table-cell table:style-name="ce207"/>
          <table:table-cell table:number-columns-repeated="11" table:style-name="ce207" office:value-type="string">
            <text:p>NA</text:p>
          </table:table-cell>
          <table:table-cell table:style-name="ce227"/>
          <table:table-cell table:style-name="ce207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table:style-name="ce181" office:value-type="string" table:number-columns-spanned="2" table:number-rows-spanned="1">
            <text:p>Modificação da localização de instalação</text:p>
          </table:table-cell>
          <table:covered-table-cell table:style-name="ce181"/>
          <table:table-cell table:style-name="ce208" office:value-type="string">
            <text:p>NOK</text:p>
          </table:table-cell>
          <table:table-cell table:style-name="ce208"/>
          <table:table-cell table:number-columns-repeated="4" table:style-name="ce208" office:value-type="string">
            <text:p>NOK</text:p>
          </table:table-cell>
          <table:table-cell table:number-columns-repeated="9" table:style-name="ce208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2" office:value-type="string" table:number-columns-spanned="2" table:number-rows-spanned="1">
            <office:annotation draw:style-name="gr2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83"/>
          <table:table-cell table:style-name="ce209" office:value-type="string">
            <text:p>OK</text:p>
          </table:table-cell>
          <table:table-cell table:style-name="ce209"/>
          <table:table-cell table:style-name="ce210" office:value-type="string">
            <office:annotation draw:style-name="gr6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office:annotation draw:style-name="gr6" draw:text-style-name="P2" svg:width="2.9996in" svg:height="0.9689in" svg:x="12.3539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office:annotation draw:style-name="gr6" draw:text-style-name="P2" svg:width="2.9996in" svg:height="0.9689in" svg:x="14.2102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office:annotation draw:style-name="gr6" draw:text-style-name="P2" svg:width="2.9996in" svg:height="0.9689in" svg:x="16.1067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text:p>OK</text:p>
          </table:table-cell>
          <table:table-cell table:style-name="ce210" office:value-type="string">
            <office:annotation draw:style-name="gr4" draw:text-style-name="P2" svg:width="2.4768in" svg:height="1.1469in" svg:x="19.8193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office:annotation draw:style-name="gr4" draw:text-style-name="P2" svg:width="2.4768in" svg:height="1.1469in" svg:x="21.695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office:annotation draw:style-name="gr4" draw:text-style-name="P2" svg:width="2.4768in" svg:height="1.1469in" svg:x="23.552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text:p>OK</text:p>
          </table:table-cell>
          <table:table-cell table:style-name="ce210" office:value-type="string">
            <office:annotation draw:style-name="gr4" draw:text-style-name="P2" svg:width="2.4768in" svg:height="1.1469in" svg:x="27.254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210" office:value-type="string">
            <text:p>OK</text:p>
          </table:table-cell>
          <table:table-cell table:style-name="ce229"/>
          <table:table-cell table:style-name="ce220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Assinar documento MS Word</text:p>
          </table:table-cell>
          <table:covered-table-cell table:style-name="ce189"/>
          <table:table-cell table:style-name="ce209" office:value-type="string">
            <text:p>OK</text:p>
          </table:table-cell>
          <table:table-cell table:style-name="ce209"/>
          <table:table-cell table:style-name="ce209" office:value-type="string">
            <office:annotation draw:style-name="gr5" draw:text-style-name="P2" svg:width="1.9906in" svg:height="0.4484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5" draw:text-style-name="P2" svg:width="1.9906in" svg:height="0.4484in" svg:x="12.3539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5" draw:text-style-name="P2" svg:width="1.9906in" svg:height="0.4484in" svg:x="14.2102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5" draw:text-style-name="P2" svg:width="1.9906in" svg:height="0.4484in" svg:x="16.1067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19" office:value-type="string">
            <text:p>NA</text:p>
          </table:table-cell>
          <table:table-cell table:number-columns-repeated="8" table:style-name="ce22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Login com firefox (PKCS11)</text:p>
          </table:table-cell>
          <table:covered-table-cell table:style-name="ce189"/>
          <table:table-cell table:style-name="ce209" office:value-type="string">
            <text:p>OK</text:p>
          </table:table-cell>
          <table:table-cell table:style-name="ce209"/>
          <table:table-cell table:style-name="ce209" office:value-type="string">
            <office:annotation draw:style-name="gr8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office:annotation draw:style-name="gr9" draw:text-style-name="P1" svg:width="1.4539in" svg:height="4.172in" svg:x="12.1472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209" office:value-type="string">
            <office:annotation draw:style-name="gr8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office:annotation draw:style-name="gr9" draw:text-style-name="P1" svg:width="1.4539in" svg:height="4.172in" svg:x="15.9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209" office:value-type="string">
            <office:annotation draw:style-name="gr9" draw:text-style-name="P1" svg:width="1.4539in" svg:height="4.172in" svg:x="15.8799in" svg:y="20.8094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209" office:value-type="string">
            <office:annotation draw:style-name="gr8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office:annotation draw:style-name="gr8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office:annotation draw:style-name="gr8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text:p>OK</text:p>
          </table:table-cell>
          <table:table-cell table:style-name="ce209" office:value-type="string">
            <office:annotation draw:style-name="gr8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209" office:value-type="string">
            <text:p>OK</text:p>
          </table:table-cell>
          <table:table-cell table:style-name="ce229"/>
          <table:table-cell table:style-name="ce230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Internet Explorer (CSP)</text:p>
          </table:table-cell>
          <table:covered-table-cell table:style-name="ce183"/>
          <table:table-cell table:style-name="ce209" office:value-type="string">
            <text:p>OK</text:p>
          </table:table-cell>
          <table:table-cell table:style-name="ce209"/>
          <table:table-cell table:number-columns-repeated="4" table:style-name="ce209" office:value-type="string">
            <text:p>NA</text:p>
          </table:table-cell>
          <table:table-cell table:number-columns-repeated="9" table:style-name="ce22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Internet Explorer (Minidriver)</text:p>
          </table:table-cell>
          <table:covered-table-cell table:style-name="ce183"/>
          <table:table-cell table:style-name="ce209" office:value-type="string">
            <text:p>NA</text:p>
          </table:table-cell>
          <table:table-cell table:style-name="ce209"/>
          <table:table-cell table:style-name="ce209" office:value-type="string">
            <office:annotation draw:style-name="gr5" draw:text-style-name="P2" svg:width="1.9906in" svg:height="0.4484in" svg:x="10.4276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5" draw:text-style-name="P2" svg:width="1.9906in" svg:height="0.4484in" svg:x="12.3539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5" draw:text-style-name="P2" svg:width="1.9906in" svg:height="0.4484in" svg:x="14.2102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209" office:value-type="string">
            <office:annotation draw:style-name="gr19" draw:text-style-name="P1" svg:width="2.0362in" svg:height="1.8587in" svg:x="15.9in" svg:y="22.3547in" draw:caption-point-x="-0.0335in" draw:caption-point-y="0.6051in">
              <dc:date>2012-04-09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  <text:p text:style-name="P1"><text:span text:style-name="T1"/></text:p>
              <text:p text:style-name="P1"><text:span text:style-name="T1">Ocasionalmente São exibidos avisos relativos ao cartão não ser o correcto para efectuar a operação (o mesmo tipo de problema que o libreoffice apresenta)</text:span></text:p>
            </office:annotation>
            <text:p>NOK</text:p>
          </table:table-cell>
          <table:table-cell table:number-columns-repeated="9" table:style-name="ce22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Login no sistema operativo</text:p>
          </table:table-cell>
          <table:covered-table-cell table:style-name="ce183"/>
          <table:table-cell table:style-name="ce209" office:value-type="string">
            <text:p>NA</text:p>
          </table:table-cell>
          <table:table-cell table:style-name="ce209"/>
          <table:table-cell table:style-name="ce210" office:value-type="string">
            <office:annotation draw:style-name="gr6" draw:text-style-name="P2" svg:width="2.3331in" svg:height="0.9689in" svg:x="8.4811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210" office:value-type="string">
            <office:annotation draw:style-name="gr6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209" office:value-type="string">
            <office:annotation draw:style-name="gr13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209" office:value-type="string">
            <office:annotation draw:style-name="gr13" draw:text-style-name="P1" svg:width="1.5264in" svg:height="2.4469in" svg:x="15.9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220" office:value-type="string">
            <text:p>OK</text:p>
          </table:table-cell>
          <table:table-cell table:style-name="ce220" table:number-columns-repeated="2"/>
          <table:table-cell table:number-columns-repeated="3" table:style-name="ce220" office:value-type="string">
            <text:p>OK</text:p>
          </table:table-cell>
          <table:table-cell table:style-name="ce229"/>
          <table:table-cell table:style-name="ce220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Exportar dados para PDF</text:p>
          </table:table-cell>
          <table:covered-table-cell table:style-name="ce183"/>
          <table:table-cell table:style-name="ce210" office:value-type="string">
            <office:annotation draw:style-name="gr20" draw:text-style-name="P2" svg:width="2.1913in" svg:height="0.613in" svg:x="6.6154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/>
          <table:table-cell table:style-name="ce210" office:value-type="string">
            <office:annotation draw:style-name="gr20" draw:text-style-name="P2" svg:width="2.1913in" svg:height="0.613in" svg:x="10.4276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12.3539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14.210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16.106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17.9535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19.819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21.695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23.55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25.408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27.254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10" office:value-type="string">
            <office:annotation draw:style-name="gr20" draw:text-style-name="P2" svg:width="2.1913in" svg:height="0.613in" svg:x="29.101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229"/>
          <table:table-cell table:style-name="ce220"/>
          <table:table-cell table:number-columns-repeated="1005"/>
        </table:table-row>
        <table:table-row table:style-name="ro1">
          <table:table-cell table:number-columns-repeated="2"/>
          <table:table-cell table:style-name="ce183" office:value-type="string" table:number-columns-spanned="2" table:number-rows-spanned="1">
            <text:p>Assinatura de ficheiros</text:p>
          </table:table-cell>
          <table:covered-table-cell table:style-name="ce183"/>
          <table:table-cell table:style-name="ce210" office:value-type="string">
            <office:annotation draw:style-name="gr4" draw:text-style-name="P2" svg:width="3.4843in" svg:height="1.1469in" svg:x="6.6154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/>
          <table:table-cell table:style-name="ce210" office:value-type="string">
            <office:annotation draw:style-name="gr4" draw:text-style-name="P2" svg:width="3.4843in" svg:height="1.1469in" svg:x="10.4276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12.3539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14.210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16.106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17.9535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19.819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21.695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23.55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25.408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27.254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10" office:value-type="string">
            <office:annotation draw:style-name="gr4" draw:text-style-name="P2" svg:width="3.4843in" svg:height="1.1469in" svg:x="29.101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229"/>
          <table:table-cell table:style-name="ce220"/>
          <table:table-cell table:number-columns-repeated="1005"/>
        </table:table-row>
        <table:table-row table:style-name="ro5">
          <table:table-cell table:number-columns-repeated="2"/>
          <table:table-cell table:style-name="ce181" office:value-type="string" table:number-columns-spanned="2" table:number-rows-spanned="1">
            <text:p>Assinatura LibreOffice</text:p>
          </table:table-cell>
          <table:covered-table-cell table:style-name="ce181"/>
          <table:table-cell table:style-name="ce209" office:value-type="string">
            <office:annotation draw:style-name="gr2" draw:text-style-name="P2" svg:width="1.1413in" svg:height="0.2571in" svg:x="6.6154in" svg:y="23.1433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210"/>
          <table:table-cell table:style-name="ce209" office:value-type="string">
            <office:annotation draw:style-name="gr1" draw:text-style-name="P1" svg:width="3.7709in" svg:height="0.9689in" svg:x="10.220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209" office:value-type="string">
            <office:annotation draw:style-name="gr1" draw:text-style-name="P1" svg:width="3.7709in" svg:height="0.9689in" svg:x="12.1472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209" office:value-type="string">
            <office:annotation draw:style-name="gr1" draw:text-style-name="P1" svg:width="3.7709in" svg:height="0.9689in" svg:x="14.0035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209" office:value-type="string">
            <office:annotation draw:style-name="gr1" draw:text-style-name="P1" svg:width="3.7709in" svg:height="0.9689in" svg:x="15.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number-columns-repeated="7" table:style-name="ce208" office:value-type="string">
            <text:p>OK</text:p>
          </table:table-cell>
          <table:table-cell table:style-name="ce181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184"/>
          <table:table-cell table:style-name="ce190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178" office:value-type="string">
            <text:p>NOTA:</text:p>
          </table:table-cell>
          <table:table-cell table:style-name="ce185" office:value-type="string" table:number-columns-spanned="6" table:number-rows-spanned="1">
            <office:annotation draw:style-name="gr2" draw:text-style-name="P2" svg:width="1.1413in" svg:height="0.435in" svg:x="12.3539in" svg:y="23.9224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12">Quando se alterna o idioma na aplicação:</text:span></text:p>
            <text:p><text:span text:style-name="T13">(inglẽs → português) </text:span></text:p>
            <text:p><text:span text:style-name="T13">→ </text:span><text:span text:style-name="T13">Existem problemas de encoding nas janelas do PIN;</text:span></text:p>
            <text:p><text:span text:style-name="T13">→ </text:span><text:span text:style-name="T13">Janela de PIN da morada continua em inglês</text:span></text:p>
            <text:p><text:span text:style-name="T13">(português → inglês)</text:span></text:p>
            <text:p><text:span text:style-name="T13">→ </text:span><text:span text:style-name="T13">Existem strings que permanecem em português nas janelas do PIN</text:span></text:p>
          </table:table-cell>
          <table:covered-table-cell table:number-columns-repeated="4" table:style-name="ce191"/>
          <table:covered-table-cell table:style-name="ce216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530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78"/>
        <table:table-column table:style-name="co8" table:default-cell-style-name="ce1"/>
        <table:table-column table:style-name="co10" table:default-cell-style-name="ce78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5" office:value-type="string">
            <text:p>Windows XP</text:p>
          </table:table-cell>
          <table:table-cell table:number-columns-repeated="2" table:style-name="ce35" office:value-type="string">
            <text:p>Windows Vista</text:p>
          </table:table-cell>
          <table:table-cell table:number-columns-repeated="2" table:style-name="ce35" office:value-type="string">
            <text:p>Windows 7</text:p>
          </table:table-cell>
          <table:table-cell table:number-columns-repeated="2" table:style-name="ce35" office:value-type="string">
            <text:p>Caixa Mágica</text:p>
          </table:table-cell>
          <table:table-cell table:number-columns-repeated="2" table:style-name="ce35" office:value-type="string">
            <text:p>Suse</text:p>
          </table:table-cell>
          <table:table-cell table:number-columns-repeated="2" table:style-name="ce35" office:value-type="string">
            <text:p>Ubuntu</text:p>
          </table:table-cell>
          <table:table-cell table:style-name="ce35" office:value-type="string">
            <text:p>Fedora</text:p>
          </table:table-cell>
          <table:table-cell table:style-name="ce82" office:value-type="string">
            <text:p>MAC Leopard</text:p>
          </table:table-cell>
          <table:table-cell table:style-name="ce82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34" office:value-type="string">
            <text:p>Aplicação instala sem problemas (build 2530)</text:p>
          </table:table-cell>
          <table:table-cell table:style-name="ce235" office:value-type="string">
            <text:p>Não instala</text:p>
            <text:p>Build 2462</text:p>
          </table:table-cell>
          <table:table-cell table:number-columns-repeated="4" table:style-name="ce36" office:value-type="string">
            <text:p>Aplicação instala sem problemas (build 2530)</text:p>
          </table:table-cell>
          <table:table-cell table:number-columns-repeated="2" table:style-name="ce237" office:value-type="string">
            <text:p>Instalação através de pacote deb, sem problemas (build 2462)</text:p>
          </table:table-cell>
          <table:table-cell table:number-columns-repeated="2" table:style-name="ce237" office:value-type="string">
            <text:p>Instalação através de pacote rpm, sem problemas (build 2462)</text:p>
          </table:table-cell>
          <table:table-cell table:number-columns-repeated="2" table:style-name="ce237" office:value-type="string">
            <text:p>Instalação através de pacote deb, sem problemas (build 2462)</text:p>
          </table:table-cell>
          <table:table-cell table:style-name="ce237" office:value-type="string">
            <text:p>Instalação através de pacote rpm, sem problemas (build 2462)</text:p>
          </table:table-cell>
          <table:table-cell table:style-name="ce238" office:value-type="string">
            <text:p>Não sistema operativo não disponivel para teste</text:p>
          </table:table-cell>
          <table:table-cell table:style-name="ce238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37" office:value-type="string">
            <text:p><text:span text:style-name="T8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7">- Quando é fechada a janela e se restaura, as tabs da morada <text:s/>(acedida préviamente) e certificados surgem vazios</text:span></text:p>
            <text:p><text:span text:style-name="T7">- Quando se remove um cartão e se coloca outro na aplicação utilitária, não devem persistir os dados do cartão anterior.</text:span></text:p>
            <text:p><text:span text:style-name="T8"/></text:p>
          </table:table-cell>
          <table:table-cell table:style-name="ce120" office:value-type="string">
            <text:p><text:span text:style-name="T7"/></text:p>
            <text:p><text:span text:style-name="T8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6"/></text:p>
            <text:p><text:span text:style-name="T9"/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Quando um pin está bloqueado e se tenta verificar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aceder à morada no final é indicado que o pin está errado.</text:span></text:p>
            <text:p><text:span text:style-name="T6">- Quando se remove um cartão e se coloca outro na aplicação utilitária, não devem persistir os dados do cartão anterior.</text:span></text:p>
            <text:p><text:span text:style-name="T9"/></text:p>
          </table:table-cell>
          <table:table-cell table:style-name="ce77" office:value-type="string"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71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6">- pin autenticação bloqueado + pinpad GEMPLUS+ pkcs11 = CKR_GENERAL_ERROR, </text:span></text:p>
          </table:table-cell>
          <table:table-cell table:style-name="ce37" office:value-type="string">
            <text:p><text:span text:style-name="T6">- Quando um pin está bloqueado e se tenta verificar é indicado que o pin está errado.</text:span></text:p>
            <text:p><text:span text:style-name="T7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7"/></text:p>
            <text:p><text:span text:style-name="T8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6">- Quando um pin está bloqueado e se tenta verificar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83"/>
          <table:table-cell table:style-name="ce77" office:value-type="string">
            <text:p>- Instalação em inglês;</text:p>
            <text:p>- interface com partes em inglês mesmo quando a linguagem escolhida é português (Card, Language)</text:p>
            <text:p>-<text:span text:style-name="T9"> A linguagem da interface da aplicação não é por omissão português;</text:span></text:p>
            <text:p><text:span text:style-name="T6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1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79"/>
          <table:covered-table-cell table:style-name="ce10"/>
          <table:covered-table-cell table:style-name="ce79"/>
          <table:covered-table-cell table:number-columns-repeated="3" table:style-name="ce1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6" office:value-type="string">
            <text:p>Disposição gráfica</text:p>
          </table:table-cell>
          <table:table-cell table:style-name="ce38" office:value-type="string">
            <text:p>OK</text:p>
          </table:table-cell>
          <table:table-cell table:style-name="ce122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3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7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2" office:value-type="string">
            <text:p>OK</text:p>
          </table:table-cell>
          <table:table-cell table:style-name="ce129"/>
          <table:table-cell table:number-columns-repeated="11" table:style-name="ce42" office:value-type="string">
            <text:p>OK</text:p>
          </table:table-cell>
          <table:table-cell table:style-name="ce85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a escolha da linguagem não afecta os elementos.</text:p>
          </table:table-cell>
          <table:table-cell table:style-name="ce128"/>
          <table:table-cell table:number-columns-repeated="11" table:style-name="ce118" office:value-type="string">
            <text:p>NOK, a escolha da linguagem não afecta os elementos.</text:p>
          </table:table-cell>
          <table:table-cell table:style-name="ce84"/>
          <table:table-cell table:style-name="ce118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30"/>
          <table:covered-table-cell table:number-columns-repeated="7" table:style-name="ce13"/>
          <table:covered-table-cell table:style-name="ce80"/>
          <table:covered-table-cell table:style-name="ce13"/>
          <table:covered-table-cell table:style-name="ce80"/>
          <table:covered-table-cell table:number-columns-repeated="3" table:style-name="ce13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 exibid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11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11"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18" draw:text-style-name="P1" svg:width="2.885in" svg:height="0.7571in" svg:x="6.4087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52" office:value-type="string">
            <text:p>OK</text:p>
          </table:table-cell>
          <table:table-cell table:style-name="ce103" office:value-type="string"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0"/>
          <table:table-cell table:style-name="ce6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66" office:value-type="string">
            <text:p>OK</text:p>
          </table:table-cell>
          <table:table-cell table:style-name="ce103" office:value-type="string"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1"/>
          <table:table-cell table:style-name="ce6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39"/>
          <table:covered-table-cell table:number-columns-repeated="7" table:style-name="ce14"/>
          <table:covered-table-cell table:style-name="ce81"/>
          <table:covered-table-cell table:style-name="ce14"/>
          <table:covered-table-cell table:style-name="ce81"/>
          <table:covered-table-cell table:number-columns-repeated="3" table:style-name="ce14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55" office:value-type="string">
            <text:p>NA</text:p>
          </table:table-cell>
          <table:table-cell table:style-name="ce127"/>
          <table:table-cell table:number-columns-repeated="11" table:style-name="ce55" office:value-type="string">
            <text:p>NA</text:p>
          </table:table-cell>
          <table:table-cell table:style-name="ce44"/>
          <table:table-cell table:style-name="ce5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7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7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9" office:value-type="string">
            <text:p>OK</text:p>
          </table:table-cell>
          <table:table-cell table:style-name="ce127"/>
          <table:table-cell table:number-columns-repeated="11" table:style-name="ce49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40"/>
          <table:table-cell table:number-columns-repeated="1018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4" office:value-type="string">
            <text:p>NOK</text:p>
          </table:table-cell>
          <table:table-cell table:style-name="ce141"/>
          <table:table-cell table:number-columns-repeated="4" table:style-name="ce34" office:value-type="string">
            <text:p>NOK</text:p>
          </table:table-cell>
          <table:table-cell table:number-columns-repeated="9" table:style-name="ce72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2"/>
          <table:table-cell table:style-name="ce61" office:value-type="string">
            <office:annotation draw:style-name="gr6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2.3539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4.2102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6" draw:text-style-name="P2" svg:width="2.9996in" svg:height="0.9689in" svg:x="16.1067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4" draw:text-style-name="P2" svg:width="2.4768in" svg:height="1.1469in" svg:x="19.8193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1.695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3.552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4" draw:text-style-name="P2" svg:width="2.4768in" svg:height="1.1469in" svg:x="27.254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92"/>
          <table:table-cell table:style-name="ce76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67" office:value-type="string">
            <office:annotation draw:style-name="gr5" draw:text-style-name="P2" svg:width="1.9906in" svg:height="0.4484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6.1067in" svg:y="21.7823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73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59" office:value-type="string">
            <office:annotation draw:style-name="gr8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2.1472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5.9in" svg:y="20.8094in" draw:caption-point-x="-0.0335in" draw:caption-point-y="1.7618in">
              <dc:date>2012-04-09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→ </text:span><text:span text:style-name="T1">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9" draw:text-style-name="P1" svg:width="1.4539in" svg:height="4.172in" svg:x="15.8799in" svg:y="20.8094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8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2"/>
          <table:table-cell table:style-name="ce112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2"/>
          <table:table-cell table:number-columns-repeated="4" table:style-name="ce60" office:value-type="string">
            <text:p>NA</text:p>
          </table:table-cell>
          <table:table-cell table:number-columns-repeated="9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7" office:value-type="string">
            <office:annotation draw:style-name="gr5" draw:text-style-name="P2" svg:width="1.9906in" svg:height="0.4484in" svg:x="10.4276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2.3539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5" draw:text-style-name="P2" svg:width="1.9906in" svg:height="0.4484in" svg:x="14.2102in" svg:y="22.3654in" draw:caption-point-x="-0.2402in" draw:caption-point-y="0.5945in">
              <dc:date>2012-04-09T00:00:00</dc:date>
              <text:p text:style-name="P2"><text:span text:style-name="T2">→ </text:span><text:span text:style-name="T2">Leitor ACR83 - NOK</text:span></text:p>
              <text:p text:style-name="P2"><text:span text:style-name="T2">→ </text:span><text:span text:style-name="T2">Leitor Xiring - ?</text:span></text:p>
            </office:annotation>
            <text:p>OK</text:p>
          </table:table-cell>
          <table:table-cell table:style-name="ce67" office:value-type="string">
            <office:annotation draw:style-name="gr19" draw:text-style-name="P1" svg:width="2.0362in" svg:height="1.8587in" svg:x="15.9in" svg:y="22.3547in" draw:caption-point-x="-0.0335in" draw:caption-point-y="0.6051in">
              <dc:date>2012-04-09T00:00:00</dc:date>
              <text:p text:style-name="P1"><text:span text:style-name="T1">→ </text:span><text:span text:style-name="T1">Leitor ACR83 - NOK</text:span></text:p>
              <text:p text:style-name="P1"><text:span text:style-name="T1">→ </text:span><text:span text:style-name="T1">Leitor Xiring - ?</text:span></text:p>
              <text:p text:style-name="P1"><text:span text:style-name="T1"/></text:p>
              <text:p text:style-name="P1"><text:span text:style-name="T1">Ocasionalmente São exibidos avisos relativos ao cartão não ser o correcto para efectuar a operação (o mesmo tipo de problema que o libreoffice apresenta)</text:span></text:p>
            </office:annotation>
            <text:p>NOK</text:p>
          </table:table-cell>
          <table:table-cell table:style-name="ce75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5" office:value-type="string">
            <office:annotation draw:style-name="gr6" draw:text-style-name="P2" svg:width="2.3331in" svg:height="0.9689in" svg:x="8.4811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5" office:value-type="string">
            <office:annotation draw:style-name="gr6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7" office:value-type="string">
            <office:annotation draw:style-name="gr13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67" office:value-type="string">
            <office:annotation draw:style-name="gr13" draw:text-style-name="P1" svg:width="1.5264in" svg:height="2.4469in" svg:x="15.9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number-columns-repeated="2" table:style-name="ce76" office:value-type="string">
            <text:p>OK</text:p>
          </table:table-cell>
          <table:table-cell table:style-name="ce145" table:number-columns-repeated="2"/>
          <table:table-cell table:number-columns-repeated="3" table:style-name="ce76" office:value-type="string">
            <text:p>OK</text:p>
          </table:table-cell>
          <table:table-cell table:style-name="ce92"/>
          <table:table-cell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1" office:value-type="string">
            <office:annotation draw:style-name="gr20" draw:text-style-name="P2" svg:width="2.1913in" svg:height="0.613in" svg:x="6.6154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143"/>
          <table:table-cell table:style-name="ce61" office:value-type="string">
            <office:annotation draw:style-name="gr20" draw:text-style-name="P2" svg:width="2.1913in" svg:height="0.613in" svg:x="10.4276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12.3539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14.210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16.106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17.9535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19.819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21.695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23.55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25.4083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27.2547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61" office:value-type="string">
            <office:annotation draw:style-name="gr20" draw:text-style-name="P2" svg:width="2.1913in" svg:height="0.613in" svg:x="29.1012in" svg:y="22.7543in" draw:caption-point-x="-0.2402in" draw:caption-point-y="0.5945in">
              <dc:date>2012-04-09T00:00:00</dc:date>
              <text:p text:style-name="P2"><text:span text:style-name="T2">Limitação no tamanho das notas inerente ao layout utilizado.</text:span></text:p>
            </office:annotation>
            <text:p>OK</text:p>
          </table:table-cell>
          <table:table-cell table:style-name="ce93"/>
          <table:table-cell table:style-name="ce75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5" office:value-type="string">
            <office:annotation draw:style-name="gr4" draw:text-style-name="P2" svg:width="3.4843in" svg:height="1.1469in" svg:x="6.6154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143"/>
          <table:table-cell table:style-name="ce65" office:value-type="string">
            <office:annotation draw:style-name="gr4" draw:text-style-name="P2" svg:width="3.4843in" svg:height="1.1469in" svg:x="10.4276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12.3539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14.210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16.106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17.9535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19.819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1.695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3.55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5.4083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7.2547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9.1012in" svg:y="22.9488in" draw:caption-point-x="-0.2402in" draw:caption-point-y="0.5945in">
              <dc:date>2012-04-09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OK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93"/>
          <table:table-cell table:style-name="ce75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62" office:value-type="string">
            <office:annotation draw:style-name="gr2" draw:text-style-name="P2" svg:width="1.1413in" svg:height="0.2571in" svg:x="6.6154in" svg:y="23.1433in" draw:caption-point-x="-0.2402in" draw:caption-point-y="0.5945in">
              <dc:date>2012-04-09T00:00:00</dc:date>
              <text:p text:style-name="P2"><text:span text:style-name="T2">Não funciona</text:span></text:p>
            </office:annotation>
            <text:p>NOK</text:p>
          </table:table-cell>
          <table:table-cell table:style-name="ce143"/>
          <table:table-cell table:style-name="ce62" office:value-type="string">
            <office:annotation draw:style-name="gr1" draw:text-style-name="P1" svg:width="3.7709in" svg:height="0.9689in" svg:x="10.220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3.7709in" svg:height="0.9689in" svg:x="12.1472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3.7709in" svg:height="0.9689in" svg:x="14.0035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3.7709in" svg:height="0.9689in" svg:x="15.9in" svg:y="23.5776in" draw:caption-point-x="-0.0335in" draw:caption-point-y="0.1602in">
              <dc:date>2012-04-09T00:00:00</dc:date>
              <text:p text:style-name="P1"><text:span text:style-name="T1">Detecta cartão mas indica que é o cartão errado; que está a ser partilhado por outro processo; que não pode ser utilizado para realizar a operação.</text:span></text:p>
              <text:p text:style-name="P1"><text:span text:style-name="T1">→ </text:span><text:span text:style-name="T1">funcionamento intermitente</text:span></text:p>
            </office:annotation>
            <text:p>NOK</text:p>
          </table:table-cell>
          <table:table-cell table:number-columns-repeated="7" table:style-name="ce32" office:value-type="string">
            <text:p>OK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1"/>
          <table:table-cell table:style-name="ce31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31" office:value-type="string">
            <text:p>NOTA:</text:p>
          </table:table-cell>
          <table:table-cell table:style-name="ce232" office:value-type="string" table:number-columns-spanned="6" table:number-rows-spanned="1">
            <office:annotation draw:style-name="gr2" draw:text-style-name="P2" svg:width="1.1413in" svg:height="0.435in" svg:x="12.3539in" svg:y="23.9224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12">Quando se alterna o idioma na aplicação:</text:span></text:p>
            <text:p><text:span text:style-name="T13">(inglẽs → português) </text:span></text:p>
            <text:p><text:span text:style-name="T13">→ </text:span><text:span text:style-name="T13">Existem problemas de encoding nas janelas do PIN;</text:span></text:p>
            <text:p><text:span text:style-name="T13">→ </text:span><text:span text:style-name="T13">Janela de PIN da morada continua em inglês</text:span></text:p>
            <text:p><text:span text:style-name="T13">(português → inglês)</text:span></text:p>
            <text:p><text:span text:style-name="T13">→ </text:span><text:span text:style-name="T13">Existem strings que permanecem em português nas janelas do PIN</text:span></text:p>
          </table:table-cell>
          <table:covered-table-cell table:number-columns-repeated="4" table:style-name="ce233"/>
          <table:covered-table-cell table:style-name="ce236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462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78"/>
        <table:table-column table:style-name="co8" table:default-cell-style-name="ce1"/>
        <table:table-column table:style-name="co10" table:default-cell-style-name="ce78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3" table:default-cell-style-name="ce1"/>
        <table:table-row table:style-name="ro1">
          <table:table-cell/>
          <table:table-cell table:style-name="ce7" office:value-type="string" table:number-columns-spanned="7" table:number-rows-spanned="1">
            <text:p>Aplicação utilitária - novo middleware</text:p>
          </table:table-cell>
          <table:covered-table-cell table:number-columns-repeated="6" table:style-name="ce7"/>
          <table:table-cell table:number-columns-repeated="1016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number-columns-repeated="2" table:style-name="ce35" office:value-type="string">
            <text:p>Windows XP</text:p>
          </table:table-cell>
          <table:table-cell table:number-columns-repeated="2" table:style-name="ce35" office:value-type="string">
            <text:p>Windows Vista</text:p>
          </table:table-cell>
          <table:table-cell table:number-columns-repeated="2" table:style-name="ce35" office:value-type="string">
            <text:p>Windows 7</text:p>
          </table:table-cell>
          <table:table-cell table:number-columns-repeated="2" table:style-name="ce35" office:value-type="string">
            <text:p>Caixa Mágica</text:p>
          </table:table-cell>
          <table:table-cell table:number-columns-repeated="2" table:style-name="ce35" office:value-type="string">
            <text:p>Suse</text:p>
          </table:table-cell>
          <table:table-cell table:number-columns-repeated="2" table:style-name="ce35" office:value-type="string">
            <text:p>Ubuntu</text:p>
          </table:table-cell>
          <table:table-cell table:style-name="ce35" office:value-type="string">
            <text:p>Fedora</text:p>
          </table:table-cell>
          <table:table-cell table:style-name="ce82" office:value-type="string">
            <text:p>MAC Leopard</text:p>
          </table:table-cell>
          <table:table-cell table:style-name="ce82" office:value-type="string">
            <text:p>MAC SnowLeopard</text:p>
          </table:table-cell>
          <table:table-cell table:number-columns-repeated="1005"/>
        </table:table-row>
        <table:table-row table:style-name="ro1">
          <table:covered-table-cell table:style-name="ce2"/>
          <table:covered-table-cell table:number-columns-repeated="3" table:style-name="ce8"/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2 – 64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1.10 – 64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5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34" office:value-type="string">
            <text:p>Aplicação instala sem problemas (build 2462)</text:p>
          </table:table-cell>
          <table:table-cell table:style-name="ce119" office:value-type="string">
            <text:p>Não instala</text:p>
            <text:p>Build 2462</text:p>
          </table:table-cell>
          <table:table-cell table:number-columns-repeated="2" table:style-name="ce144" office:value-type="string">
            <text:p>Aplicação instala sem problemas (build 2462)</text:p>
          </table:table-cell>
          <table:table-cell table:number-columns-repeated="2" table:style-name="ce234" office:value-type="string">
            <text:p>Aplicação instala sem problemas (build 2462)</text:p>
          </table:table-cell>
          <table:table-cell table:number-columns-repeated="2" table:style-name="ce144" office:value-type="string">
            <text:p>Instalação através de pacote deb, sem problemas (build 2462)</text:p>
          </table:table-cell>
          <table:table-cell table:number-columns-repeated="2" table:style-name="ce144" office:value-type="string">
            <text:p>Instalação através de pacote rpm, sem problemas (build 2462)</text:p>
          </table:table-cell>
          <table:table-cell table:number-columns-repeated="2" table:style-name="ce144" office:value-type="string">
            <text:p>Instalação através de pacote deb, sem problemas (build 2462)</text:p>
          </table:table-cell>
          <table:table-cell table:style-name="ce144" office:value-type="string">
            <text:p>Instalação através de pacote rpm, sem problemas (build 2462)</text:p>
          </table:table-cell>
          <table:table-cell table:style-name="ce238" office:value-type="string">
            <text:p>Não sistema operativo não disponivel para teste</text:p>
          </table:table-cell>
          <table:table-cell table:style-name="ce238" office:value-type="string">
            <text:p>Aplicação instala sem problemas</text:p>
          </table:table-cell>
          <table:table-cell table:number-columns-repeated="1005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utilizar o recurso no final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120" office:value-type="string">
            <text:p><text:span text:style-name="T7"/></text:p>
            <text:p><text:span text:style-name="T8"/></text:p>
          </table:table-cell>
          <table:table-cell table:style-name="ce77" office:value-type="string">
            <text:p>- O contrato de licença deve estar em português, ou alternativamente bilingue (português/inglês);</text:p>
            <text:p><text:span text:style-name="T14">- Não é possivel instalar noutra localização;</text:span>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utilizar o recurso no final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6"/></text:p>
            <text:p><text:span text:style-name="T9"/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<text:span text:style-name="T14">- Não é possivel instalar noutra localização;</text:span>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6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</text:span></text:p>
            <text:p><text:span text:style-name="T9"/></text:p>
          </table:table-cell>
          <table:table-cell table:style-name="ce71" office:value-type="string">
            <text:p>- Quando o pin da morada está bloqueado e se tenta aceder à morada no final é indicado que o pin está errado.</text:p>
            <text:p><text:span text:style-name="T6">- Quando é fechada a janela e se restaura, as tabs da morada <text:s/>(acedida préviamente) e certificados surgem vazios</text:span></text:p>
            <text:p><text:span text:style-name="T6">- pin autenticação bloqueado + pinpad GEMPLUS+ pkcs11 = CKR_GENERAL_ERROR, </text:span></text:p>
          </table:table-cell>
          <table:table-cell table:style-name="ce37" office:value-type="string">
            <text:p><text:span text:style-name="T7">- Quando o pin da morada está bloqueado e se tenta aceder à morada no final é indicado que o pin está errado.</text:span></text:p>
            <text:p><text:span text:style-name="T7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7"/></text:p>
            <text:p><text:span text:style-name="T8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11">- Não é criado um link para a aplicação no menu das aplicações.</text:span></text:p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77" office:value-type="string">
            <text:p><text:span text:style-name="T11">- Quando o pin da morada está bloqueado e se tenta aceder à morada no final é indicado que o pin está errado.</text:span></text:p>
            <text:p><text:span text:style-name="T6">- Quando é fechada a janela e se restaura, as tabs da morada <text:s/>(acedida préviamente) e certificados surgem vazios.</text:span></text:p>
            <text:p><text:span text:style-name="T6">- pin autenticação bloqueado + pinpad GEMPLUS+ pkcs11 = CKR_GENERAL_ERROR, </text:span></text:p>
            <text:p><text:span text:style-name="T9"/></text:p>
          </table:table-cell>
          <table:table-cell table:style-name="ce83"/>
          <table:table-cell table:style-name="ce77" office:value-type="string">
            <text:p>- Instalação em inglês;</text:p>
            <text:p>- interface com partes em inglês mesmo quando a linguagem escolhida é português (Card, Language)</text:p>
            <text:p>-<text:span text:style-name="T9"> A linguagem da interface da aplicação não é por omissão português;</text:span></text:p>
            <text:p><text:span text:style-name="T6">- Quando é fechada a janela e se restaura, as tabs da morada <text:s/>(acedida préviamente) e certificados surgem vazios</text:span></text:p>
          </table:table-cell>
          <table:table-cell table:number-columns-repeated="100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8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style-name="ce121" office:value-type="string">
            <text:p>- Não é possivel instalar noutra localização;</text:p>
          </table:covered-table-cell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5" table:style-name="ce10"/>
          <table:covered-table-cell table:style-name="ce79"/>
          <table:covered-table-cell table:style-name="ce10"/>
          <table:covered-table-cell table:style-name="ce79"/>
          <table:covered-table-cell table:number-columns-repeated="3" table:style-name="ce10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6" office:value-type="string">
            <text:p>Disposição gráfica</text:p>
          </table:table-cell>
          <table:table-cell table:style-name="ce38" office:value-type="string">
            <text:p>OK</text:p>
          </table:table-cell>
          <table:table-cell table:style-name="ce122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3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4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38" office:value-type="string">
            <text:p>OK</text:p>
          </table:table-cell>
          <table:table-cell table:style-name="ce126"/>
          <table:table-cell table:number-columns-repeated="11" table:style-name="ce38" office:value-type="string">
            <text:p>OK</text:p>
          </table:table-cell>
          <table:table-cell table:style-name="ce84"/>
          <table:table-cell table:style-name="ce3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7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2" office:value-type="string">
            <text:p>OK</text:p>
          </table:table-cell>
          <table:table-cell table:style-name="ce129"/>
          <table:table-cell table:number-columns-repeated="11" table:style-name="ce42" office:value-type="string">
            <text:p>OK</text:p>
          </table:table-cell>
          <table:table-cell table:style-name="ce85"/>
          <table:table-cell table:style-name="ce42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128"/>
          <table:table-cell table:number-columns-repeated="11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9" office:value-type="string">
            <text:p>Disposição gráfica</text:p>
          </table:table-cell>
          <table:table-cell table:style-name="ce40" office:value-type="string">
            <text:p>OK</text:p>
          </table:table-cell>
          <table:table-cell table:style-name="ce125"/>
          <table:table-cell table:number-columns-repeated="11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number-columns-repeated="1005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118" office:value-type="string">
            <text:p>NOK, a escolha da linguagem não afecta os elementos.</text:p>
          </table:table-cell>
          <table:table-cell table:style-name="ce128"/>
          <table:table-cell table:number-columns-repeated="11" table:style-name="ce118" office:value-type="string">
            <text:p>NOK, a escolha da linguagem não afecta os elementos.</text:p>
          </table:table-cell>
          <table:table-cell table:style-name="ce84"/>
          <table:table-cell table:style-name="ce118" office:value-type="string">
            <text:p>NOK, a escolha da linguagem não afecta os elementos.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39" office:value-type="string">
            <text:p>OK</text:p>
          </table:table-cell>
          <table:table-cell table:style-name="ce127"/>
          <table:table-cell table:number-columns-repeated="11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number-columns-repeated="100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8" table:number-rows-spanned="1">
            <text:p>Informação fornecida ao utilizador <text:s/>com leitor de PINPAD nas tarefas de:</text:p>
          </table:table-cell>
          <table:covered-table-cell table:number-columns-repeated="3" table:style-name="ce13"/>
          <table:covered-table-cell table:style-name="ce130"/>
          <table:covered-table-cell table:number-columns-repeated="7" table:style-name="ce13"/>
          <table:covered-table-cell table:style-name="ce80"/>
          <table:covered-table-cell table:style-name="ce13"/>
          <table:covered-table-cell table:style-name="ce80"/>
          <table:covered-table-cell table:number-columns-repeated="3" table:style-name="ce13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43" office:value-type="string">
            <text:p>NA</text:p>
          </table:table-cell>
          <table:table-cell table:style-name="ce131"/>
          <table:table-cell table:number-columns-repeated="11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 exibida</text:p>
          </table:table-cell>
          <table:table-cell table:style-name="ce44" office:value-type="string">
            <text:p>NA</text:p>
          </table:table-cell>
          <table:table-cell table:style-name="ce132"/>
          <table:table-cell table:number-columns-repeated="11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11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11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11"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25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14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2.8354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2.72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3.4185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31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9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8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text:p>OK</text:p>
          </table:table-cell>
          <table:table-cell table:style-name="ce127"/>
          <table:table-cell table:style-name="ce103" office:value-type="string">
            <office:annotation draw:style-name="gr18" draw:text-style-name="P1" svg:width="2.885in" svg:height="0.7571in" svg:x="10.220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14.0035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17.7469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8" draw:text-style-name="P1" svg:width="2.885in" svg:height="0.7571in" svg:x="21.489in" svg:y="14.002in" draw:caption-point-x="-0.0335in" draw:caption-point-y="0.3886in">
              <dc:date>2012-04-02T00:00:00</dc:date>
              <text:p text:style-name="P1"><text:span text:style-name="T1">O cancelamento/timeout da introdução do pin não está a ser tratado</text:span></text:p>
            </office:annotation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3.8961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103" office:value-type="string">
            <text:p>OK</text:p>
          </table:table-cell>
          <table:table-cell table:style-name="ce90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52" office:value-type="string">
            <text:p>OK</text:p>
          </table:table-cell>
          <table:table-cell table:style-name="ce103" office:value-type="string"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4.4795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0"/>
          <table:table-cell table:style-name="ce6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2" office:value-type="string">
            <text:p>OK</text:p>
          </table:table-cell>
          <table:table-cell table:style-name="ce137"/>
          <table:table-cell table:number-columns-repeated="4" table:style-name="ce66" office:value-type="string">
            <text:p>OK</text:p>
          </table:table-cell>
          <table:table-cell table:style-name="ce103" office:value-type="string">
            <text:p>OK</text:p>
          </table:table-cell>
          <table:table-cell table:number-columns-repeated="2"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3.3453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103" office:value-type="string">
            <office:annotation draw:style-name="gr1" draw:text-style-name="P1" svg:width="2.885in" svg:height="0.9689in" svg:x="27.048in" svg:y="15.0626in" draw:caption-point-x="-0.0335in" draw:caption-point-y="0.4945in">
              <dc:date>2012-04-04T00:00:00</dc:date>
              <text:p text:style-name="P1"><text:span text:style-name="T1">→ </text:span><text:span text:style-name="T1">O cancelamento/timeout da introdução do pin não está a ser tratado</text:span></text:p>
              <text:p text:style-name="P1"><text:span text:style-name="T1">→ </text:span><text:span text:style-name="T1">As janelas não estão a ser fechadas</text:span></text:p>
            </office:annotation>
            <text:p>OK</text:p>
          </table:table-cell>
          <table:table-cell table:style-name="ce66" office:value-type="string">
            <text:p>OK</text:p>
          </table:table-cell>
          <table:table-cell table:style-name="ce91"/>
          <table:table-cell table:style-name="ce66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8" table:number-rows-spanned="1">
            <text:p>Informação fornecida ao utilizador com leitor sem pinpad nas tarefas de:</text:p>
          </table:table-cell>
          <table:covered-table-cell table:number-columns-repeated="3" table:style-name="ce14"/>
          <table:covered-table-cell table:style-name="ce139"/>
          <table:covered-table-cell table:number-columns-repeated="7" table:style-name="ce14"/>
          <table:covered-table-cell table:style-name="ce81"/>
          <table:covered-table-cell table:style-name="ce14"/>
          <table:covered-table-cell table:style-name="ce81"/>
          <table:covered-table-cell table:number-columns-repeated="3" table:style-name="ce14"/>
          <table:table-cell table:number-columns-repeated="1005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style-name="ce54" office:value-type="string">
            <text:p>NA</text:p>
          </table:table-cell>
          <table:table-cell table:style-name="ce126"/>
          <table:table-cell table:number-columns-repeated="11" table:style-name="ce54" office:value-type="string">
            <text:p>NA</text:p>
          </table:table-cell>
          <table:table-cell table:style-name="ce43"/>
          <table:table-cell table:style-name="ce54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style-name="ce55" office:value-type="string">
            <text:p>NA</text:p>
          </table:table-cell>
          <table:table-cell table:style-name="ce127"/>
          <table:table-cell table:number-columns-repeated="11" table:style-name="ce55" office:value-type="string">
            <text:p>NA</text:p>
          </table:table-cell>
          <table:table-cell table:style-name="ce44"/>
          <table:table-cell table:style-name="ce55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style-name="ce45" office:value-type="string">
            <text:p>NA</text:p>
          </table:table-cell>
          <table:table-cell table:style-name="ce133"/>
          <table:table-cell table:number-columns-repeated="7"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6" office:value-type="string">
            <text:p>NA</text:p>
          </table:table-cell>
          <table:table-cell table:style-name="ce128"/>
          <table:table-cell table:number-columns-repeated="7"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54" office:value-type="string">
            <text:p>NA</text:p>
          </table:table-cell>
          <table:table-cell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7" office:value-type="string">
            <text:p>NA</text:p>
          </table:table-cell>
          <table:table-cell table:style-name="ce134"/>
          <table:table-cell table:number-columns-repeated="7"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55" office:value-type="string">
            <text:p>NA</text:p>
          </table:table-cell>
          <table:table-cell table:style-name="ce47" office:value-type="string">
            <text:p>NA</text:p>
          </table:table-cell>
          <table:table-cell table:style-name="ce44"/>
          <table:table-cell table:style-name="ce47" office:value-type="string">
            <text:p>NA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48" office:value-type="string">
            <text:p>OK</text:p>
          </table:table-cell>
          <table:table-cell table:style-name="ce125"/>
          <table:table-cell table:number-columns-repeated="11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41" office:value-type="string">
            <text:p>OK</text:p>
          </table:table-cell>
          <table:table-cell table:style-name="ce126"/>
          <table:table-cell table:number-columns-repeated="11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49" office:value-type="string">
            <text:p>OK</text:p>
          </table:table-cell>
          <table:table-cell table:style-name="ce127"/>
          <table:table-cell table:number-columns-repeated="11" table:style-name="ce49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style-name="ce56" office:value-type="string">
            <text:p>OK</text:p>
          </table:table-cell>
          <table:table-cell table:style-name="ce135"/>
          <table:table-cell table:number-columns-repeated="11" table:style-name="ce56" office:value-type="string">
            <text:p>OK</text:p>
          </table:table-cell>
          <table:table-cell table:style-name="ce89"/>
          <table:table-cell table:style-name="ce56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7" office:value-type="string">
            <text:p>OK</text:p>
          </table:table-cell>
          <table:table-cell table:style-name="ce136"/>
          <table:table-cell table:number-columns-repeated="11" table:style-name="ce57" office:value-type="string">
            <text:p>OK</text:p>
          </table:table-cell>
          <table:table-cell table:style-name="ce88"/>
          <table:table-cell table:style-name="ce57" office:value-type="string">
            <text:p>OK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8" office:value-type="string">
            <text:p>OK</text:p>
          </table:table-cell>
          <table:table-cell table:style-name="ce138"/>
          <table:table-cell table:number-columns-repeated="11" table:style-name="ce58" office:value-type="string">
            <text:p>OK</text:p>
          </table:table-cell>
          <table:table-cell table:style-name="ce90"/>
          <table:table-cell table:style-name="ce58" office:value-type="string">
            <text:p>OK</text:p>
          </table:table-cell>
          <table:table-cell table:number-columns-repeated="1005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style-name="ce50" office:value-type="string">
            <text:p>NA</text:p>
          </table:table-cell>
          <table:table-cell table:style-name="ce135"/>
          <table:table-cell table:number-columns-repeated="11" table:style-name="ce50" office:value-type="string">
            <text:p>NA</text:p>
          </table:table-cell>
          <table:table-cell table:style-name="ce89"/>
          <table:table-cell table:style-name="ce50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51" office:value-type="string">
            <text:p>NA</text:p>
          </table:table-cell>
          <table:table-cell table:style-name="ce136"/>
          <table:table-cell table:number-columns-repeated="11" table:style-name="ce51" office:value-type="string">
            <text:p>NA</text:p>
          </table:table-cell>
          <table:table-cell table:style-name="ce88"/>
          <table:table-cell table:style-name="ce51" office:value-type="string">
            <text:p>NA</text:p>
          </table:table-cell>
          <table:table-cell table:number-columns-repeated="1005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style-name="ce53" office:value-type="string">
            <text:p>NA</text:p>
          </table:table-cell>
          <table:table-cell table:style-name="ce138"/>
          <table:table-cell table:number-columns-repeated="11" table:style-name="ce53" office:value-type="string">
            <text:p>NA</text:p>
          </table:table-cell>
          <table:table-cell table:style-name="ce90"/>
          <table:table-cell table:style-name="ce53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140"/>
          <table:table-cell table:number-columns-repeated="1018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Modificação da localização de instalação</text:p>
          </table:table-cell>
          <table:covered-table-cell table:style-name="ce17"/>
          <table:table-cell table:style-name="ce34" office:value-type="string">
            <text:p>NOK</text:p>
          </table:table-cell>
          <table:table-cell table:style-name="ce141"/>
          <table:table-cell table:number-columns-repeated="4" table:style-name="ce34" office:value-type="string">
            <text:p>NOK</text:p>
          </table:table-cell>
          <table:table-cell table:number-columns-repeated="9" table:style-name="ce72" office:value-type="string">
            <text:p>NA</text:p>
          </table:table-cell>
          <table:table-cell table:number-columns-repeated="1005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office:annotation draw:style-name="gr2" draw:text-style-name="P2" svg:width="1.1413in" svg:height="0.9689in" svg:x="4.7291in" svg:y="21.5752in" draw:caption-point-x="-0.2402in" draw:caption-point-y="0.5945in">
              <dc:date>2012-04-02T00:00:00</dc:date>
              <text:p text:style-name="P2"><text:span text:style-name="T2">Este ponto indica apenas se o pinpad é utilizado na generalidade</text:span></text:p>
            </office:annotation>
            <text:p>PINPAD do leitor é utilizado?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2"/>
          <table:table-cell table:style-name="ce61" office:value-type="string">
            <office:annotation draw:style-name="gr6" draw:text-style-name="P2" svg:width="2.9996in" svg:height="0.9689in" svg:x="10.4276in" svg:y="21.5752in" draw:caption-point-x="-0.2402in" draw:caption-point-y="0.5945in">
              <dc:date>2012-04-09T00:00:00</dc:date>
              <text:p text:style-name="P2"><text:span text:style-name="T2">→ </text:span><text:span text:style-name="T2">ACR83 <text:s/>- PKCS11 – OK; <text:s/>minidriver N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14" draw:text-style-name="P2" svg:width="2.4768in" svg:height="0.7909in" svg:x="12.3539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14" draw:text-style-name="P2" svg:width="2.4768in" svg:height="0.7909in" svg:x="14.2102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14" draw:text-style-name="P2" svg:width="2.4768in" svg:height="0.7909in" svg:x="16.1067in" svg:y="21.5752in" draw:caption-point-x="-0.2402in" draw:caption-point-y="0.5945in">
              <dc:date>2012-04-02T00:00:00</dc:date>
              <text:p text:style-name="P2"><text:span text:style-name="T2">→ </text:span><text:span text:style-name="T2">ACR83 <text:s/>- OK</text:span></text:p>
              <text:p text:style-name="P2"><text:span text:style-name="T2">→ </text:span><text:span text:style-name="T2">GEMPLUS – OK – necessário instalar o driver da gemalto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4" draw:text-style-name="P2" svg:width="2.4768in" svg:height="1.1469in" svg:x="19.8193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1.695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office:annotation draw:style-name="gr4" draw:text-style-name="P2" svg:width="2.4768in" svg:height="1.1469in" svg:x="23.552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61" office:value-type="string">
            <office:annotation draw:style-name="gr4" draw:text-style-name="P2" svg:width="2.4768in" svg:height="1.1469in" svg:x="27.2547in" svg:y="21.5752in" draw:caption-point-x="-0.2402in" draw:caption-point-y="0.5945in">
              <dc:date>2012-04-04T00:00:00</dc:date>
              <text:p text:style-name="P2"><text:span text:style-name="T2">→ </text:span><text:span text:style-name="T2">ACR83 <text:s/>- OK – necessário instalar pacote do fabricante para que seja suportado – funcionamento intermitente</text:span></text:p>
              <text:p text:style-name="P2"><text:span text:style-name="T2">→ </text:span><text:span text:style-name="T2">GEMPLUS – OK</text:span></text:p>
              <text:p text:style-name="P2"><text:span text:style-name="T2">→ </text:span><text:span text:style-name="T2">Xiring – OK?</text:span></text:p>
            </office:annotation>
            <text:p>OK</text:p>
          </table:table-cell>
          <table:table-cell table:style-name="ce61" office:value-type="string">
            <text:p>OK</text:p>
          </table:table-cell>
          <table:table-cell table:style-name="ce92"/>
          <table:table-cell table:style-name="ce76" office:value-type="string">
            <text:p>SIM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62" office:value-type="string">
            <office:annotation draw:style-name="gr14" draw:text-style-name="P2" svg:width="2.5756in" svg:height="0.7909in" svg:x="10.4276in" svg:y="21.7823in" draw:caption-point-x="-0.2402in" draw:caption-point-y="0.5945in">
              <dc:date>2012-04-09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GEMSAFE – OK</text:span></text:p>
              <text:p text:style-name="P2"><text:span text:style-name="T2">→ </text:span><text:span text:style-name="T2">Leitor ACR83 – NOK</text:span></text:p>
              <text:p text:style-name="P2"><text:span text:style-name="T2">→ </text:span><text:span text:style-name="T2">Leitor Xiring - ?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1.5264in" svg:height="0.9689in" svg:x="12.1472in" svg:y="22.2165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text:p>NOK</text:p>
          </table:table-cell>
          <table:table-cell table:style-name="ce62" office:value-type="string">
            <office:annotation draw:style-name="gr1" draw:text-style-name="P1" svg:width="1.5264in" svg:height="0.9689in" svg:x="15.9in" svg:y="22.2165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73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30"/>
          <table:table-cell table:style-name="ce59" office:value-type="string">
            <text:p>OK</text:p>
          </table:table-cell>
          <table:table-cell table:style-name="ce142"/>
          <table:table-cell table:style-name="ce59" office:value-type="string">
            <office:annotation draw:style-name="gr8" draw:text-style-name="P1" svg:width="1.4626in" svg:height="0.9409in" svg:x="10.220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text:p>OK</text:p>
          </table:table-cell>
          <table:table-cell table:style-name="ce59" office:value-type="string">
            <office:annotation draw:style-name="gr8" draw:text-style-name="P1" svg:width="1.5264in" svg:height="0.9409in" svg:x="14.0035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text:p>OK</text:p>
          </table:table-cell>
          <table:table-cell table:style-name="ce59" office:value-type="string">
            <office:annotation draw:style-name="gr9" draw:text-style-name="P1" svg:width="1.4539in" svg:height="4.172in" svg:x="15.8799in" svg:y="20.8094in" draw:caption-point-x="1.8335in" draw:caption-point-y="1.7618in">
              <dc:date>2012-03-21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- não funciona com o leitor xiring?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9.6126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1.489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23.3453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59" office:value-type="string">
            <office:annotation draw:style-name="gr8" draw:text-style-name="P1" svg:width="1.5264in" svg:height="0.9409in" svg:x="27.048in" svg:y="22.7102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text:p>OK</text:p>
          </table:table-cell>
          <table:table-cell table:style-name="ce92"/>
          <table:table-cell table:style-name="ce112" office:value-type="string">
            <text:p>NOK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style-name="ce142"/>
          <table:table-cell table:number-columns-repeated="4" table:style-name="ce60" office:value-type="string">
            <text:p>NA</text:p>
          </table:table-cell>
          <table:table-cell table:number-columns-repeated="9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5" office:value-type="string">
            <text:p>NOK</text:p>
          </table:table-cell>
          <table:table-cell table:style-name="ce65" office:value-type="string">
            <office:annotation draw:style-name="gr6" draw:text-style-name="P2" svg:width="1.8555in" svg:height="0.9689in" svg:x="12.3539in" svg:y="22.3654in" draw:caption-point-x="-0.2402in" draw:caption-point-y="0.5945in">
              <dc:date>2012-04-02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 (para cartões gemsafe)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6" draw:text-style-name="P2" svg:width="1.8555in" svg:height="0.9689in" svg:x="16.1067in" svg:y="22.3654in" draw:caption-point-x="-0.2402in" draw:caption-point-y="0.5945in">
              <dc:date>2012-04-02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 (para cartões gemsafe)</text:span></text:p>
            </office:annotation>
            <text:p>NOK</text:p>
          </table:table-cell>
          <table:table-cell table:style-name="ce75" office:value-type="string">
            <text:p>NA</text:p>
          </table:table-cell>
          <table:table-cell table:number-columns-repeated="8"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142"/>
          <table:table-cell table:style-name="ce65" office:value-type="string">
            <text:p>NOK</text:p>
          </table:table-cell>
          <table:table-cell table:style-name="ce65" office:value-type="string">
            <office:annotation draw:style-name="gr6" draw:text-style-name="P2" svg:width="2.3331in" svg:height="0.9689in" svg:x="10.4075in" svg:y="22.5598in" draw:caption-point-x="1.7063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7" office:value-type="string">
            <office:annotation draw:style-name="gr13" draw:text-style-name="P1" svg:width="1.5264in" svg:height="2.4469in" svg:x="14.0035in" svg:y="23.2933in" draw:caption-point-x="-0.0335in" draw:caption-point-y="-0.139in">
              <dc:date>2012-04-03T00:00:00</dc:date>
              <text:p text:style-name="P1"><text:span text:style-name="T1">Funciona de acordo com as condicionantes conhecidas, é necessário confiar nos certificados e mudar uma politica. O manual é omisso nas condicionantes.</text:span></text:p>
            </office:annotation>
            <text:p>OK</text:p>
          </table:table-cell>
          <table:table-cell table:style-name="ce67" office:value-type="string">
            <text:p>OK</text:p>
          </table:table-cell>
          <table:table-cell table:number-columns-repeated="2" table:style-name="ce76" office:value-type="string">
            <text:p>OK</text:p>
          </table:table-cell>
          <table:table-cell table:style-name="ce145" table:number-columns-repeated="2"/>
          <table:table-cell table:number-columns-repeated="3" table:style-name="ce76" office:value-type="string">
            <text:p>OK</text:p>
          </table:table-cell>
          <table:table-cell table:style-name="ce92"/>
          <table:table-cell table:style-name="ce74" office:value-type="string">
            <text:p>NA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Exportar dados para PDF</text:p>
          </table:table-cell>
          <table:covered-table-cell table:style-name="ce19"/>
          <table:table-cell table:style-name="ce65" office:value-type="string">
            <text:p>NOK</text:p>
          </table:table-cell>
          <table:table-cell table:style-name="ce143"/>
          <table:table-cell table:style-name="ce65" office:value-type="string">
            <office:annotation draw:style-name="gr2" draw:text-style-name="P2" svg:width="1.1413in" svg:height="1.5028in" svg:x="10.4276in" svg:y="22.7543in" draw:caption-point-x="-0.2402in" draw:caption-point-y="0.5945in">
              <dc:date>2012-04-02T00:00:00</dc:date>
              <text:p text:style-name="P2"><text:span text:style-name="T2">- Foto não é exibida;</text:span></text:p>
              <text:p text:style-name="P2"><text:span text:style-name="T2">- Notas não são exibi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2" draw:text-style-name="P2" svg:width="1.1413in" svg:height="1.5028in" svg:x="14.2102in" svg:y="22.7543in" draw:caption-point-x="-0.2402in" draw:caption-point-y="0.5945in">
              <dc:date>2012-04-02T00:00:00</dc:date>
              <text:p text:style-name="P2"><text:span text:style-name="T2">- Foto não é exibida;</text:span></text:p>
              <text:p text:style-name="P2"><text:span text:style-name="T2">- Notas não são exibi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2" draw:text-style-name="P2" svg:width="1.1413in" svg:height="2.2146in" svg:x="17.9535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2" draw:text-style-name="P2" svg:width="1.1413in" svg:height="2.2146in" svg:x="21.6957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office:annotation draw:style-name="gr2" draw:text-style-name="P2" svg:width="1.1413in" svg:height="2.2146in" svg:x="23.552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2" draw:text-style-name="P2" svg:width="1.1413in" svg:height="2.2146in" svg:x="27.2547in" svg:y="22.7543in" draw:caption-point-x="-0.2402in" draw:caption-point-y="0.5945in">
              <dc:date>2012-04-04T00:00:00</dc:date>
              <text:p text:style-name="P2"><text:span text:style-name="T2">- Notas são exibidas, não há espaço para os 1000 caracteres, quebras de linha ignoradas;</text:span></text:p>
              <text:p text:style-name="P2"><text:span text:style-name="T2">- Campos da morada em locais errados;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93"/>
          <table:table-cell table:style-name="ce75"/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tura de ficheiros</text:p>
          </table:table-cell>
          <table:covered-table-cell table:style-name="ce19"/>
          <table:table-cell table:style-name="ce65" office:value-type="string">
            <text:p>NOK</text:p>
          </table:table-cell>
          <table:table-cell table:style-name="ce143"/>
          <table:table-cell table:style-name="ce65" office:value-type="string">
            <office:annotation draw:style-name="gr4" draw:text-style-name="P2" svg:width="3.4843in" svg:height="1.1469in" svg:x="10.4276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4" draw:text-style-name="P2" svg:width="3.4843in" svg:height="1.1469in" svg:x="14.2102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4" draw:text-style-name="P2" svg:width="3.4843in" svg:height="1.1469in" svg:x="17.9535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4" draw:text-style-name="P2" svg:width="3.4843in" svg:height="1.1469in" svg:x="21.6957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office:annotation draw:style-name="gr4" draw:text-style-name="P2" svg:width="3.4843in" svg:height="1.1469in" svg:x="23.552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65" office:value-type="string">
            <office:annotation draw:style-name="gr4" draw:text-style-name="P2" svg:width="3.4843in" svg:height="1.1469in" svg:x="27.2547in" svg:y="22.9488in" draw:caption-point-x="-0.2402in" draw:caption-point-y="0.5945in">
              <dc:date>2012-04-04T00:00:00</dc:date>
              <text:p text:style-name="P2"><text:span text:style-name="T2">→ </text:span><text:span text:style-name="T2">Assinatura de multiplos ficheiros - OK</text:span></text:p>
              <text:p text:style-name="P2"><text:span text:style-name="T2">→ </text:span><text:span text:style-name="T2">Assinatura individual – NOK (selo temporal não aplicado)</text:span></text:p>
              <text:p text:style-name="P2"><text:span text:style-name="T2">→ </text:span><text:span text:style-name="T2">Se o ficheiro assinado for removido do zip, a aplicação continua a indicar assinatura válida</text:span></text:p>
            </office:annotation>
            <text:p>NOK</text:p>
          </table:table-cell>
          <table:table-cell table:style-name="ce65" office:value-type="string">
            <text:p>NOK</text:p>
          </table:table-cell>
          <table:table-cell table:style-name="ce93"/>
          <table:table-cell table:style-name="ce75"/>
          <table:table-cell table:number-columns-repeated="1005"/>
        </table:table-row>
        <table:table-row table:style-name="ro5">
          <table:table-cell table:number-columns-repeated="2"/>
          <table:table-cell table:style-name="ce17" office:value-type="string" table:number-columns-spanned="2" table:number-rows-spanned="1">
            <text:p>Assinatura LibreOffice</text:p>
          </table:table-cell>
          <table:covered-table-cell table:style-name="ce17"/>
          <table:table-cell table:style-name="ce34" office:value-type="string">
            <text:p>NOK</text:p>
          </table:table-cell>
          <table:table-cell table:style-name="ce143"/>
          <table:table-cell table:style-name="ce62" office:value-type="string">
            <office:annotation draw:style-name="gr1" draw:text-style-name="P1" svg:width="1.5264in" svg:height="0.9689in" svg:x="10.2209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1.5264in" svg:height="0.9689in" svg:x="12.1472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1.5264in" svg:height="0.9689in" svg:x="14.0035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style-name="ce62" office:value-type="string">
            <office:annotation draw:style-name="gr1" draw:text-style-name="P1" svg:width="1.5264in" svg:height="0.9689in" svg:x="15.9in" svg:y="23.5776in" draw:caption-point-x="-0.0335in" draw:caption-point-y="0.1602in">
              <dc:date>2012-04-02T00:00:00</dc:date>
              <text:p text:style-name="P1"><text:span text:style-name="T1">→ </text:span><text:span text:style-name="T1">Leitor sem pinpad – OK</text:span></text:p>
              <text:p text:style-name="P1"><text:span text:style-name="T1">→ </text:span><text:span text:style-name="T1">leitor com pinpad – NOK</text:span></text:p>
            </office:annotation>
            <text:p>NOK</text:p>
          </table:table-cell>
          <table:table-cell table:number-columns-repeated="7" table:style-name="ce32" office:value-type="string">
            <text:p>OK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/>
          <table:table-cell table:number-columns-spanned="2" table:number-rows-spanned="1"/>
          <table:covered-table-cell table:style-name="ce21"/>
          <table:table-cell table:style-name="ce31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31" office:value-type="string">
            <text:p>NOTA:</text:p>
          </table:table-cell>
          <table:table-cell table:style-name="ce232" office:value-type="string" table:number-columns-spanned="6" table:number-rows-spanned="1">
            <office:annotation draw:style-name="gr2" draw:text-style-name="P2" svg:width="1.1413in" svg:height="0.435in" svg:x="12.3539in" svg:y="23.9224in" draw:caption-point-x="-0.2402in" draw:caption-point-y="0.5945in">
              <dc:date>2012-04-04T00:00:00</dc:date>
              <text:p text:style-name="P2"><text:span text:style-name="T2">Corrigido build 2462</text:span></text:p>
            </office:annotation>
            <text:p><text:span text:style-name="T12">Quando se alterna o idioma na aplicação:</text:span></text:p>
            <text:p><text:span text:style-name="T13">(inglẽs → português) </text:span></text:p>
            <text:p><text:span text:style-name="T13">→ </text:span><text:span text:style-name="T13">Existem problemas de encoding nas janelas do PIN;</text:span></text:p>
            <text:p><text:span text:style-name="T13">→ </text:span><text:span text:style-name="T13">Janela de PIN da morada continua em inglês</text:span></text:p>
            <text:p><text:span text:style-name="T13">(português → inglês)</text:span></text:p>
            <text:p><text:span text:style-name="T13">→ </text:span><text:span text:style-name="T13">Existem strings que permanecem em português nas janelas do PIN</text:span></text:p>
          </table:table-cell>
          <table:covered-table-cell table:number-columns-repeated="4" table:style-name="ce233"/>
          <table:covered-table-cell table:style-name="ce236"/>
          <table:table-cell table:number-columns-repeated="1016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ild 234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242" table:default-cell-style-name="ce1"/>
        <table:table-column table:style-name="co15" table:number-columns-repeated="766" table:default-cell-style-name="ce1"/>
        <table:table-row table:style-name="ro1">
          <table:table-cell/>
          <table:table-cell table:style-name="ce7" office:value-type="string" table:number-columns-spanned="6" table:number-rows-spanned="1">
            <text:p>Aplicação utilitária - novo middleware</text:p>
          </table:table-cell>
          <table:covered-table-cell table:number-columns-repeated="5" table:style-name="ce7"/>
          <table:table-cell table:number-columns-repeated="1017"/>
        </table:table-row>
        <table:table-row table:style-name="ro1">
          <table:table-cell table:style-name="ce2" office:value-type="string" table:number-columns-spanned="1" table:number-rows-spanned="2">
            <text:p>#</text:p>
          </table:table-cell>
          <table:table-cell table:style-name="ce8" office:value-type="string" table:number-columns-spanned="3" table:number-rows-spanned="2">
            <text:p>Descrição</text:p>
          </table:table-cell>
          <table:covered-table-cell table:number-columns-repeated="2" table:style-name="ce8"/>
          <table:table-cell table:style-name="ce35" office:value-type="string">
            <text:p>Windows XP</text:p>
          </table:table-cell>
          <table:table-cell table:number-columns-repeated="2" table:style-name="ce35" office:value-type="string">
            <text:p>Windows Vista</text:p>
          </table:table-cell>
          <table:table-cell table:number-columns-repeated="2" table:style-name="ce35" office:value-type="string">
            <text:p>Windows 7</text:p>
          </table:table-cell>
          <table:table-cell table:number-columns-repeated="2" table:style-name="ce35" office:value-type="string">
            <text:p>Caixa Mágica</text:p>
          </table:table-cell>
          <table:table-cell table:style-name="ce35" office:value-type="string">
            <text:p>SUSE</text:p>
          </table:table-cell>
          <table:table-cell table:style-name="ce35" office:value-type="string">
            <text:p>Ubuntu</text:p>
          </table:table-cell>
          <table:table-cell table:style-name="ce35" office:value-type="string">
            <text:p>Fedora</text:p>
          </table:table-cell>
          <table:table-cell table:style-name="ce82" office:value-type="string">
            <text:p>MAC Leopard</text:p>
          </table:table-cell>
          <table:table-cell table:style-name="ce82" office:value-type="string">
            <text:p>MAC SnowLeopard</text:p>
          </table:table-cell>
          <table:table-cell table:number-columns-repeated="1008"/>
        </table:table-row>
        <table:table-row table:style-name="ro1">
          <table:covered-table-cell table:style-name="ce2"/>
          <table:covered-table-cell table:number-columns-repeated="3" table:style-name="ce8"/>
          <table:table-cell table:number-columns-repeated="2"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32 bits</text:p>
          </table:table-cell>
          <table:table-cell table:style-name="ce2" office:value-type="string">
            <text:p>64 bits</text:p>
          </table:table-cell>
          <table:table-cell table:style-name="ce2" office:value-type="string">
            <text:p>CM 16 – 64 bits</text:p>
          </table:table-cell>
          <table:table-cell table:style-name="ce2" office:value-type="string">
            <text:p>CM 16 – 32 bits</text:p>
          </table:table-cell>
          <table:table-cell table:style-name="ce2" office:value-type="string">
            <text:p>12 - 32 bits</text:p>
          </table:table-cell>
          <table:table-cell table:style-name="ce2" office:value-type="string">
            <text:p>11.10 – 32 bits</text:p>
          </table:table-cell>
          <table:table-cell table:style-name="ce2" office:value-type="string">
            <text:p>16 – 32 bits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9" office:value-type="string" table:number-columns-spanned="3" table:number-rows-spanned="1">
            <text:p>Instalação</text:p>
          </table:table-cell>
          <table:covered-table-cell table:number-columns-repeated="2" table:style-name="ce9"/>
          <table:table-cell table:style-name="ce242" office:value-type="string">
            <text:p>Aplicação instala sem problemas <text:s/>(build 2349)</text:p>
          </table:table-cell>
          <table:table-cell table:number-columns-repeated="2" table:style-name="ce144" office:value-type="string">
            <text:p>Aplicação instala sem problemas (build 2349)</text:p>
          </table:table-cell>
          <table:table-cell table:number-columns-repeated="2" table:style-name="ce242" office:value-type="string">
            <text:p>Aplicação instala sem problemas <text:s/>(build 2349)</text:p>
          </table:table-cell>
          <table:table-cell table:number-columns-repeated="2" table:style-name="ce144" office:value-type="string">
            <text:p>Instalação através de pacote deb, sem problemas</text:p>
          </table:table-cell>
          <table:table-cell table:style-name="ce238" office:value-type="string">
            <text:p>pacote não disponivel durante a realização dos testes</text:p>
          </table:table-cell>
          <table:table-cell table:style-name="ce144" office:value-type="string">
            <text:p>Instalação através de pacote deb, sem problemas</text:p>
          </table:table-cell>
          <table:table-cell table:style-name="ce238" office:value-type="string">
            <text:p>pacote não disponivel durante a realização dos testes</text:p>
          </table:table-cell>
          <table:table-cell table:style-name="ce238" office:value-type="string">
            <text:p>Não sistema operativo não disponivel para teste</text:p>
          </table:table-cell>
          <table:table-cell table:style-name="ce238" office:value-type="string">
            <text:p>Aplicação instala sem problemas</text:p>
          </table:table-cell>
          <table:table-cell table:number-columns-repeated="1008"/>
        </table:table-row>
        <table:table-row table:style-name="ro3">
          <table:table-cell table:style-name="ce3"/>
          <table:table-cell table:style-name="ce9" office:value-type="string" table:number-columns-spanned="3" table:number-rows-spanned="1">
            <text:p>Observações</text:p>
          </table:table-cell>
          <table:covered-table-cell table:number-columns-repeated="2" table:style-name="ce9"/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A linguagem da interface da aplicação não é por omissão português;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A linguagem da interface da aplicação não é por omissão português;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A linguagem da interface da aplicação não é por omissão português;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A linguagem da interface da aplicação não é por omissão português;</text:span></text:p>
            <text:p><text:span text:style-name="T9"/></text:p>
          </table:table-cell>
          <table:table-cell table:style-name="ce77" office:value-type="string">
            <text:p>- O contrato de licença deve estar em português, ou alternativamente bilingue (português/inglês);</text:p>
            <text:p>- Não é possivel instalar noutra localização;</text:p>
            <text:p>- Deve ser indicado o publisher quando a UAC coloca questões durante a instalação;</text:p>
            <text:p>- O minidriver não está assinado, resulta num aviso que pode desincentivar a instalação do middleware;</text:p>
            <text:p><text:span text:style-name="T9">- Surge um aviso relativo à instalação de um certificado 001, durante a primeira execução da aplicação;</text:span></text:p>
            <text:p><text:span text:style-name="T9">- A linguagem da interface da aplicação não é por omissão português;</text:span></text:p>
            <text:p><text:span text:style-name="T9"/></text:p>
          </table:table-cell>
          <table:table-cell table:style-name="ce77" office:value-type="string">
            <text:p>-<text:span text:style-name="T9"> A linguagem da interface da aplicação não é por omissão português;</text:span></text:p>
          </table:table-cell>
          <table:table-cell table:style-name="ce77" office:value-type="string">
            <text:p>-<text:span text:style-name="T9"> A linguagem da interface da aplicação não é por omissão português;</text:span></text:p>
            <text:p><text:span text:style-name="T9"/></text:p>
          </table:table-cell>
          <table:table-cell table:style-name="ce254" office:value-type="string">
            <text:p/>
            <text:p/>
          </table:table-cell>
          <table:table-cell table:style-name="ce77" office:value-type="string">
            <text:p>-<text:span text:style-name="T9"> A linguagem da interface da aplicação não é por omissão português;</text:span></text:p>
            <text:p><text:span text:style-name="T9"/></text:p>
          </table:table-cell>
          <table:table-cell table:style-name="ce254" office:value-type="string">
            <text:p/>
            <text:p/>
          </table:table-cell>
          <table:table-cell table:style-name="ce83"/>
          <table:table-cell table:style-name="ce77" office:value-type="string">
            <text:p>- Instalação em inglês;</text:p>
            <text:p>- interface com partes em inglês mesmo quando a linguagem escolhida é português (Card, Language)</text:p>
            <text:p>-<text:span text:style-name="T9"> A linguagem da interface da aplicação não é por omissão português;</text:span></text:p>
          </table:table-cell>
          <table:table-cell table:number-columns-repeated="1008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10" office:value-type="string" table:number-columns-spanned="15" table:number-rows-spanned="1">
            <text:p>Linguagem, Informação e disposição dos elementos nas tabs da aplicação utilitária</text:p>
          </table:table-cell>
          <table:covered-table-cell table:number-columns-repeated="3" table:style-name="ce10"/>
          <table:covered-table-cell table:number-columns-repeated="2" table:style-name="ce10" office:value-type="string">
            <text:p>- Não é possivel instalar noutra localização;</text:p>
          </table:covered-table-cell>
          <table:covered-table-cell table:number-columns-repeated="9" table:style-name="ce10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1.1.</text:p>
          </table:table-cell>
          <table:table-cell table:style-name="ce15" office:value-type="string" table:number-columns-spanned="1" table:number-rows-spanned="3">
            <text:p>Identificação Civil</text:p>
          </table:table-cell>
          <table:table-cell table:style-name="ce26" office:value-type="string">
            <text:p>Disposição gráfica</text:p>
          </table:table-cell>
          <table:table-cell table:number-columns-repeated="7" table:style-name="ce38" office:value-type="string">
            <text:p>OK</text:p>
          </table:table-cell>
          <table:table-cell table:style-name="ce54"/>
          <table:table-cell table:style-name="ce38" office:value-type="string">
            <text:p>OK</text:p>
          </table:table-cell>
          <table:table-cell table:style-name="ce54"/>
          <table:table-cell table:style-name="ce84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7" table:style-name="ce38" office:value-type="string">
            <text:p>OK</text:p>
          </table:table-cell>
          <table:table-cell table:style-name="ce54"/>
          <table:table-cell table:style-name="ce38" office:value-type="string">
            <text:p>OK</text:p>
          </table:table-cell>
          <table:table-cell table:style-name="ce54"/>
          <table:table-cell table:style-name="ce84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number-columns-repeated="7" table:style-name="ce39" office:value-type="string">
            <text:p>OK</text:p>
          </table:table-cell>
          <table:table-cell table:style-name="ce55"/>
          <table:table-cell table:style-name="ce39" office:value-type="string">
            <text:p>OK</text:p>
          </table:table-cell>
          <table:table-cell table:style-name="ce55"/>
          <table:table-cell table:style-name="ce85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2.</text:p>
          </table:table-cell>
          <table:table-cell table:style-name="ce16" office:value-type="string" table:number-columns-spanned="1" table:number-rows-spanned="3">
            <text:p>Outros Dado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0" office:value-type="string">
            <text:p>OK</text:p>
          </table:table-cell>
          <table:table-cell table:style-name="ce255"/>
          <table:table-cell table:style-name="ce40" office:value-type="string">
            <text:p>OK</text:p>
          </table:table-cell>
          <table:table-cell table:style-name="ce255"/>
          <table:table-cell table:style-name="ce86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38" office:value-type="string">
            <text:p>OK</text:p>
          </table:table-cell>
          <table:table-cell table:style-name="ce54"/>
          <table:table-cell table:style-name="ce38" office:value-type="string">
            <text:p>OK</text:p>
          </table:table-cell>
          <table:table-cell table:style-name="ce54"/>
          <table:table-cell table:style-name="ce84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39" office:value-type="string">
            <text:p>OK</text:p>
          </table:table-cell>
          <table:table-cell table:style-name="ce55"/>
          <table:table-cell table:style-name="ce39" office:value-type="string">
            <text:p>OK</text:p>
          </table:table-cell>
          <table:table-cell table:style-name="ce55"/>
          <table:table-cell table:style-name="ce85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3.</text:p>
          </table:table-cell>
          <table:table-cell table:style-name="ce16" office:value-type="string" table:number-columns-spanned="1" table:number-rows-spanned="3">
            <text:p>Morada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0" office:value-type="string">
            <text:p>OK</text:p>
          </table:table-cell>
          <table:table-cell table:style-name="ce255"/>
          <table:table-cell table:style-name="ce40" office:value-type="string">
            <text:p>OK</text:p>
          </table:table-cell>
          <table:table-cell table:style-name="ce255"/>
          <table:table-cell table:style-name="ce86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38" office:value-type="string">
            <text:p>OK</text:p>
          </table:table-cell>
          <table:table-cell table:style-name="ce54"/>
          <table:table-cell table:style-name="ce38" office:value-type="string">
            <text:p>OK</text:p>
          </table:table-cell>
          <table:table-cell table:style-name="ce54"/>
          <table:table-cell table:style-name="ce84"/>
          <table:table-cell table:style-name="ce3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39" office:value-type="string">
            <text:p>OK</text:p>
          </table:table-cell>
          <table:table-cell table:style-name="ce55"/>
          <table:table-cell table:style-name="ce39" office:value-type="string">
            <text:p>OK</text:p>
          </table:table-cell>
          <table:table-cell table:style-name="ce55"/>
          <table:table-cell table:style-name="ce87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4.</text:p>
          </table:table-cell>
          <table:table-cell table:style-name="ce16" office:value-type="string" table:number-columns-spanned="1" table:number-rows-spanned="3">
            <text:p>Certificado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0" office:value-type="string">
            <text:p>OK</text:p>
          </table:table-cell>
          <table:table-cell table:style-name="ce255"/>
          <table:table-cell table:style-name="ce40" office:value-type="string">
            <text:p>OK</text:p>
          </table:table-cell>
          <table:table-cell table:style-name="ce255"/>
          <table:table-cell table:style-name="ce86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256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256"/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3" table:style-name="ce42" office:value-type="string">
            <text:p>OK</text:p>
          </table:table-cell>
          <table:table-cell table:style-name="ce252" office:value-type="string">
            <office:annotation draw:style-name="gr1" draw:text-style-name="P1" svg:width="1.5264in" svg:height="0.9689in" svg:x="12.0177in" svg:y="8.098in" draw:caption-point-x="-0.0335in" draw:caption-point-y="0.2244in">
              <dc:date>2012-03-21T00:00:00</dc:date>
              <text:p text:style-name="P1"><text:span text:style-name="T1">As datas de validade de alguns certificados contêm valores inválidos</text:span></text:p>
            </office:annotation>
            <text:p>OK</text:p>
          </table:table-cell>
          <table:table-cell table:number-columns-repeated="3" table:style-name="ce42" office:value-type="string">
            <text:p>OK</text:p>
          </table:table-cell>
          <table:table-cell table:style-name="ce87"/>
          <table:table-cell table:style-name="ce42" office:value-type="string">
            <text:p>OK</text:p>
          </table:table-cell>
          <table:table-cell table:style-name="ce87"/>
          <table:table-cell table:style-name="ce85"/>
          <table:table-cell table:style-name="ce42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5.</text:p>
          </table:table-cell>
          <table:table-cell table:style-name="ce16" office:value-type="string" table:number-columns-spanned="1" table:number-rows-spanned="3">
            <text:p>Códigos PIN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style-name="ce86" table:number-columns-repeated="2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7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46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style-name="ce46"/>
          <table:table-cell table:style-name="ce84"/>
          <table:table-cell table:style-name="ce118" office:value-type="string">
            <text:p>NOK, existe tradução para a lingua inglesa parcialmente, os elementos identificativos dos atributos estão fixos em português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style-name="ce85" table:number-columns-repeated="2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1.6.</text:p>
          </table:table-cell>
          <table:table-cell table:style-name="ce16" office:value-type="string" table:number-columns-spanned="1" table:number-rows-spanned="3">
            <text:p>Bloco de Nota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0" office:value-type="string">
            <text:p>OK</text:p>
          </table:table-cell>
          <table:table-cell table:style-name="ce86"/>
          <table:table-cell table:style-name="ce40" office:value-type="string">
            <text:p>OK</text:p>
          </table:table-cell>
          <table:table-cell table:style-name="ce86" table:number-columns-repeated="2"/>
          <table:table-cell table:style-name="ce40" office:value-type="string">
            <text:p>OK</text:p>
          </table:table-cell>
          <table:table-cell table:number-columns-repeated="1008"/>
        </table:table-row>
        <table:table-row table:style-name="ro8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118" office:value-type="string">
            <text:p>NOK, a escolha da linguagem não afecta os elementos.</text:p>
          </table:table-cell>
          <table:table-cell table:style-name="ce256"/>
          <table:table-cell table:style-name="ce118" office:value-type="string">
            <text:p>NOK, a escolha da linguagem não afecta os elementos.</text:p>
          </table:table-cell>
          <table:table-cell table:style-name="ce256"/>
          <table:table-cell table:style-name="ce84"/>
          <table:table-cell table:style-name="ce118" office:value-type="string">
            <text:p>NOK, a escolha da linguagem não afecta os elementos.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39" office:value-type="string">
            <text:p>OK</text:p>
          </table:table-cell>
          <table:table-cell table:style-name="ce85"/>
          <table:table-cell table:style-name="ce39" office:value-type="string">
            <text:p>OK</text:p>
          </table:table-cell>
          <table:table-cell table:style-name="ce85" table:number-columns-repeated="2"/>
          <table:table-cell table:style-name="ce39" office:value-type="string">
            <text:p>OK</text:p>
          </table:table-cell>
          <table:table-cell table:number-columns-repeated="1008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13" office:value-type="string" table:number-columns-spanned="15" table:number-rows-spanned="1">
            <text:p>Informação fornecida ao utilizador <text:s/>com leitor de PINPAD nas tarefas de:</text:p>
          </table:table-cell>
          <table:covered-table-cell table:number-columns-repeated="14" table:style-name="ce13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2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number-columns-repeated="7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style-name="ce43" table:number-columns-repeated="2"/>
          <table:table-cell table:style-name="ce43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7" table:style-name="ce43" office:value-type="string">
            <text:p>NA</text:p>
          </table:table-cell>
          <table:table-cell table:style-name="ce43"/>
          <table:table-cell table:style-name="ce43" office:value-type="string">
            <text:p>NA</text:p>
          </table:table-cell>
          <table:table-cell table:style-name="ce43" table:number-columns-repeated="2"/>
          <table:table-cell table:style-name="ce43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 exibida</text:p>
          </table:table-cell>
          <table:table-cell table:number-columns-repeated="7" table:style-name="ce44" office:value-type="string">
            <text:p>NA</text:p>
          </table:table-cell>
          <table:table-cell table:style-name="ce44"/>
          <table:table-cell table:style-name="ce44" office:value-type="string">
            <text:p>NA</text:p>
          </table:table-cell>
          <table:table-cell table:style-name="ce44" table:number-columns-repeated="2"/>
          <table:table-cell table:style-name="ce44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style-name="ce45" table:number-columns-repeated="2"/>
          <table:table-cell table:style-name="ce45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style-name="ce46" table:number-columns-repeated="2"/>
          <table:table-cell table:style-name="ce46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7" table:style-name="ce47" office:value-type="string">
            <text:p>NA</text:p>
          </table:table-cell>
          <table:table-cell table:style-name="ce47"/>
          <table:table-cell table:style-name="ce47" office:value-type="string">
            <text:p>NA</text:p>
          </table:table-cell>
          <table:table-cell table:style-name="ce47"/>
          <table:table-cell table:style-name="ce44"/>
          <table:table-cell table:style-name="ce47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style-name="ce243" office:value-type="string">
            <office:annotation draw:style-name="gr21" draw:text-style-name="P1" svg:width="1.4626in" svg:height="1.524in" svg:x="6.3287in" svg:y="11.8315in" draw:caption-point-x="-0.0335in" draw:caption-point-y="0.420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22" draw:text-style-name="P1" svg:width="1.5264in" svg:height="2.2831in" svg:x="8.235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0.1614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2.0177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4539in" svg:height="2.2831in" svg:x="13.9142in" svg:y="11.8315in" draw:caption-point-x="-0.0335in" draw:caption-point-y="0.420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style-name="ce86" table:number-columns-repeated="2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244" office:value-type="string">
            <office:annotation draw:style-name="gr21" draw:text-style-name="P1" svg:width="1.4626in" svg:height="1.524in" svg:x="6.3287in" svg:y="12.0197in" draw:caption-point-x="-0.0335in" draw:caption-point-y="0.426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4" office:value-type="string">
            <office:annotation draw:style-name="gr22" draw:text-style-name="P1" svg:width="1.5264in" svg:height="2.2831in" svg:x="8.235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5264in" svg:height="2.2831in" svg:x="10.1614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5264in" svg:height="2.2831in" svg:x="12.0177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4539in" svg:height="2.2831in" svg:x="13.9142in" svg:y="12.0197in" draw:caption-point-x="-0.0335in" draw:caption-point-y="0.4264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style-name="ce84" table:number-columns-repeated="2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23" draw:text-style-name="P1" svg:width="1.4626in" svg:height="1.5177in" svg:x="6.3287in" svg:y="12.2311in" draw:caption-point-x="-0.0335in" draw:caption-point-y="0.409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8.235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10.1614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12.0177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4539in" svg:height="1.3295in" svg:x="13.9142in" svg:y="12.2311in" draw:caption-point-x="-0.0335in" draw:caption-point-y="0.4094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3" office:value-type="string">
            <office:annotation draw:style-name="gr25" draw:text-style-name="P1" svg:width="1.4543in" svg:height="1.1413in" svg:x="15.3681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3" office:value-type="string">
            <office:annotation draw:style-name="gr25" draw:text-style-name="P1" svg:width="1.4307in" svg:height="1.1413in" svg:x="16.8224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103" office:value-type="string">
            <office:annotation draw:style-name="gr25" draw:text-style-name="P1" svg:width="1.4382in" svg:height="1.1413in" svg:x="19.7472in" svg:y="12.2311in" draw:caption-point-x="-0.0335in" draw:caption-point-y="0.4094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 table:number-columns-repeated="2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style-name="ce243" office:value-type="string">
            <office:annotation draw:style-name="gr21" draw:text-style-name="P1" svg:width="1.4626in" svg:height="1.524in" svg:x="6.3287in" svg:y="12.4358in" draw:caption-point-x="-0.0335in" draw:caption-point-y="0.3992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22" draw:text-style-name="P1" svg:width="1.5264in" svg:height="2.2831in" svg:x="8.235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0.1614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2.0177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4539in" svg:height="2.2831in" svg:x="13.9142in" svg:y="12.4358in" draw:caption-point-x="-0.0335in" draw:caption-point-y="0.3992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style-name="ce86"/>
          <table:table-cell table:style-name="ce89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244" office:value-type="string">
            <office:annotation draw:style-name="gr21" draw:text-style-name="P1" svg:width="1.4626in" svg:height="1.524in" svg:x="6.3287in" svg:y="12.6244in" draw:caption-point-x="-0.0335in" draw:caption-point-y="0.405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4" office:value-type="string">
            <office:annotation draw:style-name="gr22" draw:text-style-name="P1" svg:width="1.5264in" svg:height="2.2831in" svg:x="8.235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5264in" svg:height="2.2831in" svg:x="10.1614in" svg:y="12.6244in" draw:caption-point-x="-0.0335in" draw:caption-point-y="0.4051in">
              <dc:date>2012-03-23T00:00:00</dc:date>
              <text:p text:style-name="P1"><text:span text:style-name="T1">Está correcto, mas acaba por não ser aplicável, deveria ser exibida uma janela a indicar que o pin deve ser introduzido através do leitor.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5264in" svg:height="2.2831in" svg:x="12.0177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2" draw:text-style-name="P1" svg:width="1.4539in" svg:height="2.2831in" svg:x="13.9142in" svg:y="12.6244in" draw:caption-point-x="-0.0335in" draw:caption-point-y="0.4051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style-name="ce84"/>
          <table:table-cell table:style-name="ce88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23" draw:text-style-name="P1" svg:width="1.4626in" svg:height="1.5177in" svg:x="6.3287in" svg:y="12.8354in" draw:caption-point-x="-0.0335in" draw:caption-point-y="0.3886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8.235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10.1614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5264in" svg:height="1.3295in" svg:x="12.0177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4" draw:text-style-name="P1" svg:width="1.4539in" svg:height="1.3295in" svg:x="13.9142in" svg:y="12.8354in" draw:caption-point-x="-0.0335in" draw:caption-point-y="0.3886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3" office:value-type="string">
            <office:annotation draw:style-name="gr25" draw:text-style-name="P1" svg:width="1.4543in" svg:height="1.1413in" svg:x="15.3681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3" office:value-type="string">
            <office:annotation draw:style-name="gr25" draw:text-style-name="P1" svg:width="1.4307in" svg:height="1.1413in" svg:x="16.8224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103" office:value-type="string">
            <office:annotation draw:style-name="gr25" draw:text-style-name="P1" svg:width="1.4382in" svg:height="1.1413in" svg:x="19.7472in" svg:y="12.8354in" draw:caption-point-x="-0.0335in" draw:caption-point-y="0.3886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90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style-name="ce243" office:value-type="string">
            <office:annotation draw:style-name="gr21" draw:text-style-name="P1" svg:width="1.4626in" svg:height="1.524in" svg:x="6.3287in" svg:y="13.0406in" draw:caption-point-x="-0.0335in" draw:caption-point-y="0.378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22" draw:text-style-name="P1" svg:width="1.5264in" svg:height="2.2831in" svg:x="8.235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0.1614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5264in" svg:height="2.2831in" svg:x="12.0177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22" draw:text-style-name="P1" svg:width="1.4539in" svg:height="2.2831in" svg:x="13.9142in" svg:y="13.0406in" draw:caption-point-x="-0.0335in" draw:caption-point-y="0.37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style-name="ce86"/>
          <table:table-cell table:style-name="ce89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244" office:value-type="string">
            <office:annotation draw:style-name="gr21" draw:text-style-name="P1" svg:width="1.4626in" svg:height="1.524in" svg:x="6.3287in" svg:y="13.2283in" draw:caption-point-x="-0.0335in" draw:caption-point-y="0.3843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4" office:value-type="string">
            <office:annotation draw:style-name="gr26" draw:text-style-name="P1" svg:width="1.5264in" svg:height="2.0949in" svg:x="8.235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6" draw:text-style-name="P1" svg:width="1.5264in" svg:height="2.0949in" svg:x="10.1614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6" draw:text-style-name="P1" svg:width="1.5264in" svg:height="2.0949in" svg:x="12.0177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26" draw:text-style-name="P1" svg:width="1.4539in" svg:height="2.0949in" svg:x="13.9142in" svg:y="13.2283in" draw:caption-point-x="-0.0335in" draw:caption-point-y="0.3843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style-name="ce84"/>
          <table:table-cell table:style-name="ce88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27" draw:text-style-name="P1" svg:width="1.4626in" svg:height="1.5181in" svg:x="6.3287in" svg:y="13.439in" draw:caption-point-x="-0.0335in" draw:caption-point-y="0.368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8.235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10.1614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12.0177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4539in" svg:height="1.3299in" svg:x="13.9142in" svg:y="13.439in" draw:caption-point-x="-0.0335in" draw:caption-point-y="0.3681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3" office:value-type="string">
            <office:annotation draw:style-name="gr29" draw:text-style-name="P1" svg:width="1.4543in" svg:height="1.1417in" svg:x="15.3681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3" office:value-type="string">
            <office:annotation draw:style-name="gr29" draw:text-style-name="P1" svg:width="1.4307in" svg:height="1.1417in" svg:x="16.8224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103" office:value-type="string">
            <office:annotation draw:style-name="gr29" draw:text-style-name="P1" svg:width="1.4382in" svg:height="1.1417in" svg:x="19.7472in" svg:y="13.439in" draw:caption-point-x="-0.0335in" draw:caption-point-y="0.3681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90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style-name="ce243" office:value-type="string">
            <office:annotation draw:style-name="gr30" draw:text-style-name="P1" svg:width="1.4626in" svg:height="1.5244in" svg:x="6.3287in" svg:y="13.6441in" draw:caption-point-x="-0.0335in" draw:caption-point-y="0.3575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3" office:value-type="string">
            <office:annotation draw:style-name="gr31" draw:text-style-name="P1" svg:width="1.5264in" svg:height="2.0953in" svg:x="8.235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31" draw:text-style-name="P1" svg:width="1.5264in" svg:height="2.0953in" svg:x="10.1614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31" draw:text-style-name="P1" svg:width="1.5264in" svg:height="2.0953in" svg:x="12.0177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3" office:value-type="string">
            <office:annotation draw:style-name="gr31" draw:text-style-name="P1" svg:width="1.4539in" svg:height="2.0953in" svg:x="13.9142in" svg:y="13.6441in" draw:caption-point-x="-0.0335in" draw:caption-point-y="0.3575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style-name="ce86"/>
          <table:table-cell table:style-name="ce89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style-name="ce244" office:value-type="string">
            <office:annotation draw:style-name="gr30" draw:text-style-name="P1" svg:width="1.4626in" svg:height="1.5244in" svg:x="6.3287in" svg:y="13.8323in" draw:caption-point-x="-0.0335in" draw:caption-point-y="0.3638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4" office:value-type="string">
            <office:annotation draw:style-name="gr31" draw:text-style-name="P1" svg:width="1.5264in" svg:height="2.0953in" svg:x="8.235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31" draw:text-style-name="P1" svg:width="1.5264in" svg:height="2.0953in" svg:x="10.1614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31" draw:text-style-name="P1" svg:width="1.5264in" svg:height="2.0953in" svg:x="12.0177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style-name="ce244" office:value-type="string">
            <office:annotation draw:style-name="gr31" draw:text-style-name="P1" svg:width="1.4539in" svg:height="2.0953in" svg:x="13.9142in" svg:y="13.8323in" draw:caption-point-x="-0.0335in" draw:caption-point-y="0.3638in">
              <dc:date>2012-03-21T00:00:00</dc:date>
              <text:p text:style-name="P1"><text:span text:style-name="T1">Está correcto, mas acaba por não ser aplicável, deveria ser exibida uma janela a indicar que o pin deve ser introduzido através do leitor</text:span></text:p>
            </office:annotation>
            <text:p>OK</text:p>
          </table:table-cell>
          <table:table-cell table:number-columns-repeated="2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style-name="ce84"/>
          <table:table-cell table:style-name="ce88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103" office:value-type="string">
            <office:annotation draw:style-name="gr28" draw:text-style-name="P1" svg:width="1.4626in" svg:height="1.3299in" svg:x="6.3287in" svg:y="14.0433in" draw:caption-point-x="-0.0335in" draw:caption-point-y="0.3472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8.235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10.1614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5264in" svg:height="1.3299in" svg:x="12.0177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246" office:value-type="string">
            <office:annotation draw:style-name="gr28" draw:text-style-name="P1" svg:width="1.4539in" svg:height="1.3299in" svg:x="13.9142in" svg:y="14.0433in" draw:caption-point-x="-0.0335in" draw:caption-point-y="0.3472in">
              <dc:date>2012-03-21T00:00:00</dc:date>
              <text:p text:style-name="P1"><text:span text:style-name="T1">Não é exibida a janela a indicar que o pin deve ser introduzido através do leitor</text:span></text:p>
            </office:annotation>
            <text:p>NOK</text:p>
          </table:table-cell>
          <table:table-cell table:style-name="ce103" office:value-type="string">
            <office:annotation draw:style-name="gr29" draw:text-style-name="P1" svg:width="1.4543in" svg:height="1.1417in" svg:x="15.3681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103" office:value-type="string">
            <office:annotation draw:style-name="gr29" draw:text-style-name="P1" svg:width="1.4307in" svg:height="1.1417in" svg:x="16.8224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103" office:value-type="string">
            <office:annotation draw:style-name="gr29" draw:text-style-name="P1" svg:width="1.4382in" svg:height="1.1417in" svg:x="19.7472in" svg:y="14.0433in" draw:caption-point-x="-0.0335in" draw:caption-point-y="0.347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85"/>
          <table:table-cell table:style-name="ce90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89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88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0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245" office:value-type="string">
            <office:annotation draw:style-name="gr28" draw:text-style-name="P1" svg:width="1.4626in" svg:height="1.3299in" svg:x="6.3287in" svg:y="14.6476in" draw:caption-point-x="-0.0335in" draw:caption-point-y="0.3264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7" office:value-type="string">
            <text:p>Exibida uma janela para introduzir o pin</text:p>
          </table:table-cell>
          <table:table-cell table:style-name="ce249" office:value-type="string">
            <office:annotation draw:style-name="gr2" draw:text-style-name="P2" svg:width="1.1413in" svg:height="0.435in" svg:x="10.3681in" svg:y="14.3795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2" table:style-name="ce247" office:value-type="string">
            <text:p>Exibida uma janela para introduzir o pin</text:p>
          </table:table-cell>
          <table:table-cell table:number-columns-repeated="2" table:style-name="ce66" office:value-type="string">
            <text:p>OK</text:p>
          </table:table-cell>
          <table:table-cell table:style-name="ce257"/>
          <table:table-cell table:style-name="ce66" office:value-type="string">
            <text:p>OK</text:p>
          </table:table-cell>
          <table:table-cell table:style-name="ce257"/>
          <table:table-cell table:style-name="ce90"/>
          <table:table-cell table:style-name="ce66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89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88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0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style-name="ce245" office:value-type="string">
            <office:annotation draw:style-name="gr16" draw:text-style-name="P1" svg:width="1.4626in" svg:height="1.1469in" svg:x="6.3287in" svg:y="15.585in" draw:caption-point-x="-0.0335in" draw:caption-point-y="0.1091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NOK</text:p>
          </table:table-cell>
          <table:table-cell table:style-name="ce247" office:value-type="string">
            <text:p>Exibida uma janela para introduzir o pin</text:p>
          </table:table-cell>
          <table:table-cell table:style-name="ce249" office:value-type="string">
            <office:annotation draw:style-name="gr2" draw:text-style-name="P2" svg:width="1.1413in" svg:height="0.435in" svg:x="10.3681in" svg:y="15.0996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2" table:style-name="ce247" office:value-type="string">
            <text:p>Exibida uma janela para introduzir o pin</text:p>
          </table:table-cell>
          <table:table-cell table:number-columns-repeated="2" table:style-name="ce66" office:value-type="string">
            <text:p>OK</text:p>
          </table:table-cell>
          <table:table-cell table:style-name="ce258"/>
          <table:table-cell table:style-name="ce66" office:value-type="string">
            <text:p>OK</text:p>
          </table:table-cell>
          <table:table-cell table:style-name="ce258"/>
          <table:table-cell table:style-name="ce91"/>
          <table:table-cell table:style-name="ce66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2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89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88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 exibida</text:p>
          </table:table-cell>
          <table:table-cell table:number-columns-repeated="7" table:style-name="ce53" office:value-type="string">
            <text:p>NA</text:p>
          </table:table-cell>
          <table:table-cell table:style-name="ce53"/>
          <table:table-cell table:style-name="ce53" office:value-type="string">
            <text:p>NA</text:p>
          </table:table-cell>
          <table:table-cell table:style-name="ce53"/>
          <table:table-cell table:style-name="ce90"/>
          <table:table-cell table:style-name="ce53" office:value-type="string">
            <text:p>NA</text:p>
          </table:table-cell>
          <table:table-cell table:number-columns-repeated="1008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14" office:value-type="string" table:number-columns-spanned="15" table:number-rows-spanned="1">
            <text:p>Informação fornecida ao utilizador com leitor sem pinpad nas tarefas de:</text:p>
          </table:table-cell>
          <table:covered-table-cell table:number-columns-repeated="14" table:style-name="ce14"/>
          <table:table-cell table:number-columns-repeated="1008"/>
        </table:table-row>
        <table:table-row table:style-name="ro4">
          <table:table-cell table:style-name="ce5" table:number-columns-spanned="1" table:number-rows-spanned="3"/>
          <table:table-cell table:style-name="ce11" office:value-type="string" table:number-columns-spanned="1" table:number-rows-spanned="3">
            <text:p>3.1.</text:p>
          </table:table-cell>
          <table:table-cell table:style-name="ce15" office:value-type="string" table:number-columns-spanned="1" table:number-rows-spanned="3">
            <text:p>Activação da Assinatura</text:p>
          </table:table-cell>
          <table:table-cell table:style-name="ce26" office:value-type="string">
            <text:p>Disposição gráfica</text:p>
          </table:table-cell>
          <table:table-cell table:number-columns-repeated="7" table:style-name="ce54" office:value-type="string">
            <text:p>NA</text:p>
          </table:table-cell>
          <table:table-cell table:style-name="ce54"/>
          <table:table-cell table:style-name="ce54" office:value-type="string">
            <text:p>NA</text:p>
          </table:table-cell>
          <table:table-cell table:style-name="ce54"/>
          <table:table-cell table:style-name="ce43"/>
          <table:table-cell table:style-name="ce54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7" office:value-type="string">
            <text:p>Linguagens</text:p>
          </table:table-cell>
          <table:table-cell table:number-columns-repeated="7" table:style-name="ce54" office:value-type="string">
            <text:p>NA</text:p>
          </table:table-cell>
          <table:table-cell table:style-name="ce54"/>
          <table:table-cell table:style-name="ce54" office:value-type="string">
            <text:p>NA</text:p>
          </table:table-cell>
          <table:table-cell table:style-name="ce54"/>
          <table:table-cell table:style-name="ce43"/>
          <table:table-cell table:style-name="ce54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5"/>
          <table:covered-table-cell table:style-name="ce11"/>
          <table:covered-table-cell table:style-name="ce15"/>
          <table:table-cell table:style-name="ce28" office:value-type="string">
            <text:p>Informação</text:p>
          </table:table-cell>
          <table:table-cell table:number-columns-repeated="7" table:style-name="ce55" office:value-type="string">
            <text:p>NA</text:p>
          </table:table-cell>
          <table:table-cell table:style-name="ce55"/>
          <table:table-cell table:style-name="ce55" office:value-type="string">
            <text:p>NA</text:p>
          </table:table-cell>
          <table:table-cell table:style-name="ce55"/>
          <table:table-cell table:style-name="ce44"/>
          <table:table-cell table:style-name="ce55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2.</text:p>
          </table:table-cell>
          <table:table-cell table:style-name="ce16" office:value-type="string" table:number-columns-spanned="1" table:number-rows-spanned="3">
            <text:p>Activação do Cartão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5" office:value-type="string">
            <text:p>NA</text:p>
          </table:table-cell>
          <table:table-cell table:style-name="ce45"/>
          <table:table-cell table:style-name="ce45" office:value-type="string">
            <text:p>NA</text:p>
          </table:table-cell>
          <table:table-cell table:style-name="ce45" table:number-columns-repeated="2"/>
          <table:table-cell table:style-name="ce45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46" office:value-type="string">
            <text:p>NA</text:p>
          </table:table-cell>
          <table:table-cell table:style-name="ce46"/>
          <table:table-cell table:style-name="ce46" office:value-type="string">
            <text:p>NA</text:p>
          </table:table-cell>
          <table:table-cell table:style-name="ce46" table:number-columns-repeated="2"/>
          <table:table-cell table:style-name="ce46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47" office:value-type="string">
            <text:p>NA</text:p>
          </table:table-cell>
          <table:table-cell table:style-name="ce47"/>
          <table:table-cell table:style-name="ce47" office:value-type="string">
            <text:p>NA</text:p>
          </table:table-cell>
          <table:table-cell table:style-name="ce47"/>
          <table:table-cell table:style-name="ce44"/>
          <table:table-cell table:style-name="ce47" office:value-type="string">
            <text:p>NA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3.</text:p>
          </table:table-cell>
          <table:table-cell table:style-name="ce16" office:value-type="string" table:number-columns-spanned="1" table:number-rows-spanned="3">
            <text:p>Acesso à Morada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48" office:value-type="string">
            <text:p>OK</text:p>
          </table:table-cell>
          <table:table-cell table:style-name="ce86"/>
          <table:table-cell table:style-name="ce48" office:value-type="string">
            <text:p>OK</text:p>
          </table:table-cell>
          <table:table-cell table:style-name="ce86" table:number-columns-repeated="2"/>
          <table:table-cell table:style-name="ce48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41" office:value-type="string">
            <text:p>OK</text:p>
          </table:table-cell>
          <table:table-cell table:style-name="ce84"/>
          <table:table-cell table:style-name="ce41" office:value-type="string">
            <text:p>OK</text:p>
          </table:table-cell>
          <table:table-cell table:style-name="ce84" table:number-columns-repeated="2"/>
          <table:table-cell table:style-name="ce41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49" office:value-type="string">
            <text:p>OK</text:p>
          </table:table-cell>
          <table:table-cell table:style-name="ce85"/>
          <table:table-cell table:style-name="ce49" office:value-type="string">
            <text:p>OK</text:p>
          </table:table-cell>
          <table:table-cell table:style-name="ce85" table:number-columns-repeated="2"/>
          <table:table-cell table:style-name="ce49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4.</text:p>
          </table:table-cell>
          <table:table-cell table:style-name="ce16" office:value-type="string" table:number-columns-spanned="1" table:number-rows-spanned="3">
            <text:p>Verificação de PIN´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89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88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0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5.</text:p>
          </table:table-cell>
          <table:table-cell table:style-name="ce16" office:value-type="string" table:number-columns-spanned="1" table:number-rows-spanned="3">
            <text:p>Alteração de PIN´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89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88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0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6.</text:p>
          </table:table-cell>
          <table:table-cell table:style-name="ce16" office:value-type="string" table:number-columns-spanned="1" table:number-rows-spanned="3">
            <text:p>Escrita na área de Bloco de Nota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89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88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0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7.</text:p>
          </table:table-cell>
          <table:table-cell table:style-name="ce16" office:value-type="string" table:number-columns-spanned="1" table:number-rows-spanned="3">
            <text:p>Utilização do Certificado de Assinatura</text:p>
          </table:table-cell>
          <table:table-cell table:style-name="ce29" office:value-type="string">
            <text:p>Disposição gráfica</text:p>
          </table:table-cell>
          <table:table-cell table:number-columns-repeated="2" table:style-name="ce56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19.708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89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2" table:style-name="ce57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19.9031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88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2" table:style-name="ce58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20.0976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0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8.</text:p>
          </table:table-cell>
          <table:table-cell table:style-name="ce16" office:value-type="string" table:number-columns-spanned="1" table:number-rows-spanned="3">
            <text:p>Utilização do Certificado de Autenticação</text:p>
          </table:table-cell>
          <table:table-cell table:style-name="ce29" office:value-type="string">
            <text:p>Disposição gráfica</text:p>
          </table:table-cell>
          <table:table-cell table:number-columns-repeated="2" table:style-name="ce56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20.291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6" office:value-type="string">
            <text:p>OK</text:p>
          </table:table-cell>
          <table:table-cell table:style-name="ce50"/>
          <table:table-cell table:style-name="ce56" office:value-type="string">
            <text:p>OK</text:p>
          </table:table-cell>
          <table:table-cell table:style-name="ce50"/>
          <table:table-cell table:style-name="ce89"/>
          <table:table-cell table:style-name="ce56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2" table:style-name="ce57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20.4862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7" office:value-type="string">
            <text:p>OK</text:p>
          </table:table-cell>
          <table:table-cell table:style-name="ce51"/>
          <table:table-cell table:style-name="ce57" office:value-type="string">
            <text:p>OK</text:p>
          </table:table-cell>
          <table:table-cell table:style-name="ce51"/>
          <table:table-cell table:style-name="ce88"/>
          <table:table-cell table:style-name="ce57" office:value-type="string">
            <text:p>OK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2" table:style-name="ce58" office:value-type="string">
            <text:p>OK</text:p>
          </table:table-cell>
          <table:table-cell table:style-name="ce250" office:value-type="string">
            <office:annotation draw:style-name="gr2" draw:text-style-name="P2" svg:width="1.1413in" svg:height="0.435in" svg:x="10.3681in" svg:y="20.6807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number-columns-repeated="4" table:style-name="ce58" office:value-type="string">
            <text:p>OK</text:p>
          </table:table-cell>
          <table:table-cell table:style-name="ce53"/>
          <table:table-cell table:style-name="ce58" office:value-type="string">
            <text:p>OK</text:p>
          </table:table-cell>
          <table:table-cell table:style-name="ce53"/>
          <table:table-cell table:style-name="ce90"/>
          <table:table-cell table:style-name="ce58" office:value-type="string">
            <text:p>OK</text:p>
          </table:table-cell>
          <table:table-cell table:number-columns-repeated="1008"/>
        </table:table-row>
        <table:table-row table:style-name="ro4">
          <table:table-cell table:style-name="ce6" table:number-columns-spanned="1" table:number-rows-spanned="3"/>
          <table:table-cell table:style-name="ce12" office:value-type="string" table:number-columns-spanned="1" table:number-rows-spanned="3">
            <text:p>3.9.</text:p>
          </table:table-cell>
          <table:table-cell table:style-name="ce16" office:value-type="string" table:number-columns-spanned="1" table:number-rows-spanned="3">
            <text:p>Desbloqueio de PIN´s</text:p>
          </table:table-cell>
          <table:table-cell table:style-name="ce29" office:value-type="string">
            <text:p>Disposição gráfica</text:p>
          </table:table-cell>
          <table:table-cell table:number-columns-repeated="7" table:style-name="ce50" office:value-type="string">
            <text:p>NA</text:p>
          </table:table-cell>
          <table:table-cell table:style-name="ce50"/>
          <table:table-cell table:style-name="ce50" office:value-type="string">
            <text:p>NA</text:p>
          </table:table-cell>
          <table:table-cell table:style-name="ce50"/>
          <table:table-cell table:style-name="ce89"/>
          <table:table-cell table:style-name="ce50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7" office:value-type="string">
            <text:p>Linguagens</text:p>
          </table:table-cell>
          <table:table-cell table:number-columns-repeated="7" table:style-name="ce51" office:value-type="string">
            <text:p>NA</text:p>
          </table:table-cell>
          <table:table-cell table:style-name="ce51"/>
          <table:table-cell table:style-name="ce51" office:value-type="string">
            <text:p>NA</text:p>
          </table:table-cell>
          <table:table-cell table:style-name="ce51"/>
          <table:table-cell table:style-name="ce88"/>
          <table:table-cell table:style-name="ce51" office:value-type="string">
            <text:p>NA</text:p>
          </table:table-cell>
          <table:table-cell table:number-columns-repeated="1008"/>
        </table:table-row>
        <table:table-row table:style-name="ro1">
          <table:covered-table-cell table:style-name="ce6"/>
          <table:covered-table-cell table:style-name="ce12"/>
          <table:covered-table-cell table:style-name="ce16"/>
          <table:table-cell table:style-name="ce28" office:value-type="string">
            <text:p>Informação</text:p>
          </table:table-cell>
          <table:table-cell table:number-columns-repeated="7" table:style-name="ce53" office:value-type="string">
            <text:p>NA</text:p>
          </table:table-cell>
          <table:table-cell table:style-name="ce53"/>
          <table:table-cell table:style-name="ce53" office:value-type="string">
            <text:p>NA</text:p>
          </table:table-cell>
          <table:table-cell table:style-name="ce53"/>
          <table:table-cell table:style-name="ce90"/>
          <table:table-cell table:style-name="ce53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Assinar documento MS Word</text:p>
          </table:table-cell>
          <table:covered-table-cell table:style-name="ce30"/>
          <table:table-cell table:style-name="ce67" office:value-type="string">
            <office:annotation draw:style-name="gr32" draw:text-style-name="P1" svg:width="1.4626in" svg:height="1.5118in" svg:x="6.3287in" svg:y="22.1921in" draw:caption-point-x="-0.0335in" draw:caption-point-y="0.0555in">
              <dc:date>2012-03-21T00:00:00</dc:date>
              <text:p text:style-name="P1"><text:span text:style-name="T1">A janela não exibe informação relevante. O Leitor exibe o pin e tem timeout de 20 segundos</text:span></text:p>
            </office:annotation>
            <text:p>OK</text:p>
          </table:table-cell>
          <table:table-cell table:style-name="ce67" office:value-type="string">
            <office:annotation draw:style-name="gr1" draw:text-style-name="P1" svg:width="1.5264in" svg:height="0.9689in" svg:x="8.235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251" office:value-type="string">
            <office:annotation draw:style-name="gr2" draw:text-style-name="P2" svg:width="1.1413in" svg:height="0.435in" svg:x="10.3681in" svg:y="21.6531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style-name="ce67" office:value-type="string">
            <office:annotation draw:style-name="gr1" draw:text-style-name="P1" svg:width="1.5264in" svg:height="0.9689in" svg:x="12.0177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67" office:value-type="string">
            <office:annotation draw:style-name="gr1" draw:text-style-name="P1" svg:width="1.5264in" svg:height="0.9689in" svg:x="13.9142in" svg:y="22.0874in" draw:caption-point-x="-0.0335in" draw:caption-point-y="0.1602in">
              <dc:date>2012-03-23T00:00:00</dc:date>
              <text:p text:style-name="P1"><text:span text:style-name="T1">→ </text:span><text:span text:style-name="T1">O PIN é sempre inserido no teclado</text:span></text:p>
              <text:p text:style-name="P1"><text:span text:style-name="T1">→ </text:span><text:span text:style-name="T1">Xiring não funciona</text:span></text:p>
            </office:annotation>
            <text:p>OK</text:p>
          </table:table-cell>
          <table:table-cell table:style-name="ce73" office:value-type="string">
            <text:p>NA</text:p>
          </table:table-cell>
          <table:table-cell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number-columns-repeated="2" table:style-name="ce74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com firefox (PKCS11)</text:p>
          </table:table-cell>
          <table:covered-table-cell table:style-name="ce30"/>
          <table:table-cell table:style-name="ce59" office:value-type="string">
            <office:annotation draw:style-name="gr8" draw:text-style-name="P1" svg:width="1.4626in" svg:height="0.9409in" svg:x="6.3287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59" office:value-type="string">
            <office:annotation draw:style-name="gr8" draw:text-style-name="P1" svg:width="1.4626in" svg:height="0.9409in" svg:x="8.235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0.1614in" svg:y="20.6803in" draw:caption-point-x="-0.0335in" draw:caption-point-y="1.7618in">
              <dc:date>2012-03-23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O PIN é sempre inserido no teclado (não funciona com o leitor xiring)</text:span></text:p>
              <text:p text:style-name="P1"><text:span text:style-name="T1"/></text:p>
            </office:annotation>
            <text:p>OK</text:p>
          </table:table-cell>
          <table:table-cell table:style-name="ce59" office:value-type="string">
            <office:annotation draw:style-name="gr8" draw:text-style-name="P1" svg:width="1.5264in" svg:height="0.9409in" svg:x="12.0177in" svg:y="22.5811in" draw:caption-point-x="-0.0335in" draw:caption-point-y="-0.139in">
              <dc:date>2012-03-21T00:00:00</dc:date>
              <text:p text:style-name="P1"><text:span text:style-name="T1">Necessário instalar modulo pkcs11 manualmente</text:span></text:p>
            </office:annotation>
            <text:p>OK</text:p>
          </table:table-cell>
          <table:table-cell table:style-name="ce68" office:value-type="string">
            <office:annotation draw:style-name="gr9" draw:text-style-name="P1" svg:width="1.4539in" svg:height="4.172in" svg:x="13.9142in" svg:y="20.6803in" draw:caption-point-x="-0.0335in" draw:caption-point-y="1.7618in">
              <dc:date>2012-03-23T00:00:00</dc:date>
              <text:p text:style-name="P1"><text:span text:style-name="T1">Não existe versão de 64 bits do firefox para WINDOWS</text:span></text:p>
              <text:p text:style-name="P1"><text:span text:style-name="T1">Foi utilizado um browser derivado do Firefox (Pale Moon) compilado para 64 bits. Este browser não é suportado oficialmente pela Mozilla.</text:span></text:p>
              <text:p text:style-name="P1"><text:span text:style-name="T1">Necessário instalar o módulo pkcs11 manualmente.</text:span></text:p>
              <text:p text:style-name="P1"><text:span text:style-name="T1">O PIN é sempre inserido no teclado (não funciona com o leitor xiring)</text:span></text:p>
              <text:p text:style-name="P1"><text:span text:style-name="T1"/></text:p>
            </office:annotation>
            <text:p>OK</text:p>
          </table:table-cell>
          <table:table-cell table:style-name="ce253" office:value-type="string">
            <office:annotation draw:style-name="gr33" draw:text-style-name="P1" svg:width="1.4543in" svg:height="0.5646in" svg:x="15.3681in" svg:y="22.5811in" draw:caption-point-x="-0.0335in" draw:caption-point-y="-0.139in">
              <dc:date>2012-03-21T00:00:00</dc:date>
              <text:p text:style-name="P1"><text:span text:style-name="T1">Não foi possivel instalar o modulo</text:span></text:p>
            </office:annotation>
            <text:p>NOK</text:p>
          </table:table-cell>
          <table:table-cell table:style-name="ce111" office:value-type="string">
            <office:annotation draw:style-name="gr1" draw:text-style-name="P1" svg:width="1.4307in" svg:height="0.9689in" svg:x="16.8224in" svg:y="22.5673in" draw:caption-point-x="-0.0335in" draw:caption-point-y="-0.125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3"/>
          <table:table-cell table:style-name="ce111" office:value-type="string">
            <office:annotation draw:style-name="gr1" draw:text-style-name="P1" svg:width="1.4382in" svg:height="0.9689in" svg:x="19.7472in" svg:y="22.5673in" draw:caption-point-x="-0.0335in" draw:caption-point-y="-0.1252in">
              <dc:date>2012-03-21T00:00:00</dc:date>
              <text:p text:style-name="P1"><text:span text:style-name="T1">A janela não fecha automáticamente após inserção do pin no pinpad</text:span></text:p>
            </office:annotation>
            <text:p>OK</text:p>
          </table:table-cell>
          <table:table-cell table:style-name="ce73"/>
          <table:table-cell table:style-name="ce92"/>
          <table:table-cell table:style-name="ce112" office:value-type="string">
            <office:annotation draw:style-name="gr34" draw:text-style-name="P1" svg:width="0.6677in" svg:height="2.5705in" svg:x="23.9945in" svg:y="21.7665in" draw:caption-point-x="-0.0335in" draw:caption-point-y="0.6756in">
              <dc:date>2012-03-21T00:00:00</dc:date>
              <text:p text:style-name="P1"><text:span text:style-name="T1"><text:s/></text:span><text:span text:style-name="T1">É necessario inserir a path do modulo. Produz um erro (General Error)</text:span></text:p>
            </office:annotation>
            <text:p>NOK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CSP)</text:p>
          </table:table-cell>
          <table:covered-table-cell table:style-name="ce19"/>
          <table:table-cell table:style-name="ce59" office:value-type="string">
            <text:p>OK</text:p>
          </table:table-cell>
          <table:table-cell table:number-columns-repeated="4" table:style-name="ce60" office:value-type="string">
            <text:p>NA</text:p>
          </table:table-cell>
          <table:table-cell table:number-columns-repeated="2"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number-columns-repeated="2" table:style-name="ce74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Internet Explorer (Minidriver)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248" office:value-type="string">
            <office:annotation draw:style-name="gr2" draw:text-style-name="P2" svg:width="1.1413in" svg:height="0.7909in" svg:x="8.4417in" svg:y="22.2362in" draw:caption-point-x="-0.2402in" draw:caption-point-y="0.5945in">
              <dc:date>2012-03-23T00:00:00</dc:date>
              <text:p text:style-name="P2"><text:span text:style-name="T2">→ </text:span><text:span text:style-name="T2">Leitor sem pinpad – OK</text:span></text:p>
              <text:p text:style-name="P2"><text:span text:style-name="T2">→ </text:span><text:span text:style-name="T2">leitor com pinpad – NOK</text:span></text:p>
            </office:annotation>
            <text:p>OK</text:p>
          </table:table-cell>
          <table:table-cell table:style-name="ce65" office:value-type="string">
            <office:annotation draw:style-name="gr2" draw:text-style-name="P2" svg:width="1.1413in" svg:height="0.435in" svg:x="10.3681in" svg:y="22.2362in" draw:caption-point-x="-0.2402in" draw:caption-point-y="0.5945in">
              <dc:date>2012-03-23T00:00:00</dc:date>
              <text:p text:style-name="P2"><text:span text:style-name="T2">Erro: cartão desconhecido</text:span></text:p>
            </office:annotation>
            <text:p>NOK</text:p>
          </table:table-cell>
          <table:table-cell table:number-columns-repeated="2" table:style-name="ce59" office:value-type="string">
            <text:p>OK</text:p>
          </table:table-cell>
          <table:table-cell table:style-name="ce75" office:value-type="string">
            <text:p>NA</text:p>
          </table:table-cell>
          <table:table-cell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style-name="ce74" office:value-type="string">
            <text:p>NA</text:p>
          </table:table-cell>
          <table:table-cell table:style-name="ce73" office:value-type="string">
            <text:p>NA</text:p>
          </table:table-cell>
          <table:table-cell table:number-columns-repeated="2" table:style-name="ce74" office:value-type="string">
            <text:p>NA</text:p>
          </table:table-cell>
          <table:table-cell table:number-columns-repeated="1008"/>
        </table:table-row>
        <table:table-row table:style-name="ro6">
          <table:table-cell table:number-columns-repeated="2"/>
          <table:table-cell table:style-name="ce18" office:value-type="string" table:number-columns-spanned="2" table:number-rows-spanned="1">
            <text:p>PINPAD do leitor é utilizado?</text:p>
          </table:table-cell>
          <table:covered-table-cell table:style-name="ce19"/>
          <table:table-cell table:style-name="ce59" office:value-type="string">
            <text:p>SIM</text:p>
          </table:table-cell>
          <table:table-cell table:style-name="ce65" office:value-type="string">
            <office:annotation draw:style-name="gr14" draw:text-style-name="P2" svg:width="2.448in" svg:height="0.7909in" svg:x="8.4417in" svg:y="22.4307in" draw:caption-point-x="-0.2402in" draw:caption-point-y="0.5945in">
              <dc:date>2012-03-23T00:00:00</dc:date>
              <text:p text:style-name="P2"><text:span text:style-name="T2">→ </text:span><text:span text:style-name="T2">ACR83 <text:s/>- NOK (funciona bem apenas com PKCS11)</text:span></text:p>
              <text:p text:style-name="P2"><text:span text:style-name="T2">→ </text:span><text:span text:style-name="T2">GEMPLUS – NOK</text:span></text:p>
              <text:p text:style-name="P2"><text:span text:style-name="T2">→ </text:span><text:span text:style-name="T2">Xiring - NOK</text:span></text:p>
            </office:annotation>
            <text:p>DEPENDE DO LEITOR</text:p>
          </table:table-cell>
          <table:table-cell table:style-name="ce65" office:value-type="string">
            <text:p>NÂO</text:p>
          </table:table-cell>
          <table:table-cell table:number-columns-repeated="2" table:style-name="ce62" office:value-type="string">
            <text:p>NÃO</text:p>
          </table:table-cell>
          <table:table-cell table:style-name="ce253"/>
          <table:table-cell table:style-name="ce76" office:value-type="string">
            <text:p>SIM</text:p>
          </table:table-cell>
          <table:table-cell table:style-name="ce92"/>
          <table:table-cell table:style-name="ce76" office:value-type="string">
            <text:p>SIM</text:p>
          </table:table-cell>
          <table:table-cell table:style-name="ce92" table:number-columns-repeated="2"/>
          <table:table-cell table:style-name="ce76" office:value-type="string">
            <text:p>SIM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9" office:value-type="string" table:number-columns-spanned="2" table:number-rows-spanned="1">
            <text:p>Login no sistema operativo</text:p>
          </table:table-cell>
          <table:covered-table-cell table:style-name="ce19"/>
          <table:table-cell table:style-name="ce60" office:value-type="string">
            <text:p>NA</text:p>
          </table:table-cell>
          <table:table-cell table:style-name="ce65" office:value-type="string">
            <office:annotation draw:style-name="gr6" draw:text-style-name="P2" svg:width="2.3331in" svg:height="0.9689in" svg:x="8.4417in" svg:y="22.6378in" draw:caption-point-x="-0.2402in" draw:caption-point-y="0.5945in">
              <dc:date>2012-03-23T00:00:00</dc:date>
              <text:p text:style-name="P2"><text:span text:style-name="T2">A aplicação que habilita o login (EIDAuthenticate) devolve um erro que impossibilita a configuração desta funcionalidade.</text:span></text:p>
            </office:annotation>
            <text:p>NOK</text:p>
          </table:table-cell>
          <table:table-cell table:style-name="ce65" office:value-type="string">
            <office:annotation draw:style-name="gr2" draw:text-style-name="P2" svg:width="1.1413in" svg:height="0.435in" svg:x="10.3681in" svg:y="22.6378in" draw:caption-point-x="-0.2402in" draw:caption-point-y="0.5945in">
              <dc:date>2012-03-23T00:00:00</dc:date>
              <text:p text:style-name="P2"><text:span text:style-name="T2">Cartão não reconhecido</text:span></text:p>
            </office:annotation>
            <text:p>NOK</text:p>
          </table:table-cell>
          <table:table-cell table:style-name="ce67" office:value-type="string">
            <office:annotation draw:style-name="gr13" draw:text-style-name="P1" svg:width="1.5264in" svg:height="2.4469in" svg:x="12.0177in" svg:y="23.3713in" draw:caption-point-x="-0.0335in" draw:caption-point-y="-0.139in">
              <dc:date>2012-03-21T00:00:00</dc:date>
              <text:p text:style-name="P1"><text:span text:style-name="T1">Funciona de acordo com as condicionantes conhecidas, é necessário confiar nos certificados e mudar una politica. O manual é omisso nas condicionantes.</text:span></text:p>
            </office:annotation>
            <text:p>OK</text:p>
          </table:table-cell>
          <table:table-cell table:style-name="ce67" office:value-type="string">
            <office:annotation draw:style-name="gr13" draw:text-style-name="P1" svg:width="1.4539in" svg:height="2.4469in" svg:x="13.9142in" svg:y="23.3713in" draw:caption-point-x="-0.0335in" draw:caption-point-y="-0.139in">
              <dc:date>2012-03-21T00:00:00</dc:date>
              <text:p text:style-name="P1"><text:span text:style-name="T1">Funciona de acordo com as condicionantes conhecidas, é necessário confiar nos certificados e mudar una politica. <text:s/>manual é omisso nas condicionantes.</text:span></text:p>
            </office:annotation>
            <text:p>OK</text:p>
          </table:table-cell>
          <table:table-cell table:number-columns-repeated="2" table:style-name="ce75" office:value-type="string">
            <text:p>Não testado</text:p>
          </table:table-cell>
          <table:table-cell table:style-name="ce92"/>
          <table:table-cell table:style-name="ce75" office:value-type="string">
            <text:p>Não testado</text:p>
          </table:table-cell>
          <table:table-cell table:style-name="ce92" table:number-columns-repeated="2"/>
          <table:table-cell table:style-name="ce74" office:value-type="string">
            <text:p>NA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 office:value-type="string">
            <text:p>Leitor PINPAD utilizado nos testes:</text:p>
          </table:table-cell>
          <table:table-cell table:style-name="ce241" office:value-type="string">
            <text:p>Gemplu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/>
          <table:table-cell table:style-name="ce239" office:value-type="string">
            <text:p>NOTA:</text:p>
          </table:table-cell>
          <table:table-cell table:style-name="ce240" office:value-type="string" table:number-columns-spanned="5" table:number-rows-spanned="1">
            <text:p>Quando se alterna o idioma na aplicação:</text:p>
            <text:p><text:span text:style-name="T15">(inglẽs → português) </text:span></text:p>
            <text:p><text:span text:style-name="T15">→ </text:span><text:span text:style-name="T15">Existem problemas de encoding nas janelas do PIN;</text:span></text:p>
            <text:p><text:span text:style-name="T15">→ </text:span><text:span text:style-name="T15">Janela de PIN da morada continua em inglês</text:span></text:p>
            <text:p><text:span text:style-name="T15">(português → inglês)</text:span></text:p>
            <text:p><text:span text:style-name="T15">→ </text:span><text:span text:style-name="T15">Existem strings que permanecem em português nas janelas do PIN</text:span></text:p>
          </table:table-cell>
          <table:covered-table-cell table:number-columns-repeated="3" table:style-name="ce233"/>
          <table:covered-table-cell table:style-name="ce236"/>
          <table:table-cell table:number-columns-repeated="1017"/>
        </table:table-row>
        <table:table-row table:style-name="ro1" table:number-rows-repeated="10484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 style:font-family-generic="swiss"/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5116P0" style:volatile="true" number:language="pt" number:country="PT">
      <number:number number:decimal-places="2" number:min-integer-digits="1" number:grouping="true"/>
      <number:text>    </number:text>
    </number:number-style>
    <number:number-style style:name="N5116P1" style:volatile="true" number:language="pt" number:country="PT">
      <number:text>-</number:text>
      <number:number number:decimal-places="2" number:min-integer-digits="1" number:grouping="true"/>
      <number:text>    </number:text>
    </number:number-style>
    <number:number-style style:name="N5116P2" style:volatile="true" number:language="pt" number:country="PT">
      <number:text> -</number:text>
      <number:number number:decimal-places="0" number:min-integer-digits="0"/>
      <number:text>    </number:text>
    </number:number-style>
    <number:text-style style:name="N5116" number:language="pt" number:country="PT">
      <number:text-content/>
      <number:text> </number:text>
      <style:map style:condition="value()&gt;0" style:apply-style-name="N5116P0"/>
      <style:map style:condition="value()&lt;0" style:apply-style-name="N5116P1"/>
      <style:map style:condition="value()=0" style:apply-style-name="N5116P2"/>
    </number:text-style>
    <number:number-style style:name="N5118P0" style:volatile="true" number:language="pt" number:country="PT">
      <number:number number:decimal-places="0" number:min-integer-digits="1" number:grouping="true"/>
      <number:text> €</number:text>
    </number:number-style>
    <number:number-style style:name="N5118" number:language="pt" number:country="PT">
      <number:text>-</number:text>
      <number:number number:decimal-places="0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pt" number:country="PT">
      <number:number number:decimal-places="0" number:min-integer-digits="1" number:grouping="true"/>
      <number:text> €</number:text>
    </number:number-style>
    <number:number-style style:name="N5119" number:language="pt" number:country="PT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1P0" style:volatile="true" number:language="pt" number:country="PT">
      <number:number number:decimal-places="2" number:min-integer-digits="1" number:grouping="true"/>
      <number:text> €</number:text>
    </number:number-style>
    <number:number-style style:name="N5121" number:language="pt" number:country="PT">
      <number:text>-</number:text>
      <number:number number:decimal-places="2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pt" number:country="PT">
      <number:number number:decimal-places="2" number:min-integer-digits="1" number:grouping="true"/>
      <number:text> €</number:text>
    </number:number-style>
    <number:number-style style:name="N5122" number:language="pt" number:country="PT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date-style style:name="N5123" number:language="pt" number:country="PT">
      <number:month number:textual="true"/>
      <number:text>-</number:text>
      <number:year/>
    </number:date-style>
    <number:time-style style:name="N5124" number:language="pt" number:country="PT">
      <number:hours/>
      <number:text>:</number:text>
      <number:minutes number:style="long"/>
      <number:text> </number:text>
      <number:am-pm/>
    </number:time-style>
    <number:time-style style:name="N5125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pt" number:country="PT">
      <number:hours/>
      <number:text>:</number:text>
      <number:minutes number:style="long"/>
    </number:time-style>
    <number:time-style style:name="N5127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5128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pt" number:country="PT">
      <number:number number:decimal-places="0" number:min-integer-digits="1" number:grouping="true"/>
      <number:text>   </number:text>
    </number:number-style>
    <number:number-style style:name="N5130" number:language="pt" number:country="PT">
      <number:text>-</number:text>
      <number:number number:decimal-places="0" number:min-integer-digits="1" number:grouping="true"/>
      <number:text>   </number:text>
      <style:map style:condition="value()&gt;=0" style:apply-style-name="N5130P0"/>
    </number:number-style>
    <number:number-style style:name="N5131P0" style:volatile="true" number:language="pt" number:country="PT">
      <number:number number:decimal-places="0" number:min-integer-digits="1" number:grouping="true"/>
      <number:text>   </number:text>
    </number:number-style>
    <number:number-style style:name="N5131" number:language="pt" number:country="PT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31P0"/>
    </number:number-style>
    <number:number-style style:name="N5133P0" style:volatile="true" number:language="pt" number:country="PT">
      <number:number number:decimal-places="2" number:min-integer-digits="1" number:grouping="true"/>
      <number:text>   </number:text>
    </number:number-style>
    <number:number-style style:name="N5133" number:language="pt" number:country="PT">
      <number:text>-</number:text>
      <number:number number:decimal-places="2" number:min-integer-digits="1" number:grouping="true"/>
      <number:text>   </number:text>
      <style:map style:condition="value()&gt;=0" style:apply-style-name="N5133P0"/>
    </number:number-style>
    <number:number-style style:name="N5134P0" style:volatile="true" number:language="pt" number:country="PT">
      <number:number number:decimal-places="2" number:min-integer-digits="1" number:grouping="true"/>
      <number:text>   </number:text>
    </number:number-style>
    <number:number-style style:name="N5134" number:language="pt" number:country="PT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34P0"/>
    </number:number-style>
    <number:number-style style:name="N5138P0" style:volatile="true" number:language="pt" number:country="PT">
      <number:number number:decimal-places="0" number:min-integer-digits="1" number:grouping="true"/>
      <number:text>    </number:text>
    </number:number-style>
    <number:number-style style:name="N5138P1" style:volatile="true" number:language="pt" number:country="PT">
      <number:text>-</number:text>
      <number:number number:decimal-places="0" number:min-integer-digits="1" number:grouping="true"/>
      <number:text>    </number:text>
    </number:number-style>
    <number:number-style style:name="N5138P2" style:volatile="true" number:language="pt" number:country="PT">
      <number:text> -    </number:text>
    </number:number-style>
    <number:text-style style:name="N5138" number:language="pt" number:country="PT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pt" number:country="PT">
      <number:number number:decimal-places="0" number:min-integer-digits="1" number:grouping="true"/>
      <number:text> € </number:text>
    </number:number-style>
    <number:number-style style:name="N5142P1" style:volatile="true" number:language="pt" number:country="PT">
      <number:text>-</number:text>
      <number:number number:decimal-places="0" number:min-integer-digits="1" number:grouping="true"/>
      <number:text> € </number:text>
    </number:number-style>
    <number:number-style style:name="N5142P2" style:volatile="true" number:language="pt" number:country="PT">
      <number:text> - € </number:text>
    </number:number-style>
    <number:text-style style:name="N5142" number:language="pt" number:country="PT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6P0" style:volatile="true" number:language="pt" number:country="PT">
      <number:number number:decimal-places="2" number:min-integer-digits="1" number:grouping="true"/>
      <number:text> € </number:text>
    </number:number-style>
    <number:number-style style:name="N5146P1" style:volatile="true" number:language="pt" number:country="PT">
      <number:text>-</number:text>
      <number:number number:decimal-places="2" number:min-integer-digits="1" number:grouping="true"/>
      <number:text> € </number:text>
    </number:number-style>
    <number:number-style style:name="N5146P2" style:volatile="true" number:language="pt" number:country="PT">
      <number:text> -</number:text>
      <number:number number:decimal-places="0" number:min-integer-digits="0"/>
      <number:text> € </number:text>
    </number:number-style>
    <number:text-style style:name="N5146" number:language="pt" number:country="PT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pt" number:country="PT">
      <number:minutes number:style="long"/>
      <number:text>:</number:text>
      <number:seconds number:style="long"/>
    </number:time-style>
    <number:time-style style:name="N5148" number:language="pt" number:country="P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pt" number:country="PT">
      <number:minutes number:style="long"/>
      <number:text>:</number:text>
      <number:seconds number:style="long" number:decimal-places="1"/>
    </number:time-style>
    <number:number-style style:name="N5150" number:language="pt" number:country="PT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Microsoft YaHei" style:font-size-asian="11pt" style:font-style-asian="normal" style:font-weight-asian="normal" style:font-name-complex="Mang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Normal_20_2" style:display-name="Excel Built-in Excel Built-in Normal 2" style:family="table-cell" style:parent-style-name="Default" style:data-style-name="N5116">
      <style:table-cell-properties fo:background-color="transparent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draw:marker draw:name="Arrowheads_20_1" draw:display-name="Arrowheads 1" svg:viewBox="0 0 20 30" svg:d="m10 0-10 30h20z"/>
    <draw:marker draw:name="msArrowEnd_20_5" draw:display-name="msArrowEnd 5" svg:viewBox="0 0 300 300" svg:d="m150 0 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lha1" style:display-name="PageStyle_Fo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_20_2" style:display-name="PageStyle_Folh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lha3" style:display-name="PageStyle_Folha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4T11:06:08</meta:creation-date>
    <meta:initial-creator>Rui António Cabrita de Jesus Martinho</meta:initial-creator>
    <dc:date>2012-05-14T17:45:55</dc:date>
    <meta:editing-cycles>56</meta:editing-cycles>
    <meta:editing-duration>P3DT8H54M15S</meta:editing-duration>
    <meta:generator>LibreOffice/3.5$Linux_x86 LibreOffice_project/7e68ba2-a744ebf-1f241b7-c506db1-7d53735</meta:generator>
    <dc:creator>Rui Martinho</dc:creator>
    <meta:document-statistic meta:table-count="7" meta:cell-count="8770" meta:object-count="0"/>
  </office:meta>
</office:document-meta>
</file>